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D000000DDB43ABA64C5FC9CAB.svm" manifest:media-type="image/x-svm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46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46">
      <style:table-cell-properties fo:border="0.06pt solid #000000"/>
    </style:style>
    <style:style style:name="ce3" style:family="table-cell" style:parent-style-name="Default" style:data-style-name="N46"/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44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position="-8% 58%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Dati" table:style-name="ta1">
        <table:shapes>
          <draw:frame draw:z-index="0" draw:style-name="gr1" draw:text-style-name="P1" svg:width="21.168cm" svg:height="12.228cm" svg:x="9.793cm" svg:y="0.488cm">
            <draw:object draw:notify-on-update-of-ranges="Dati.A2:Dati.A999 Dati.C2:Dati.C99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5"/>
        <table:table-column table:style-name="co1" table:default-cell-style-name="ce5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Time</text:p>
          </table:table-cell>
          <table:table-cell table:style-name="ce4" office:value-type="string" calcext:value-type="string">
            <text:p>Temperature (°C)</text:p>
          </table:table-cell>
          <table:table-cell table:style-name="ce4" office:value-type="string" calcext:value-type="string">
            <text:p>CO<text:span text:style-name="T1">2</text:span> (ppm)</text:p>
          </table:table-cell>
          <table:table-cell table:number-columns-repeated="3"/>
        </table:table-row>
        <table:table-row table:style-name="ro1">
          <table:table-cell office:value-type="time" office:time-value="PT20H11M57.04S" calcext:value-type="time">
            <text:p>20:11:57,0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1M59.048S" calcext:value-type="time">
            <text:p>20:11:59,05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20H11M59.095S" calcext:value-type="time">
            <text:p>20:11:59,1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2M01.574S" calcext:value-type="time">
            <text:p>20:12:01,57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2M02.088S" calcext:value-type="time">
            <text:p>20:12:02,09</text:p>
          </table:table-cell>
          <table:table-cell office:value-type="float" office:value="-17" calcext:value-type="float">
            <text:p>-17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2M04.607S" calcext:value-type="time">
            <text:p>20:12:04,61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2M05.119S" calcext:value-type="time">
            <text:p>20:12:05,12</text:p>
          </table:table-cell>
          <table:table-cell office:value-type="float" office:value="-17" calcext:value-type="float">
            <text:p>-17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2M05.77S" calcext:value-type="time">
            <text:p>20:12:05,77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1">
          <table:table-cell office:value-type="time" office:time-value="PT20H12M05.77S" calcext:value-type="time">
            <text:p>20:12:05,77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2M08.895S" calcext:value-type="time">
            <text:p>20:12:08,90</text:p>
          </table:table-cell>
          <table:table-cell office:value-type="float" office:value="-17" calcext:value-type="float">
            <text:p>-17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2M11.41S" calcext:value-type="time">
            <text:p>20:12:11,41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2M11.923S" calcext:value-type="time">
            <text:p>20:12:11,92</text:p>
          </table:table-cell>
          <table:table-cell office:value-type="float" office:value="-17" calcext:value-type="float">
            <text:p>-17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2M14.396S" calcext:value-type="time">
            <text:p>20:12:14,40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2M14.909S" calcext:value-type="time">
            <text:p>20:12:14,91</text:p>
          </table:table-cell>
          <table:table-cell office:value-type="float" office:value="-17" calcext:value-type="float">
            <text:p>-17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2M16.959S" calcext:value-type="time">
            <text:p>20:12:16,96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2M16.959S" calcext:value-type="time">
            <text:p>20:12:16,96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2M19.017S" calcext:value-type="time">
            <text:p>20:12:19,02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2M19.017S" calcext:value-type="time">
            <text:p>20:12:19,02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2M19.202S" calcext:value-type="time">
            <text:p>20:12:19,20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1">
          <table:table-cell office:value-type="time" office:time-value="PT20H12M21.397S" calcext:value-type="time">
            <text:p>20:12:21,4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2M23.401S" calcext:value-type="time">
            <text:p>20:12:23,40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2M23.448S" calcext:value-type="time">
            <text:p>20:12:23,45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2M25.454S" calcext:value-type="time">
            <text:p>20:12:25,45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2M25.501S" calcext:value-type="time">
            <text:p>20:12:25,5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2M27.507S" calcext:value-type="time">
            <text:p>20:12:27,51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2M27.554S" calcext:value-type="time">
            <text:p>20:12:27,55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2M29.562S" calcext:value-type="time">
            <text:p>20:12:29,56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2M29.562S" calcext:value-type="time">
            <text:p>20:12:29,56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2M31.619S" calcext:value-type="time">
            <text:p>20:12:31,62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2M31.619S" calcext:value-type="time">
            <text:p>20:12:31,62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style-name="ce7" office:value-type="string" calcext:value-type="string">
            <text:p>h_start</text:p>
          </table:table-cell>
          <table:table-cell table:style-name="ce2" table:formula="of:=MIN([.A$1:.A$1048576])" office:value-type="time" office:time-value="PT20H11M57.04S" calcext:value-type="time">
            <text:p>20:11:57,04</text:p>
          </table:table-cell>
        </table:table-row>
        <table:table-row table:style-name="ro1">
          <table:table-cell office:value-type="time" office:time-value="PT20H12M33.671S" calcext:value-type="time">
            <text:p>20:12:33,67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style-name="ce6"/>
          <table:table-cell table:style-name="ce7" office:value-type="string" calcext:value-type="string">
            <text:p>h_stop</text:p>
          </table:table-cell>
          <table:table-cell table:style-name="ce2" table:formula="of:=MAX([.A$1:.A$1048576])" office:value-type="time" office:time-value="PT20H32M03.966S" calcext:value-type="time">
            <text:p>20:32:03,97</text:p>
          </table:table-cell>
        </table:table-row>
        <table:table-row table:style-name="ro1">
          <table:table-cell office:value-type="time" office:time-value="PT20H12M33.671S" calcext:value-type="time">
            <text:p>20:12:33,67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style-name="ce7" office:value-type="string" calcext:value-type="string">
            <text:p>Preheat time</text:p>
          </table:table-cell>
          <table:table-cell table:style-name="ce8" table:formula="of:=[.A60]-[.A2]" office:value-type="time" office:time-value="PT00H01M05.33S" calcext:value-type="time">
            <office:annotation draw:style-name="gr2" draw:text-style-name="P3" svg:width="2.899cm" svg:height="1.799cm" svg:x="14.899cm" svg:y="12.949cm" draw:caption-point-x="-0.61cm" draw:caption-point-y="1.51cm">
              <dc:date>2023-01-24T00:00:00</dc:date>
              <text:p text:style-name="P2">Time to have heating and data</text:p>
            </office:annotation>
            <text:p>00:01:05</text:p>
          </table:table-cell>
        </table:table-row>
        <table:table-row table:style-name="ro1">
          <table:table-cell office:value-type="time" office:time-value="PT20H12M35.726S" calcext:value-type="time">
            <text:p>20:12:35,73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style-name="ce6"/>
          <table:table-cell/>
          <table:table-cell table:style-name="ce8" table:formula="of:=[.A308]-[.A2]" office:value-type="time" office:time-value="PT00H05M19.437S" calcext:value-type="time">
            <office:annotation draw:style-name="gr2" draw:text-style-name="P3" svg:width="2.899cm" svg:height="1.799cm" svg:x="14.899cm" svg:y="13.401cm" draw:caption-point-x="-0.61cm" draw:caption-point-y="1.51cm">
              <dc:date>2023-01-24T00:00:00</dc:date>
              <text:p text:style-name="P2">Time to have correct data</text:p>
            </office:annotation>
            <text:p>00:05:19</text:p>
          </table:table-cell>
        </table:table-row>
        <table:table-row table:style-name="ro1">
          <table:table-cell office:value-type="time" office:time-value="PT20H12M35.726S" calcext:value-type="time">
            <text:p>20:12:35,73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2M37.779S" calcext:value-type="time">
            <text:p>20:12:37,78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2M37.779S" calcext:value-type="time">
            <text:p>20:12:37,78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2M39.785S" calcext:value-type="time">
            <text:p>20:12:39,79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2M39.832S" calcext:value-type="time">
            <text:p>20:12:39,83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2M41.838S" calcext:value-type="time">
            <text:p>20:12:41,84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2M41.886S" calcext:value-type="time">
            <text:p>20:12:41,89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2M43.895S" calcext:value-type="time">
            <text:p>20:12:43,90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2M43.942S" calcext:value-type="time">
            <text:p>20:12:43,94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2M45.945S" calcext:value-type="time">
            <text:p>20:12:45,95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2M45.992S" calcext:value-type="time">
            <text:p>20:12:45,99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2M47.995S" calcext:value-type="time">
            <text:p>20:12:48,00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2M48.043S" calcext:value-type="time">
            <text:p>20:12:48,04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2M50.052S" calcext:value-type="time">
            <text:p>20:12:50,05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2M50.099S" calcext:value-type="time">
            <text:p>20:12:50,1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2M52.107S" calcext:value-type="time">
            <text:p>20:12:52,11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2M52.107S" calcext:value-type="time">
            <text:p>20:12:52,11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2M54.16S" calcext:value-type="time">
            <text:p>20:12:54,16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2M54.16S" calcext:value-type="time">
            <text:p>20:12:54,16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2M56.209S" calcext:value-type="time">
            <text:p>20:12:56,21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2M56.209S" calcext:value-type="time">
            <text:p>20:12:56,21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2M58.261S" calcext:value-type="time">
            <text:p>20:12:58,26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2M58.261S" calcext:value-type="time">
            <text:p>20:12:58,26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3M00.315S" calcext:value-type="time">
            <text:p>20:13:00,32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3M00.315S" calcext:value-type="time">
            <text:p>20:13:00,32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3M02.37S" calcext:value-type="time">
            <text:p>20:13:02,37</text:p>
          </table:table-cell>
          <table:table-cell office:value-type="string" calcext:value-type="string">
            <text:p>:</text:p>
          </table:table-cell>
          <table:table-cell office:value-type="float" office:value="510" calcext:value-type="float">
            <text:p>510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3M02.37S" calcext:value-type="time">
            <text:p>20:13:02,37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3M04.376S" calcext:value-type="time">
            <text:p>20:13:04,38</text:p>
          </table:table-cell>
          <table:table-cell office:value-type="string" calcext:value-type="string">
            <text:p>:</text:p>
          </table:table-cell>
          <table:table-cell office:value-type="float" office:value="510" calcext:value-type="float">
            <text:p>510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3M04.422S" calcext:value-type="time">
            <text:p>20:13:04,42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3M06.424S" calcext:value-type="time">
            <text:p>20:13:06,42</text:p>
          </table:table-cell>
          <table:table-cell office:value-type="string" calcext:value-type="string">
            <text:p>:</text:p>
          </table:table-cell>
          <table:table-cell office:value-type="float" office:value="510" calcext:value-type="float">
            <text:p>510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3M06.471S" calcext:value-type="time">
            <text:p>20:13:06,47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3M08.477S" calcext:value-type="time">
            <text:p>20:13:08,48</text:p>
          </table:table-cell>
          <table:table-cell office:value-type="string" calcext:value-type="string">
            <text:p>:</text:p>
          </table:table-cell>
          <table:table-cell office:value-type="float" office:value="676" calcext:value-type="float">
            <text:p>676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3M08.523S" calcext:value-type="time">
            <text:p>20:13:08,52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3M10.533S" calcext:value-type="time">
            <text:p>20:13:10,53</text:p>
          </table:table-cell>
          <table:table-cell office:value-type="string" calcext:value-type="string">
            <text:p>:</text:p>
          </table:table-cell>
          <table:table-cell office:value-type="float" office:value="676" calcext:value-type="float">
            <text:p>676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3M10.58S" calcext:value-type="time">
            <text:p>20:13:10,58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3M12.584S" calcext:value-type="time">
            <text:p>20:13:12,58</text:p>
          </table:table-cell>
          <table:table-cell office:value-type="string" calcext:value-type="string">
            <text:p>:</text:p>
          </table:table-cell>
          <table:table-cell office:value-type="float" office:value="853" calcext:value-type="float">
            <text:p>853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3M12.631S" calcext:value-type="time">
            <text:p>20:13:12,63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3M14.638S" calcext:value-type="time">
            <text:p>20:13:14,64</text:p>
          </table:table-cell>
          <table:table-cell office:value-type="string" calcext:value-type="string">
            <text:p>:</text:p>
          </table:table-cell>
          <table:table-cell office:value-type="float" office:value="853" calcext:value-type="float">
            <text:p>853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3M14.685S" calcext:value-type="time">
            <text:p>20:13:14,69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3M16.691S" calcext:value-type="time">
            <text:p>20:13:16,69</text:p>
          </table:table-cell>
          <table:table-cell office:value-type="string" calcext:value-type="string">
            <text:p>:</text:p>
          </table:table-cell>
          <table:table-cell office:value-type="float" office:value="853" calcext:value-type="float">
            <text:p>853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3M16.737S" calcext:value-type="time">
            <text:p>20:13:16,74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3M18.744S" calcext:value-type="time">
            <text:p>20:13:18,74</text:p>
          </table:table-cell>
          <table:table-cell office:value-type="string" calcext:value-type="string">
            <text:p>:</text:p>
          </table:table-cell>
          <table:table-cell office:value-type="float" office:value="1163" calcext:value-type="float">
            <text:p>1163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3M18.79S" calcext:value-type="time">
            <text:p>20:13:18,79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3M20.794S" calcext:value-type="time">
            <text:p>20:13:20,79</text:p>
          </table:table-cell>
          <table:table-cell office:value-type="string" calcext:value-type="string">
            <text:p>:</text:p>
          </table:table-cell>
          <table:table-cell office:value-type="float" office:value="1163" calcext:value-type="float">
            <text:p>1163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3M20.794S" calcext:value-type="time">
            <text:p>20:13:20,79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3M22.849S" calcext:value-type="time">
            <text:p>20:13:22,85</text:p>
          </table:table-cell>
          <table:table-cell office:value-type="string" calcext:value-type="string">
            <text:p>:</text:p>
          </table:table-cell>
          <table:table-cell office:value-type="float" office:value="1300" calcext:value-type="float">
            <text:p>1300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3M22.849S" calcext:value-type="time">
            <text:p>20:13:22,85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3M24.902S" calcext:value-type="time">
            <text:p>20:13:24,90</text:p>
          </table:table-cell>
          <table:table-cell office:value-type="string" calcext:value-type="string">
            <text:p>:</text:p>
          </table:table-cell>
          <table:table-cell office:value-type="float" office:value="1300" calcext:value-type="float">
            <text:p>1300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3M24.902S" calcext:value-type="time">
            <text:p>20:13:24,9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3M26.951S" calcext:value-type="time">
            <text:p>20:13:26,95</text:p>
          </table:table-cell>
          <table:table-cell office:value-type="string" calcext:value-type="string">
            <text:p>:</text:p>
          </table:table-cell>
          <table:table-cell office:value-type="float" office:value="1439" calcext:value-type="float">
            <text:p>1439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3M26.951S" calcext:value-type="time">
            <text:p>20:13:26,95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3M29.004S" calcext:value-type="time">
            <text:p>20:13:29,00</text:p>
          </table:table-cell>
          <table:table-cell office:value-type="string" calcext:value-type="string">
            <text:p>:</text:p>
          </table:table-cell>
          <table:table-cell office:value-type="float" office:value="1439" calcext:value-type="float">
            <text:p>1439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3M29.004S" calcext:value-type="time">
            <text:p>20:13:29,0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3M31.06S" calcext:value-type="time">
            <text:p>20:13:31,06</text:p>
          </table:table-cell>
          <table:table-cell office:value-type="string" calcext:value-type="string">
            <text:p>:</text:p>
          </table:table-cell>
          <table:table-cell office:value-type="float" office:value="1439" calcext:value-type="float">
            <text:p>1439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3M31.06S" calcext:value-type="time">
            <text:p>20:13:31,06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3M33.075S" calcext:value-type="time">
            <text:p>20:13:33,08</text:p>
          </table:table-cell>
          <table:table-cell office:value-type="string" calcext:value-type="string">
            <text:p>:</text:p>
          </table:table-cell>
          <table:table-cell office:value-type="float" office:value="1489" calcext:value-type="float">
            <text:p>1489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3M33.12S" calcext:value-type="time">
            <text:p>20:13:33,12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3M35.131S" calcext:value-type="time">
            <text:p>20:13:35,13</text:p>
          </table:table-cell>
          <table:table-cell office:value-type="string" calcext:value-type="string">
            <text:p>:</text:p>
          </table:table-cell>
          <table:table-cell office:value-type="float" office:value="1489" calcext:value-type="float">
            <text:p>1489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3M35.178S" calcext:value-type="time">
            <text:p>20:13:35,18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3M37.19S" calcext:value-type="time">
            <text:p>20:13:37,19</text:p>
          </table:table-cell>
          <table:table-cell office:value-type="string" calcext:value-type="string">
            <text:p>:</text:p>
          </table:table-cell>
          <table:table-cell office:value-type="float" office:value="1502" calcext:value-type="float">
            <text:p>1502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3M37.19S" calcext:value-type="time">
            <text:p>20:13:37,19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3M39.239S" calcext:value-type="time">
            <text:p>20:13:39,24</text:p>
          </table:table-cell>
          <table:table-cell office:value-type="string" calcext:value-type="string">
            <text:p>:</text:p>
          </table:table-cell>
          <table:table-cell office:value-type="float" office:value="1502" calcext:value-type="float">
            <text:p>1502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3M39.239S" calcext:value-type="time">
            <text:p>20:13:39,24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3M41.288S" calcext:value-type="time">
            <text:p>20:13:41,29</text:p>
          </table:table-cell>
          <table:table-cell office:value-type="string" calcext:value-type="string">
            <text:p>:</text:p>
          </table:table-cell>
          <table:table-cell office:value-type="float" office:value="1502" calcext:value-type="float">
            <text:p>1502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3M41.288S" calcext:value-type="time">
            <text:p>20:13:41,29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3M43.344S" calcext:value-type="time">
            <text:p>20:13:43,34</text:p>
          </table:table-cell>
          <table:table-cell office:value-type="string" calcext:value-type="string">
            <text:p>:</text:p>
          </table:table-cell>
          <table:table-cell office:value-type="float" office:value="1549" calcext:value-type="float">
            <text:p>1549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3M43.344S" calcext:value-type="time">
            <text:p>20:13:43,34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3M45.396S" calcext:value-type="time">
            <text:p>20:13:45,40</text:p>
          </table:table-cell>
          <table:table-cell office:value-type="string" calcext:value-type="string">
            <text:p>:</text:p>
          </table:table-cell>
          <table:table-cell office:value-type="float" office:value="1549" calcext:value-type="float">
            <text:p>1549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3M45.396S" calcext:value-type="time">
            <text:p>20:13:45,4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3M47.448S" calcext:value-type="time">
            <text:p>20:13:47,45</text:p>
          </table:table-cell>
          <table:table-cell office:value-type="string" calcext:value-type="string">
            <text:p>:</text:p>
          </table:table-cell>
          <table:table-cell office:value-type="float" office:value="1567" calcext:value-type="float">
            <text:p>1567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3M47.448S" calcext:value-type="time">
            <text:p>20:13:47,45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3M49.503S" calcext:value-type="time">
            <text:p>20:13:49,50</text:p>
          </table:table-cell>
          <table:table-cell office:value-type="string" calcext:value-type="string">
            <text:p>:</text:p>
          </table:table-cell>
          <table:table-cell office:value-type="float" office:value="1567" calcext:value-type="float">
            <text:p>1567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3M49.503S" calcext:value-type="time">
            <text:p>20:13:49,5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3M51.554S" calcext:value-type="time">
            <text:p>20:13:51,55</text:p>
          </table:table-cell>
          <table:table-cell office:value-type="string" calcext:value-type="string">
            <text:p>:</text:p>
          </table:table-cell>
          <table:table-cell office:value-type="float" office:value="1567" calcext:value-type="float">
            <text:p>1567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3M51.554S" calcext:value-type="time">
            <text:p>20:13:51,55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3M53.605S" calcext:value-type="time">
            <text:p>20:13:53,61</text:p>
          </table:table-cell>
          <table:table-cell office:value-type="string" calcext:value-type="string">
            <text:p>:</text:p>
          </table:table-cell>
          <table:table-cell office:value-type="float" office:value="1584" calcext:value-type="float">
            <text:p>1584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3M53.605S" calcext:value-type="time">
            <text:p>20:13:53,61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3M55.612S" calcext:value-type="time">
            <text:p>20:13:55,61</text:p>
          </table:table-cell>
          <table:table-cell office:value-type="string" calcext:value-type="string">
            <text:p>:</text:p>
          </table:table-cell>
          <table:table-cell office:value-type="float" office:value="1584" calcext:value-type="float">
            <text:p>1584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3M55.658S" calcext:value-type="time">
            <text:p>20:13:55,66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3M57.667S" calcext:value-type="time">
            <text:p>20:13:57,67</text:p>
          </table:table-cell>
          <table:table-cell office:value-type="string" calcext:value-type="string">
            <text:p>:</text:p>
          </table:table-cell>
          <table:table-cell office:value-type="float" office:value="1639" calcext:value-type="float">
            <text:p>1639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3M57.714S" calcext:value-type="time">
            <text:p>20:13:57,71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3M59.723S" calcext:value-type="time">
            <text:p>20:13:59,72</text:p>
          </table:table-cell>
          <table:table-cell office:value-type="string" calcext:value-type="string">
            <text:p>:</text:p>
          </table:table-cell>
          <table:table-cell office:value-type="float" office:value="1639" calcext:value-type="float">
            <text:p>1639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3M59.77S" calcext:value-type="time">
            <text:p>20:13:59,77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4M01.775S" calcext:value-type="time">
            <text:p>20:14:01,78</text:p>
          </table:table-cell>
          <table:table-cell office:value-type="string" calcext:value-type="string">
            <text:p>:</text:p>
          </table:table-cell>
          <table:table-cell office:value-type="float" office:value="1639" calcext:value-type="float">
            <text:p>1639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4M01.821S" calcext:value-type="time">
            <text:p>20:14:01,82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4M03.825S" calcext:value-type="time">
            <text:p>20:14:03,83</text:p>
          </table:table-cell>
          <table:table-cell office:value-type="string" calcext:value-type="string">
            <text:p>:</text:p>
          </table:table-cell>
          <table:table-cell office:value-type="float" office:value="1655" calcext:value-type="float">
            <text:p>1655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4M03.871S" calcext:value-type="time">
            <text:p>20:14:03,87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4M05.879S" calcext:value-type="time">
            <text:p>20:14:05,88</text:p>
          </table:table-cell>
          <table:table-cell office:value-type="string" calcext:value-type="string">
            <text:p>:</text:p>
          </table:table-cell>
          <table:table-cell office:value-type="float" office:value="1655" calcext:value-type="float">
            <text:p>1655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4M05.926S" calcext:value-type="time">
            <text:p>20:14:05,93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4M07.931S" calcext:value-type="time">
            <text:p>20:14:07,93</text:p>
          </table:table-cell>
          <table:table-cell office:value-type="string" calcext:value-type="string">
            <text:p>:</text:p>
          </table:table-cell>
          <table:table-cell office:value-type="float" office:value="1670" calcext:value-type="float">
            <text:p>1670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4M07.931S" calcext:value-type="time">
            <text:p>20:14:07,93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4M09.982S" calcext:value-type="time">
            <text:p>20:14:09,98</text:p>
          </table:table-cell>
          <table:table-cell office:value-type="string" calcext:value-type="string">
            <text:p>:</text:p>
          </table:table-cell>
          <table:table-cell office:value-type="float" office:value="1670" calcext:value-type="float">
            <text:p>1670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4M09.982S" calcext:value-type="time">
            <text:p>20:14:09,98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4M12.031S" calcext:value-type="time">
            <text:p>20:14:12,03</text:p>
          </table:table-cell>
          <table:table-cell office:value-type="string" calcext:value-type="string">
            <text:p>:</text:p>
          </table:table-cell>
          <table:table-cell office:value-type="float" office:value="1678" calcext:value-type="float">
            <text:p>1678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4M12.031S" calcext:value-type="time">
            <text:p>20:14:12,03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4M14.084S" calcext:value-type="time">
            <text:p>20:14:14,08</text:p>
          </table:table-cell>
          <table:table-cell office:value-type="string" calcext:value-type="string">
            <text:p>:</text:p>
          </table:table-cell>
          <table:table-cell office:value-type="float" office:value="1678" calcext:value-type="float">
            <text:p>1678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4M14.084S" calcext:value-type="time">
            <text:p>20:14:14,08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4M16.137S" calcext:value-type="time">
            <text:p>20:14:16,14</text:p>
          </table:table-cell>
          <table:table-cell office:value-type="string" calcext:value-type="string">
            <text:p>:</text:p>
          </table:table-cell>
          <table:table-cell office:value-type="float" office:value="1678" calcext:value-type="float">
            <text:p>1678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4M16.137S" calcext:value-type="time">
            <text:p>20:14:16,14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4M18.188S" calcext:value-type="time">
            <text:p>20:14:18,19</text:p>
          </table:table-cell>
          <table:table-cell office:value-type="string" calcext:value-type="string">
            <text:p>:</text:p>
          </table:table-cell>
          <table:table-cell office:value-type="float" office:value="1686" calcext:value-type="float">
            <text:p>1686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4M18.188S" calcext:value-type="time">
            <text:p>20:14:18,19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4M20.238S" calcext:value-type="time">
            <text:p>20:14:20,24</text:p>
          </table:table-cell>
          <table:table-cell office:value-type="string" calcext:value-type="string">
            <text:p>:</text:p>
          </table:table-cell>
          <table:table-cell office:value-type="float" office:value="1686" calcext:value-type="float">
            <text:p>1686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4M20.238S" calcext:value-type="time">
            <text:p>20:14:20,24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4M22.288S" calcext:value-type="time">
            <text:p>20:14:22,29</text:p>
          </table:table-cell>
          <table:table-cell office:value-type="string" calcext:value-type="string">
            <text:p>:</text:p>
          </table:table-cell>
          <table:table-cell office:value-type="float" office:value="1694" calcext:value-type="float">
            <text:p>1694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4M22.288S" calcext:value-type="time">
            <text:p>20:14:22,29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4M24.341S" calcext:value-type="time">
            <text:p>20:14:24,34</text:p>
          </table:table-cell>
          <table:table-cell office:value-type="string" calcext:value-type="string">
            <text:p>:</text:p>
          </table:table-cell>
          <table:table-cell office:value-type="float" office:value="1694" calcext:value-type="float">
            <text:p>1694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4M24.341S" calcext:value-type="time">
            <text:p>20:14:24,34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4M26.349S" calcext:value-type="time">
            <text:p>20:14:26,35</text:p>
          </table:table-cell>
          <table:table-cell office:value-type="string" calcext:value-type="string">
            <text:p>:</text:p>
          </table:table-cell>
          <table:table-cell office:value-type="float" office:value="1694" calcext:value-type="float">
            <text:p>1694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4M26.395S" calcext:value-type="time">
            <text:p>20:14:26,4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4M28.403S" calcext:value-type="time">
            <text:p>20:14:28,40</text:p>
          </table:table-cell>
          <table:table-cell office:value-type="string" calcext:value-type="string">
            <text:p>:</text:p>
          </table:table-cell>
          <table:table-cell office:value-type="float" office:value="1712" calcext:value-type="float">
            <text:p>1712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4M28.449S" calcext:value-type="time">
            <text:p>20:14:28,45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4M30.456S" calcext:value-type="time">
            <text:p>20:14:30,46</text:p>
          </table:table-cell>
          <table:table-cell office:value-type="string" calcext:value-type="string">
            <text:p>:</text:p>
          </table:table-cell>
          <table:table-cell office:value-type="float" office:value="1712" calcext:value-type="float">
            <text:p>1712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4M30.501S" calcext:value-type="time">
            <text:p>20:14:30,5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4M32.511S" calcext:value-type="time">
            <text:p>20:14:32,51</text:p>
          </table:table-cell>
          <table:table-cell office:value-type="string" calcext:value-type="string">
            <text:p>:</text:p>
          </table:table-cell>
          <table:table-cell office:value-type="float" office:value="1716" calcext:value-type="float">
            <text:p>1716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4M32.558S" calcext:value-type="time">
            <text:p>20:14:32,56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4M34.561S" calcext:value-type="time">
            <text:p>20:14:34,56</text:p>
          </table:table-cell>
          <table:table-cell office:value-type="string" calcext:value-type="string">
            <text:p>:</text:p>
          </table:table-cell>
          <table:table-cell office:value-type="float" office:value="1716" calcext:value-type="float">
            <text:p>1716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4M34.607S" calcext:value-type="time">
            <text:p>20:14:34,61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4M36.613S" calcext:value-type="time">
            <text:p>20:14:36,61</text:p>
          </table:table-cell>
          <table:table-cell office:value-type="string" calcext:value-type="string">
            <text:p>:</text:p>
          </table:table-cell>
          <table:table-cell office:value-type="float" office:value="1716" calcext:value-type="float">
            <text:p>1716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4M36.613S" calcext:value-type="time">
            <text:p>20:14:36,61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4M38.664S" calcext:value-type="time">
            <text:p>20:14:38,66</text:p>
          </table:table-cell>
          <table:table-cell office:value-type="string" calcext:value-type="string">
            <text:p>:</text:p>
          </table:table-cell>
          <table:table-cell office:value-type="float" office:value="1722" calcext:value-type="float">
            <text:p>1722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4M38.664S" calcext:value-type="time">
            <text:p>20:14:38,66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4M40.715S" calcext:value-type="time">
            <text:p>20:14:40,72</text:p>
          </table:table-cell>
          <table:table-cell office:value-type="string" calcext:value-type="string">
            <text:p>:</text:p>
          </table:table-cell>
          <table:table-cell office:value-type="float" office:value="1722" calcext:value-type="float">
            <text:p>1722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4M40.715S" calcext:value-type="time">
            <text:p>20:14:40,72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4M42.769S" calcext:value-type="time">
            <text:p>20:14:42,77</text:p>
          </table:table-cell>
          <table:table-cell office:value-type="string" calcext:value-type="string">
            <text:p>:</text:p>
          </table:table-cell>
          <table:table-cell office:value-type="float" office:value="1722" calcext:value-type="float">
            <text:p>1722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4M42.769S" calcext:value-type="time">
            <text:p>20:14:42,77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4M44.82S" calcext:value-type="time">
            <text:p>20:14:44,82</text:p>
          </table:table-cell>
          <table:table-cell office:value-type="string" calcext:value-type="string">
            <text:p>:</text:p>
          </table:table-cell>
          <table:table-cell office:value-type="float" office:value="1722" calcext:value-type="float">
            <text:p>1722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4M44.82S" calcext:value-type="time">
            <text:p>20:14:44,82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4M46.87S" calcext:value-type="time">
            <text:p>20:14:46,87</text:p>
          </table:table-cell>
          <table:table-cell office:value-type="string" calcext:value-type="string">
            <text:p>:</text:p>
          </table:table-cell>
          <table:table-cell office:value-type="float" office:value="1722" calcext:value-type="float">
            <text:p>1722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4M46.87S" calcext:value-type="time">
            <text:p>20:14:46,87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4M48.875S" calcext:value-type="time">
            <text:p>20:14:48,88</text:p>
          </table:table-cell>
          <table:table-cell office:value-type="string" calcext:value-type="string">
            <text:p>:</text:p>
          </table:table-cell>
          <table:table-cell office:value-type="float" office:value="1722" calcext:value-type="float">
            <text:p>1722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4M48.921S" calcext:value-type="time">
            <text:p>20:14:48,92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4M50.968S" calcext:value-type="time">
            <text:p>20:14:50,97</text:p>
          </table:table-cell>
          <table:table-cell office:value-type="string" calcext:value-type="string">
            <text:p>:</text:p>
          </table:table-cell>
          <table:table-cell office:value-type="float" office:value="1722" calcext:value-type="float">
            <text:p>1722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4M50.968S" calcext:value-type="time">
            <text:p>20:14:50,97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4M52.974S" calcext:value-type="time">
            <text:p>20:14:52,97</text:p>
          </table:table-cell>
          <table:table-cell office:value-type="string" calcext:value-type="string">
            <text:p>:</text:p>
          </table:table-cell>
          <table:table-cell office:value-type="float" office:value="1731" calcext:value-type="float">
            <text:p>1731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4M53.022S" calcext:value-type="time">
            <text:p>20:14:53,02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4M55.025S" calcext:value-type="time">
            <text:p>20:14:55,03</text:p>
          </table:table-cell>
          <table:table-cell office:value-type="string" calcext:value-type="string">
            <text:p>:</text:p>
          </table:table-cell>
          <table:table-cell office:value-type="float" office:value="1731" calcext:value-type="float">
            <text:p>1731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4M55.072S" calcext:value-type="time">
            <text:p>20:14:55,07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4M57.072S" calcext:value-type="time">
            <text:p>20:14:57,07</text:p>
          </table:table-cell>
          <table:table-cell office:value-type="string" calcext:value-type="string">
            <text:p>:</text:p>
          </table:table-cell>
          <table:table-cell office:value-type="float" office:value="1739" calcext:value-type="float">
            <text:p>1739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4M57.119S" calcext:value-type="time">
            <text:p>20:14:57,12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4M59.127S" calcext:value-type="time">
            <text:p>20:14:59,13</text:p>
          </table:table-cell>
          <table:table-cell office:value-type="string" calcext:value-type="string">
            <text:p>:</text:p>
          </table:table-cell>
          <table:table-cell office:value-type="float" office:value="1739" calcext:value-type="float">
            <text:p>1739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4M59.174S" calcext:value-type="time">
            <text:p>20:14:59,17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5M01.18S" calcext:value-type="time">
            <text:p>20:15:01,18</text:p>
          </table:table-cell>
          <table:table-cell office:value-type="string" calcext:value-type="string">
            <text:p>:</text:p>
          </table:table-cell>
          <table:table-cell office:value-type="float" office:value="1739" calcext:value-type="float">
            <text:p>1739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5M01.227S" calcext:value-type="time">
            <text:p>20:15:01,23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5M03.233S" calcext:value-type="time">
            <text:p>20:15:03,23</text:p>
          </table:table-cell>
          <table:table-cell office:value-type="string" calcext:value-type="string">
            <text:p>:</text:p>
          </table:table-cell>
          <table:table-cell office:value-type="float" office:value="1783" calcext:value-type="float">
            <text:p>1783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5M03.28S" calcext:value-type="time">
            <text:p>20:15:03,28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5M05.283S" calcext:value-type="time">
            <text:p>20:15:05,28</text:p>
          </table:table-cell>
          <table:table-cell office:value-type="string" calcext:value-type="string">
            <text:p>:</text:p>
          </table:table-cell>
          <table:table-cell office:value-type="float" office:value="1783" calcext:value-type="float">
            <text:p>1783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5M05.33S" calcext:value-type="time">
            <text:p>20:15:05,33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5M07.331S" calcext:value-type="time">
            <text:p>20:15:07,33</text:p>
          </table:table-cell>
          <table:table-cell office:value-type="string" calcext:value-type="string">
            <text:p>:</text:p>
          </table:table-cell>
          <table:table-cell office:value-type="float" office:value="1785" calcext:value-type="float">
            <text:p>1785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5M07.378S" calcext:value-type="time">
            <text:p>20:15:07,38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5M09.383S" calcext:value-type="time">
            <text:p>20:15:09,38</text:p>
          </table:table-cell>
          <table:table-cell office:value-type="string" calcext:value-type="string">
            <text:p>:</text:p>
          </table:table-cell>
          <table:table-cell office:value-type="float" office:value="1785" calcext:value-type="float">
            <text:p>1785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5M09.429S" calcext:value-type="time">
            <text:p>20:15:09,43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5M11.437S" calcext:value-type="time">
            <text:p>20:15:11,44</text:p>
          </table:table-cell>
          <table:table-cell office:value-type="string" calcext:value-type="string">
            <text:p>:</text:p>
          </table:table-cell>
          <table:table-cell office:value-type="float" office:value="1785" calcext:value-type="float">
            <text:p>1785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5M11.437S" calcext:value-type="time">
            <text:p>20:15:11,44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5M13.493S" calcext:value-type="time">
            <text:p>20:15:13,49</text:p>
          </table:table-cell>
          <table:table-cell office:value-type="string" calcext:value-type="string">
            <text:p>:</text:p>
          </table:table-cell>
          <table:table-cell office:value-type="float" office:value="1785" calcext:value-type="float">
            <text:p>1785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5M13.493S" calcext:value-type="time">
            <text:p>20:15:13,49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5M15.507S" calcext:value-type="time">
            <text:p>20:15:15,51</text:p>
          </table:table-cell>
          <table:table-cell office:value-type="string" calcext:value-type="string">
            <text:p>:</text:p>
          </table:table-cell>
          <table:table-cell office:value-type="float" office:value="1785" calcext:value-type="float">
            <text:p>1785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5M15.554S" calcext:value-type="time">
            <text:p>20:15:15,55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5M17.561S" calcext:value-type="time">
            <text:p>20:15:17,56</text:p>
          </table:table-cell>
          <table:table-cell office:value-type="string" calcext:value-type="string">
            <text:p>:</text:p>
          </table:table-cell>
          <table:table-cell office:value-type="float" office:value="1785" calcext:value-type="float">
            <text:p>1785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5M17.607S" calcext:value-type="time">
            <text:p>20:15:17,61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5M19.612S" calcext:value-type="time">
            <text:p>20:15:19,61</text:p>
          </table:table-cell>
          <table:table-cell office:value-type="string" calcext:value-type="string">
            <text:p>:</text:p>
          </table:table-cell>
          <table:table-cell office:value-type="float" office:value="1785" calcext:value-type="float">
            <text:p>1785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5M19.659S" calcext:value-type="time">
            <text:p>20:15:19,66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5M21.663S" calcext:value-type="time">
            <text:p>20:15:21,66</text:p>
          </table:table-cell>
          <table:table-cell office:value-type="string" calcext:value-type="string">
            <text:p>:</text:p>
          </table:table-cell>
          <table:table-cell office:value-type="float" office:value="1785" calcext:value-type="float">
            <text:p>1785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5M21.71S" calcext:value-type="time">
            <text:p>20:15:21,71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5M23.711S" calcext:value-type="time">
            <text:p>20:15:23,71</text:p>
          </table:table-cell>
          <table:table-cell office:value-type="string" calcext:value-type="string">
            <text:p>:</text:p>
          </table:table-cell>
          <table:table-cell office:value-type="float" office:value="1784" calcext:value-type="float">
            <text:p>1784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5M23.757S" calcext:value-type="time">
            <text:p>20:15:23,76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5M25.765S" calcext:value-type="time">
            <text:p>20:15:25,77</text:p>
          </table:table-cell>
          <table:table-cell office:value-type="string" calcext:value-type="string">
            <text:p>:</text:p>
          </table:table-cell>
          <table:table-cell office:value-type="float" office:value="1784" calcext:value-type="float">
            <text:p>1784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5M25.812S" calcext:value-type="time">
            <text:p>20:15:25,81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5M27.818S" calcext:value-type="time">
            <text:p>20:15:27,82</text:p>
          </table:table-cell>
          <table:table-cell office:value-type="string" calcext:value-type="string">
            <text:p>:</text:p>
          </table:table-cell>
          <table:table-cell office:value-type="float" office:value="1784" calcext:value-type="float">
            <text:p>1784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5M27.865S" calcext:value-type="time">
            <text:p>20:15:27,87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5M29.876S" calcext:value-type="time">
            <text:p>20:15:29,88</text:p>
          </table:table-cell>
          <table:table-cell office:value-type="string" calcext:value-type="string">
            <text:p>:</text:p>
          </table:table-cell>
          <table:table-cell office:value-type="float" office:value="1784" calcext:value-type="float">
            <text:p>1784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5M29.923S" calcext:value-type="time">
            <text:p>20:15:29,92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5M31.93S" calcext:value-type="time">
            <text:p>20:15:31,93</text:p>
          </table:table-cell>
          <table:table-cell office:value-type="string" calcext:value-type="string">
            <text:p>:</text:p>
          </table:table-cell>
          <table:table-cell office:value-type="float" office:value="1784" calcext:value-type="float">
            <text:p>1784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5M31.93S" calcext:value-type="time">
            <text:p>20:15:31,93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5M33.983S" calcext:value-type="time">
            <text:p>20:15:33,98</text:p>
          </table:table-cell>
          <table:table-cell office:value-type="string" calcext:value-type="string">
            <text:p>:</text:p>
          </table:table-cell>
          <table:table-cell office:value-type="float" office:value="1789" calcext:value-type="float">
            <text:p>1789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5M33.983S" calcext:value-type="time">
            <text:p>20:15:33,98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5M36.033S" calcext:value-type="time">
            <text:p>20:15:36,03</text:p>
          </table:table-cell>
          <table:table-cell office:value-type="string" calcext:value-type="string">
            <text:p>:</text:p>
          </table:table-cell>
          <table:table-cell office:value-type="float" office:value="1789" calcext:value-type="float">
            <text:p>1789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5M36.033S" calcext:value-type="time">
            <text:p>20:15:36,03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5M38.082S" calcext:value-type="time">
            <text:p>20:15:38,08</text:p>
          </table:table-cell>
          <table:table-cell office:value-type="string" calcext:value-type="string">
            <text:p>:</text:p>
          </table:table-cell>
          <table:table-cell office:value-type="float" office:value="1789" calcext:value-type="float">
            <text:p>1789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5M38.082S" calcext:value-type="time">
            <text:p>20:15:38,08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5M40.133S" calcext:value-type="time">
            <text:p>20:15:40,13</text:p>
          </table:table-cell>
          <table:table-cell office:value-type="string" calcext:value-type="string">
            <text:p>:</text:p>
          </table:table-cell>
          <table:table-cell office:value-type="float" office:value="1789" calcext:value-type="float">
            <text:p>1789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5M40.133S" calcext:value-type="time">
            <text:p>20:15:40,13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5M42.189S" calcext:value-type="time">
            <text:p>20:15:42,19</text:p>
          </table:table-cell>
          <table:table-cell office:value-type="string" calcext:value-type="string">
            <text:p>:</text:p>
          </table:table-cell>
          <table:table-cell office:value-type="float" office:value="1789" calcext:value-type="float">
            <text:p>1789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5M42.189S" calcext:value-type="time">
            <text:p>20:15:42,19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5M44.242S" calcext:value-type="time">
            <text:p>20:15:44,24</text:p>
          </table:table-cell>
          <table:table-cell office:value-type="string" calcext:value-type="string">
            <text:p>:</text:p>
          </table:table-cell>
          <table:table-cell office:value-type="float" office:value="1789" calcext:value-type="float">
            <text:p>1789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5M44.242S" calcext:value-type="time">
            <text:p>20:15:44,24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5M46.294S" calcext:value-type="time">
            <text:p>20:15:46,29</text:p>
          </table:table-cell>
          <table:table-cell office:value-type="string" calcext:value-type="string">
            <text:p>:</text:p>
          </table:table-cell>
          <table:table-cell office:value-type="float" office:value="1789" calcext:value-type="float">
            <text:p>1789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5M46.294S" calcext:value-type="time">
            <text:p>20:15:46,29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5M48.347S" calcext:value-type="time">
            <text:p>20:15:48,35</text:p>
          </table:table-cell>
          <table:table-cell office:value-type="string" calcext:value-type="string">
            <text:p>:</text:p>
          </table:table-cell>
          <table:table-cell office:value-type="float" office:value="1789" calcext:value-type="float">
            <text:p>1789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5M48.347S" calcext:value-type="time">
            <text:p>20:15:48,35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5M50.401S" calcext:value-type="time">
            <text:p>20:15:50,40</text:p>
          </table:table-cell>
          <table:table-cell office:value-type="string" calcext:value-type="string">
            <text:p>:</text:p>
          </table:table-cell>
          <table:table-cell office:value-type="float" office:value="1789" calcext:value-type="float">
            <text:p>1789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5M50.401S" calcext:value-type="time">
            <text:p>20:15:50,4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5M52.406S" calcext:value-type="time">
            <text:p>20:15:52,41</text:p>
          </table:table-cell>
          <table:table-cell office:value-type="string" calcext:value-type="string">
            <text:p>:</text:p>
          </table:table-cell>
          <table:table-cell office:value-type="float" office:value="1789" calcext:value-type="float">
            <text:p>1789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5M52.451S" calcext:value-type="time">
            <text:p>20:15:52,45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5M54.456S" calcext:value-type="time">
            <text:p>20:15:54,46</text:p>
          </table:table-cell>
          <table:table-cell office:value-type="string" calcext:value-type="string">
            <text:p>:</text:p>
          </table:table-cell>
          <table:table-cell office:value-type="float" office:value="1789" calcext:value-type="float">
            <text:p>1789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5M54.503S" calcext:value-type="time">
            <text:p>20:15:54,5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5M56.505S" calcext:value-type="time">
            <text:p>20:15:56,51</text:p>
          </table:table-cell>
          <table:table-cell office:value-type="string" calcext:value-type="string">
            <text:p>:</text:p>
          </table:table-cell>
          <table:table-cell office:value-type="float" office:value="1789" calcext:value-type="float">
            <text:p>1789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5M56.552S" calcext:value-type="time">
            <text:p>20:15:56,55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5M58.557S" calcext:value-type="time">
            <text:p>20:15:58,56</text:p>
          </table:table-cell>
          <table:table-cell office:value-type="string" calcext:value-type="string">
            <text:p>:</text:p>
          </table:table-cell>
          <table:table-cell office:value-type="float" office:value="1789" calcext:value-type="float">
            <text:p>1789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5M58.604S" calcext:value-type="time">
            <text:p>20:15:58,6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6M00.609S" calcext:value-type="time">
            <text:p>20:16:00,61</text:p>
          </table:table-cell>
          <table:table-cell office:value-type="string" calcext:value-type="string">
            <text:p>:</text:p>
          </table:table-cell>
          <table:table-cell office:value-type="float" office:value="1789" calcext:value-type="float">
            <text:p>1789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6M00.655S" calcext:value-type="time">
            <text:p>20:16:00,66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6M02.665S" calcext:value-type="time">
            <text:p>20:16:02,67</text:p>
          </table:table-cell>
          <table:table-cell office:value-type="string" calcext:value-type="string">
            <text:p>:</text:p>
          </table:table-cell>
          <table:table-cell office:value-type="float" office:value="1789" calcext:value-type="float">
            <text:p>1789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6M02.712S" calcext:value-type="time">
            <text:p>20:16:02,71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6M04.716S" calcext:value-type="time">
            <text:p>20:16:04,72</text:p>
          </table:table-cell>
          <table:table-cell office:value-type="string" calcext:value-type="string">
            <text:p>:</text:p>
          </table:table-cell>
          <table:table-cell office:value-type="float" office:value="1789" calcext:value-type="float">
            <text:p>1789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6M04.763S" calcext:value-type="time">
            <text:p>20:16:04,76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6M06.775S" calcext:value-type="time">
            <text:p>20:16:06,78</text:p>
          </table:table-cell>
          <table:table-cell office:value-type="string" calcext:value-type="string">
            <text:p>:</text:p>
          </table:table-cell>
          <table:table-cell office:value-type="float" office:value="1789" calcext:value-type="float">
            <text:p>1789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6M06.775S" calcext:value-type="time">
            <text:p>20:16:06,78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6M08.828S" calcext:value-type="time">
            <text:p>20:16:08,83</text:p>
          </table:table-cell>
          <table:table-cell office:value-type="string" calcext:value-type="string">
            <text:p>:</text:p>
          </table:table-cell>
          <table:table-cell office:value-type="float" office:value="1788" calcext:value-type="float">
            <text:p>1788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6M08.828S" calcext:value-type="time">
            <text:p>20:16:08,83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6M10.877S" calcext:value-type="time">
            <text:p>20:16:10,88</text:p>
          </table:table-cell>
          <table:table-cell office:value-type="string" calcext:value-type="string">
            <text:p>:</text:p>
          </table:table-cell>
          <table:table-cell office:value-type="float" office:value="1788" calcext:value-type="float">
            <text:p>1788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6M10.877S" calcext:value-type="time">
            <text:p>20:16:10,88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6M12.929S" calcext:value-type="time">
            <text:p>20:16:12,93</text:p>
          </table:table-cell>
          <table:table-cell office:value-type="string" calcext:value-type="string">
            <text:p>:</text:p>
          </table:table-cell>
          <table:table-cell office:value-type="float" office:value="1789" calcext:value-type="float">
            <text:p>1789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6M12.929S" calcext:value-type="time">
            <text:p>20:16:12,93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6M14.981S" calcext:value-type="time">
            <text:p>20:16:14,98</text:p>
          </table:table-cell>
          <table:table-cell office:value-type="string" calcext:value-type="string">
            <text:p>:</text:p>
          </table:table-cell>
          <table:table-cell office:value-type="float" office:value="1789" calcext:value-type="float">
            <text:p>1789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6M14.981S" calcext:value-type="time">
            <text:p>20:16:14,98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6M17.036S" calcext:value-type="time">
            <text:p>20:16:17,04</text:p>
          </table:table-cell>
          <table:table-cell office:value-type="string" calcext:value-type="string">
            <text:p>:</text:p>
          </table:table-cell>
          <table:table-cell office:value-type="float" office:value="1789" calcext:value-type="float">
            <text:p>1789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6M17.036S" calcext:value-type="time">
            <text:p>20:16:17,04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6M19.086S" calcext:value-type="time">
            <text:p>20:16:19,09</text:p>
          </table:table-cell>
          <table:table-cell office:value-type="string" calcext:value-type="string">
            <text:p>:</text:p>
          </table:table-cell>
          <table:table-cell office:value-type="float" office:value="1788" calcext:value-type="float">
            <text:p>1788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6M19.086S" calcext:value-type="time">
            <text:p>20:16:19,09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6M21.139S" calcext:value-type="time">
            <text:p>20:16:21,14</text:p>
          </table:table-cell>
          <table:table-cell office:value-type="string" calcext:value-type="string">
            <text:p>:</text:p>
          </table:table-cell>
          <table:table-cell office:value-type="float" office:value="1788" calcext:value-type="float">
            <text:p>1788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6M21.139S" calcext:value-type="time">
            <text:p>20:16:21,14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6M23.185S" calcext:value-type="time">
            <text:p>20:16:23,19</text:p>
          </table:table-cell>
          <table:table-cell office:value-type="string" calcext:value-type="string">
            <text:p>:</text:p>
          </table:table-cell>
          <table:table-cell office:value-type="float" office:value="1789" calcext:value-type="float">
            <text:p>1789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6M23.185S" calcext:value-type="time">
            <text:p>20:16:23,19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6M25.234S" calcext:value-type="time">
            <text:p>20:16:25,23</text:p>
          </table:table-cell>
          <table:table-cell office:value-type="string" calcext:value-type="string">
            <text:p>:</text:p>
          </table:table-cell>
          <table:table-cell office:value-type="float" office:value="1789" calcext:value-type="float">
            <text:p>1789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6M25.234S" calcext:value-type="time">
            <text:p>20:16:25,23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6M27.287S" calcext:value-type="time">
            <text:p>20:16:27,29</text:p>
          </table:table-cell>
          <table:table-cell office:value-type="string" calcext:value-type="string">
            <text:p>:</text:p>
          </table:table-cell>
          <table:table-cell office:value-type="float" office:value="1789" calcext:value-type="float">
            <text:p>1789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6M27.287S" calcext:value-type="time">
            <text:p>20:16:27,29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6M29.341S" calcext:value-type="time">
            <text:p>20:16:29,34</text:p>
          </table:table-cell>
          <table:table-cell office:value-type="string" calcext:value-type="string">
            <text:p>:</text:p>
          </table:table-cell>
          <table:table-cell office:value-type="float" office:value="1789" calcext:value-type="float">
            <text:p>1789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6M29.341S" calcext:value-type="time">
            <text:p>20:16:29,34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6M31.384S" calcext:value-type="time">
            <text:p>20:16:31,38</text:p>
          </table:table-cell>
          <table:table-cell office:value-type="string" calcext:value-type="string">
            <text:p>:</text:p>
          </table:table-cell>
          <table:table-cell office:value-type="float" office:value="1789" calcext:value-type="float">
            <text:p>1789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6M31.384S" calcext:value-type="time">
            <text:p>20:16:31,38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6M33.436S" calcext:value-type="time">
            <text:p>20:16:33,44</text:p>
          </table:table-cell>
          <table:table-cell office:value-type="string" calcext:value-type="string">
            <text:p>:</text:p>
          </table:table-cell>
          <table:table-cell office:value-type="float" office:value="1789" calcext:value-type="float">
            <text:p>1789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6M33.436S" calcext:value-type="time">
            <text:p>20:16:33,44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6M35.487S" calcext:value-type="time">
            <text:p>20:16:35,49</text:p>
          </table:table-cell>
          <table:table-cell office:value-type="string" calcext:value-type="string">
            <text:p>:</text:p>
          </table:table-cell>
          <table:table-cell office:value-type="float" office:value="1789" calcext:value-type="float">
            <text:p>1789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6M35.487S" calcext:value-type="time">
            <text:p>20:16:35,49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6M37.545S" calcext:value-type="time">
            <text:p>20:16:37,55</text:p>
          </table:table-cell>
          <table:table-cell office:value-type="string" calcext:value-type="string">
            <text:p>:</text:p>
          </table:table-cell>
          <table:table-cell office:value-type="float" office:value="1788" calcext:value-type="float">
            <text:p>1788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6M37.545S" calcext:value-type="time">
            <text:p>20:16:37,55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6M39.556S" calcext:value-type="time">
            <text:p>20:16:39,56</text:p>
          </table:table-cell>
          <table:table-cell office:value-type="string" calcext:value-type="string">
            <text:p>:</text:p>
          </table:table-cell>
          <table:table-cell office:value-type="float" office:value="1788" calcext:value-type="float">
            <text:p>1788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6M39.603S" calcext:value-type="time">
            <text:p>20:16:39,6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6M41.611S" calcext:value-type="time">
            <text:p>20:16:41,61</text:p>
          </table:table-cell>
          <table:table-cell office:value-type="string" calcext:value-type="string">
            <text:p>:</text:p>
          </table:table-cell>
          <table:table-cell office:value-type="float" office:value="1788" calcext:value-type="float">
            <text:p>1788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6M41.658S" calcext:value-type="time">
            <text:p>20:16:41,66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6M43.659S" calcext:value-type="time">
            <text:p>20:16:43,66</text:p>
          </table:table-cell>
          <table:table-cell office:value-type="string" calcext:value-type="string">
            <text:p>:</text:p>
          </table:table-cell>
          <table:table-cell office:value-type="float" office:value="1788" calcext:value-type="float">
            <text:p>1788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6M43.706S" calcext:value-type="time">
            <text:p>20:16:43,71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6M45.708S" calcext:value-type="time">
            <text:p>20:16:45,71</text:p>
          </table:table-cell>
          <table:table-cell office:value-type="string" calcext:value-type="string">
            <text:p>:</text:p>
          </table:table-cell>
          <table:table-cell office:value-type="float" office:value="1788" calcext:value-type="float">
            <text:p>1788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6M45.755S" calcext:value-type="time">
            <text:p>20:16:45,76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6M47.757S" calcext:value-type="time">
            <text:p>20:16:47,76</text:p>
          </table:table-cell>
          <table:table-cell office:value-type="string" calcext:value-type="string">
            <text:p>:</text:p>
          </table:table-cell>
          <table:table-cell office:value-type="float" office:value="1789" calcext:value-type="float">
            <text:p>1789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6M47.803S" calcext:value-type="time">
            <text:p>20:16:47,8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6M49.808S" calcext:value-type="time">
            <text:p>20:16:49,81</text:p>
          </table:table-cell>
          <table:table-cell office:value-type="string" calcext:value-type="string">
            <text:p>:</text:p>
          </table:table-cell>
          <table:table-cell office:value-type="float" office:value="1789" calcext:value-type="float">
            <text:p>1789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6M49.855S" calcext:value-type="time">
            <text:p>20:16:49,86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6M51.863S" calcext:value-type="time">
            <text:p>20:16:51,86</text:p>
          </table:table-cell>
          <table:table-cell office:value-type="string" calcext:value-type="string">
            <text:p>:</text:p>
          </table:table-cell>
          <table:table-cell office:value-type="float" office:value="1789" calcext:value-type="float">
            <text:p>1789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6M51.91S" calcext:value-type="time">
            <text:p>20:16:51,91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6M53.917S" calcext:value-type="time">
            <text:p>20:16:53,92</text:p>
          </table:table-cell>
          <table:table-cell office:value-type="string" calcext:value-type="string">
            <text:p>:</text:p>
          </table:table-cell>
          <table:table-cell office:value-type="float" office:value="1789" calcext:value-type="float">
            <text:p>1789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6M53.964S" calcext:value-type="time">
            <text:p>20:16:53,96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6M55.968S" calcext:value-type="time">
            <text:p>20:16:55,97</text:p>
          </table:table-cell>
          <table:table-cell office:value-type="string" calcext:value-type="string">
            <text:p>:</text:p>
          </table:table-cell>
          <table:table-cell office:value-type="float" office:value="1789" calcext:value-type="float">
            <text:p>1789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6M56.016S" calcext:value-type="time">
            <text:p>20:16:56,02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6M58.021S" calcext:value-type="time">
            <text:p>20:16:58,02</text:p>
          </table:table-cell>
          <table:table-cell office:value-type="string" calcext:value-type="string">
            <text:p>:</text:p>
          </table:table-cell>
          <table:table-cell office:value-type="float" office:value="1789" calcext:value-type="float">
            <text:p>1789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6M58.021S" calcext:value-type="time">
            <text:p>20:16:58,02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7M00.075S" calcext:value-type="time">
            <text:p>20:17:00,08</text:p>
          </table:table-cell>
          <table:table-cell office:value-type="string" calcext:value-type="string">
            <text:p>:</text:p>
          </table:table-cell>
          <table:table-cell office:value-type="float" office:value="1789" calcext:value-type="float">
            <text:p>1789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7M00.075S" calcext:value-type="time">
            <text:p>20:17:00,08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7M02.128S" calcext:value-type="time">
            <text:p>20:17:02,13</text:p>
          </table:table-cell>
          <table:table-cell office:value-type="string" calcext:value-type="string">
            <text:p>:</text:p>
          </table:table-cell>
          <table:table-cell office:value-type="float" office:value="1789" calcext:value-type="float">
            <text:p>1789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7M02.128S" calcext:value-type="time">
            <text:p>20:17:02,13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7M04.183S" calcext:value-type="time">
            <text:p>20:17:04,18</text:p>
          </table:table-cell>
          <table:table-cell office:value-type="string" calcext:value-type="string">
            <text:p>:</text:p>
          </table:table-cell>
          <table:table-cell office:value-type="float" office:value="1787" calcext:value-type="float">
            <text:p>1787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7M04.183S" calcext:value-type="time">
            <text:p>20:17:04,18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7M06.191S" calcext:value-type="time">
            <text:p>20:17:06,19</text:p>
          </table:table-cell>
          <table:table-cell office:value-type="string" calcext:value-type="string">
            <text:p>:</text:p>
          </table:table-cell>
          <table:table-cell office:value-type="float" office:value="1787" calcext:value-type="float">
            <text:p>1787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7M06.237S" calcext:value-type="time">
            <text:p>20:17:06,24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7M08.248S" calcext:value-type="time">
            <text:p>20:17:08,25</text:p>
          </table:table-cell>
          <table:table-cell office:value-type="string" calcext:value-type="string">
            <text:p>:</text:p>
          </table:table-cell>
          <table:table-cell office:value-type="float" office:value="1787" calcext:value-type="float">
            <text:p>1787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7M08.295S" calcext:value-type="time">
            <text:p>20:17:08,3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7M10.304S" calcext:value-type="time">
            <text:p>20:17:10,30</text:p>
          </table:table-cell>
          <table:table-cell office:value-type="string" calcext:value-type="string">
            <text:p>:</text:p>
          </table:table-cell>
          <table:table-cell office:value-type="float" office:value="1787" calcext:value-type="float">
            <text:p>1787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7M10.351S" calcext:value-type="time">
            <text:p>20:17:10,35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7M12.365S" calcext:value-type="time">
            <text:p>20:17:12,37</text:p>
          </table:table-cell>
          <table:table-cell office:value-type="string" calcext:value-type="string">
            <text:p>:</text:p>
          </table:table-cell>
          <table:table-cell office:value-type="float" office:value="1773" calcext:value-type="float">
            <text:p>1773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7M12.411S" calcext:value-type="time">
            <text:p>20:17:12,41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7M14.42S" calcext:value-type="time">
            <text:p>20:17:14,42</text:p>
          </table:table-cell>
          <table:table-cell office:value-type="string" calcext:value-type="string">
            <text:p>:</text:p>
          </table:table-cell>
          <table:table-cell office:value-type="float" office:value="1773" calcext:value-type="float">
            <text:p>1773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7M14.466S" calcext:value-type="time">
            <text:p>20:17:14,47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7M16.477S" calcext:value-type="time">
            <text:p>20:17:16,48</text:p>
          </table:table-cell>
          <table:table-cell office:value-type="string" calcext:value-type="string">
            <text:p>:</text:p>
          </table:table-cell>
          <table:table-cell office:value-type="float" office:value="1773" calcext:value-type="float">
            <text:p>1773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7M16.477S" calcext:value-type="time">
            <text:p>20:17:16,48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7M18.536S" calcext:value-type="time">
            <text:p>20:17:18,54</text:p>
          </table:table-cell>
          <table:table-cell office:value-type="string" calcext:value-type="string">
            <text:p>:</text:p>
          </table:table-cell>
          <table:table-cell office:value-type="float" office:value="1759" calcext:value-type="float">
            <text:p>1759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7M18.536S" calcext:value-type="time">
            <text:p>20:17:18,54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7M20.544S" calcext:value-type="time">
            <text:p>20:17:20,54</text:p>
          </table:table-cell>
          <table:table-cell office:value-type="string" calcext:value-type="string">
            <text:p>:</text:p>
          </table:table-cell>
          <table:table-cell office:value-type="float" office:value="1759" calcext:value-type="float">
            <text:p>1759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7M20.591S" calcext:value-type="time">
            <text:p>20:17:20,59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7M22.598S" calcext:value-type="time">
            <text:p>20:17:22,60</text:p>
          </table:table-cell>
          <table:table-cell office:value-type="string" calcext:value-type="string">
            <text:p>:</text:p>
          </table:table-cell>
          <table:table-cell office:value-type="float" office:value="1744" calcext:value-type="float">
            <text:p>1744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7M22.644S" calcext:value-type="time">
            <text:p>20:17:22,64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7M24.642S" calcext:value-type="time">
            <text:p>20:17:24,64</text:p>
          </table:table-cell>
          <table:table-cell office:value-type="string" calcext:value-type="string">
            <text:p>:</text:p>
          </table:table-cell>
          <table:table-cell office:value-type="float" office:value="1744" calcext:value-type="float">
            <text:p>1744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7M24.689S" calcext:value-type="time">
            <text:p>20:17:24,69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7M26.691S" calcext:value-type="time">
            <text:p>20:17:26,69</text:p>
          </table:table-cell>
          <table:table-cell office:value-type="string" calcext:value-type="string">
            <text:p>:</text:p>
          </table:table-cell>
          <table:table-cell office:value-type="float" office:value="1744" calcext:value-type="float">
            <text:p>1744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7M26.738S" calcext:value-type="time">
            <text:p>20:17:26,74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7M28.74S" calcext:value-type="time">
            <text:p>20:17:28,74</text:p>
          </table:table-cell>
          <table:table-cell office:value-type="string" calcext:value-type="string">
            <text:p>:</text:p>
          </table:table-cell>
          <table:table-cell office:value-type="float" office:value="1739" calcext:value-type="float">
            <text:p>1739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7M28.786S" calcext:value-type="time">
            <text:p>20:17:28,79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7M30.794S" calcext:value-type="time">
            <text:p>20:17:30,79</text:p>
          </table:table-cell>
          <table:table-cell office:value-type="string" calcext:value-type="string">
            <text:p>:</text:p>
          </table:table-cell>
          <table:table-cell office:value-type="float" office:value="1739" calcext:value-type="float">
            <text:p>1739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7M30.84S" calcext:value-type="time">
            <text:p>20:17:30,84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7M32.847S" calcext:value-type="time">
            <text:p>20:17:32,85</text:p>
          </table:table-cell>
          <table:table-cell office:value-type="string" calcext:value-type="string">
            <text:p>:</text:p>
          </table:table-cell>
          <table:table-cell office:value-type="float" office:value="1718" calcext:value-type="float">
            <text:p>1718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7M32.894S" calcext:value-type="time">
            <text:p>20:17:32,89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7M34.898S" calcext:value-type="time">
            <text:p>20:17:34,90</text:p>
          </table:table-cell>
          <table:table-cell office:value-type="string" calcext:value-type="string">
            <text:p>:</text:p>
          </table:table-cell>
          <table:table-cell office:value-type="float" office:value="1718" calcext:value-type="float">
            <text:p>1718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7M34.946S" calcext:value-type="time">
            <text:p>20:17:34,95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7M36.953S" calcext:value-type="time">
            <text:p>20:17:36,95</text:p>
          </table:table-cell>
          <table:table-cell office:value-type="string" calcext:value-type="string">
            <text:p>:</text:p>
          </table:table-cell>
          <table:table-cell office:value-type="float" office:value="1718" calcext:value-type="float">
            <text:p>1718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7M36.953S" calcext:value-type="time">
            <text:p>20:17:36,95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7M39.009S" calcext:value-type="time">
            <text:p>20:17:39,01</text:p>
          </table:table-cell>
          <table:table-cell office:value-type="string" calcext:value-type="string">
            <text:p>:</text:p>
          </table:table-cell>
          <table:table-cell office:value-type="float" office:value="1692" calcext:value-type="float">
            <text:p>1692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7M39.009S" calcext:value-type="time">
            <text:p>20:17:39,01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7M41.065S" calcext:value-type="time">
            <text:p>20:17:41,07</text:p>
          </table:table-cell>
          <table:table-cell office:value-type="string" calcext:value-type="string">
            <text:p>:</text:p>
          </table:table-cell>
          <table:table-cell office:value-type="float" office:value="1692" calcext:value-type="float">
            <text:p>1692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7M41.065S" calcext:value-type="time">
            <text:p>20:17:41,07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7M43.075S" calcext:value-type="time">
            <text:p>20:17:43,08</text:p>
          </table:table-cell>
          <table:table-cell office:value-type="string" calcext:value-type="string">
            <text:p>:</text:p>
          </table:table-cell>
          <table:table-cell office:value-type="float" office:value="1657" calcext:value-type="float">
            <text:p>1657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7M43.121S" calcext:value-type="time">
            <text:p>20:17:43,12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7M45.135S" calcext:value-type="time">
            <text:p>20:17:45,14</text:p>
          </table:table-cell>
          <table:table-cell office:value-type="string" calcext:value-type="string">
            <text:p>:</text:p>
          </table:table-cell>
          <table:table-cell office:value-type="float" office:value="1657" calcext:value-type="float">
            <text:p>1657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7M45.182S" calcext:value-type="time">
            <text:p>20:17:45,18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7M47.193S" calcext:value-type="time">
            <text:p>20:17:47,19</text:p>
          </table:table-cell>
          <table:table-cell office:value-type="string" calcext:value-type="string">
            <text:p>:</text:p>
          </table:table-cell>
          <table:table-cell office:value-type="float" office:value="1657" calcext:value-type="float">
            <text:p>1657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7M47.239S" calcext:value-type="time">
            <text:p>20:17:47,24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7M49.246S" calcext:value-type="time">
            <text:p>20:17:49,25</text:p>
          </table:table-cell>
          <table:table-cell office:value-type="string" calcext:value-type="string">
            <text:p>:</text:p>
          </table:table-cell>
          <table:table-cell office:value-type="float" office:value="1621" calcext:value-type="float">
            <text:p>1621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7M49.246S" calcext:value-type="time">
            <text:p>20:17:49,25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7M51.297S" calcext:value-type="time">
            <text:p>20:17:51,30</text:p>
          </table:table-cell>
          <table:table-cell office:value-type="string" calcext:value-type="string">
            <text:p>:</text:p>
          </table:table-cell>
          <table:table-cell office:value-type="float" office:value="1621" calcext:value-type="float">
            <text:p>1621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7M51.297S" calcext:value-type="time">
            <text:p>20:17:51,3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7M53.344S" calcext:value-type="time">
            <text:p>20:17:53,34</text:p>
          </table:table-cell>
          <table:table-cell office:value-type="string" calcext:value-type="string">
            <text:p>:</text:p>
          </table:table-cell>
          <table:table-cell office:value-type="float" office:value="1607" calcext:value-type="float">
            <text:p>1607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7M53.39S" calcext:value-type="time">
            <text:p>20:17:53,39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7M55.396S" calcext:value-type="time">
            <text:p>20:17:55,40</text:p>
          </table:table-cell>
          <table:table-cell office:value-type="string" calcext:value-type="string">
            <text:p>:</text:p>
          </table:table-cell>
          <table:table-cell office:value-type="float" office:value="1607" calcext:value-type="float">
            <text:p>1607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time" office:time-value="PT20H17M55.396S" calcext:value-type="time">
            <text:p>20:17:55,4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time" office:time-value="PT20H17M57.457S" calcext:value-type="time">
            <text:p>20:17:57,46</text:p>
          </table:table-cell>
          <table:table-cell office:value-type="string" calcext:value-type="string">
            <text:p>:</text:p>
          </table:table-cell>
          <table:table-cell office:value-type="float" office:value="1595" calcext:value-type="float">
            <text:p>1595</text:p>
          </table:table-cell>
          <table:table-cell table:number-columns-repeated="3"/>
        </table:table-row>
        <table:table-row table:style-name="ro1">
          <table:table-cell office:value-type="time" office:time-value="PT20H17M57.504S" calcext:value-type="time">
            <text:p>20:17:57,5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7M59.508S" calcext:value-type="time">
            <text:p>20:17:59,51</text:p>
          </table:table-cell>
          <table:table-cell office:value-type="string" calcext:value-type="string">
            <text:p>:</text:p>
          </table:table-cell>
          <table:table-cell office:value-type="float" office:value="1595" calcext:value-type="float">
            <text:p>1595</text:p>
          </table:table-cell>
          <table:table-cell table:number-columns-repeated="3"/>
        </table:table-row>
        <table:table-row table:style-name="ro1">
          <table:table-cell office:value-type="time" office:time-value="PT20H17M59.555S" calcext:value-type="time">
            <text:p>20:17:59,5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8M01.561S" calcext:value-type="time">
            <text:p>20:18:01,56</text:p>
          </table:table-cell>
          <table:table-cell office:value-type="string" calcext:value-type="string">
            <text:p>:</text:p>
          </table:table-cell>
          <table:table-cell office:value-type="float" office:value="1595" calcext:value-type="float">
            <text:p>1595</text:p>
          </table:table-cell>
          <table:table-cell table:number-columns-repeated="3"/>
        </table:table-row>
        <table:table-row table:style-name="ro1">
          <table:table-cell office:value-type="time" office:time-value="PT20H18M01.561S" calcext:value-type="time">
            <text:p>20:18:01,5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8M03.612S" calcext:value-type="time">
            <text:p>20:18:03,61</text:p>
          </table:table-cell>
          <table:table-cell office:value-type="string" calcext:value-type="string">
            <text:p>:</text:p>
          </table:table-cell>
          <table:table-cell office:value-type="float" office:value="1591" calcext:value-type="float">
            <text:p>1591</text:p>
          </table:table-cell>
          <table:table-cell table:number-columns-repeated="3"/>
        </table:table-row>
        <table:table-row table:style-name="ro1">
          <table:table-cell office:value-type="time" office:time-value="PT20H18M03.612S" calcext:value-type="time">
            <text:p>20:18:03,6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8M05.665S" calcext:value-type="time">
            <text:p>20:18:05,67</text:p>
          </table:table-cell>
          <table:table-cell office:value-type="string" calcext:value-type="string">
            <text:p>:</text:p>
          </table:table-cell>
          <table:table-cell office:value-type="float" office:value="1591" calcext:value-type="float">
            <text:p>1591</text:p>
          </table:table-cell>
          <table:table-cell table:number-columns-repeated="3"/>
        </table:table-row>
        <table:table-row table:style-name="ro1">
          <table:table-cell office:value-type="time" office:time-value="PT20H18M05.665S" calcext:value-type="time">
            <text:p>20:18:05,67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8M07.715S" calcext:value-type="time">
            <text:p>20:18:07,72</text:p>
          </table:table-cell>
          <table:table-cell office:value-type="string" calcext:value-type="string">
            <text:p>:</text:p>
          </table:table-cell>
          <table:table-cell office:value-type="float" office:value="1581" calcext:value-type="float">
            <text:p>1581</text:p>
          </table:table-cell>
          <table:table-cell table:number-columns-repeated="3"/>
        </table:table-row>
        <table:table-row table:style-name="ro1">
          <table:table-cell office:value-type="time" office:time-value="PT20H18M07.715S" calcext:value-type="time">
            <text:p>20:18:07,7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8M09.771S" calcext:value-type="time">
            <text:p>20:18:09,77</text:p>
          </table:table-cell>
          <table:table-cell office:value-type="string" calcext:value-type="string">
            <text:p>:</text:p>
          </table:table-cell>
          <table:table-cell office:value-type="float" office:value="1581" calcext:value-type="float">
            <text:p>1581</text:p>
          </table:table-cell>
          <table:table-cell table:number-columns-repeated="3"/>
        </table:table-row>
        <table:table-row table:style-name="ro1">
          <table:table-cell office:value-type="time" office:time-value="PT20H18M09.771S" calcext:value-type="time">
            <text:p>20:18:09,77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8M11.821S" calcext:value-type="time">
            <text:p>20:18:11,82</text:p>
          </table:table-cell>
          <table:table-cell office:value-type="string" calcext:value-type="string">
            <text:p>:</text:p>
          </table:table-cell>
          <table:table-cell office:value-type="float" office:value="1581" calcext:value-type="float">
            <text:p>1581</text:p>
          </table:table-cell>
          <table:table-cell table:number-columns-repeated="3"/>
        </table:table-row>
        <table:table-row table:style-name="ro1">
          <table:table-cell office:value-type="time" office:time-value="PT20H18M11.821S" calcext:value-type="time">
            <text:p>20:18:11,8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8M13.871S" calcext:value-type="time">
            <text:p>20:18:13,87</text:p>
          </table:table-cell>
          <table:table-cell office:value-type="string" calcext:value-type="string">
            <text:p>:</text:p>
          </table:table-cell>
          <table:table-cell office:value-type="float" office:value="1571" calcext:value-type="float">
            <text:p>1571</text:p>
          </table:table-cell>
          <table:table-cell table:number-columns-repeated="3"/>
        </table:table-row>
        <table:table-row table:style-name="ro1">
          <table:table-cell office:value-type="time" office:time-value="PT20H18M13.871S" calcext:value-type="time">
            <text:p>20:18:13,87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8M15.923S" calcext:value-type="time">
            <text:p>20:18:15,92</text:p>
          </table:table-cell>
          <table:table-cell office:value-type="string" calcext:value-type="string">
            <text:p>:</text:p>
          </table:table-cell>
          <table:table-cell office:value-type="float" office:value="1571" calcext:value-type="float">
            <text:p>1571</text:p>
          </table:table-cell>
          <table:table-cell table:number-columns-repeated="3"/>
        </table:table-row>
        <table:table-row table:style-name="ro1">
          <table:table-cell office:value-type="time" office:time-value="PT20H18M15.923S" calcext:value-type="time">
            <text:p>20:18:15,9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8M17.928S" calcext:value-type="time">
            <text:p>20:18:17,93</text:p>
          </table:table-cell>
          <table:table-cell office:value-type="string" calcext:value-type="string">
            <text:p>:</text:p>
          </table:table-cell>
          <table:table-cell office:value-type="float" office:value="1563" calcext:value-type="float">
            <text:p>1563</text:p>
          </table:table-cell>
          <table:table-cell table:number-columns-repeated="3"/>
        </table:table-row>
        <table:table-row table:style-name="ro1">
          <table:table-cell office:value-type="time" office:time-value="PT20H18M17.975S" calcext:value-type="time">
            <text:p>20:18:17,9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8M19.986S" calcext:value-type="time">
            <text:p>20:18:19,99</text:p>
          </table:table-cell>
          <table:table-cell office:value-type="string" calcext:value-type="string">
            <text:p>:</text:p>
          </table:table-cell>
          <table:table-cell office:value-type="float" office:value="1563" calcext:value-type="float">
            <text:p>1563</text:p>
          </table:table-cell>
          <table:table-cell table:number-columns-repeated="3"/>
        </table:table-row>
        <table:table-row table:style-name="ro1">
          <table:table-cell office:value-type="time" office:time-value="PT20H18M20.033S" calcext:value-type="time">
            <text:p>20:18:20,0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8M22.046S" calcext:value-type="time">
            <text:p>20:18:22,05</text:p>
          </table:table-cell>
          <table:table-cell office:value-type="string" calcext:value-type="string">
            <text:p>:</text:p>
          </table:table-cell>
          <table:table-cell office:value-type="float" office:value="1563" calcext:value-type="float">
            <text:p>1563</text:p>
          </table:table-cell>
          <table:table-cell table:number-columns-repeated="3"/>
        </table:table-row>
        <table:table-row table:style-name="ro1">
          <table:table-cell office:value-type="time" office:time-value="PT20H18M22.093S" calcext:value-type="time">
            <text:p>20:18:22,0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8M24.104S" calcext:value-type="time">
            <text:p>20:18:24,10</text:p>
          </table:table-cell>
          <table:table-cell office:value-type="string" calcext:value-type="string">
            <text:p>:</text:p>
          </table:table-cell>
          <table:table-cell office:value-type="float" office:value="1559" calcext:value-type="float">
            <text:p>1559</text:p>
          </table:table-cell>
          <table:table-cell table:number-columns-repeated="3"/>
        </table:table-row>
        <table:table-row table:style-name="ro1">
          <table:table-cell office:value-type="time" office:time-value="PT20H18M24.104S" calcext:value-type="time">
            <text:p>20:18:24,1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8M26.158S" calcext:value-type="time">
            <text:p>20:18:26,16</text:p>
          </table:table-cell>
          <table:table-cell office:value-type="string" calcext:value-type="string">
            <text:p>:</text:p>
          </table:table-cell>
          <table:table-cell office:value-type="float" office:value="1559" calcext:value-type="float">
            <text:p>1559</text:p>
          </table:table-cell>
          <table:table-cell table:number-columns-repeated="3"/>
        </table:table-row>
        <table:table-row table:style-name="ro1">
          <table:table-cell office:value-type="time" office:time-value="PT20H18M26.158S" calcext:value-type="time">
            <text:p>20:18:26,1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8M28.198S" calcext:value-type="time">
            <text:p>20:18:28,20</text:p>
          </table:table-cell>
          <table:table-cell office:value-type="string" calcext:value-type="string">
            <text:p>:</text:p>
          </table:table-cell>
          <table:table-cell office:value-type="float" office:value="1557" calcext:value-type="float">
            <text:p>1557</text:p>
          </table:table-cell>
          <table:table-cell table:number-columns-repeated="3"/>
        </table:table-row>
        <table:table-row table:style-name="ro1">
          <table:table-cell office:value-type="time" office:time-value="PT20H18M28.242S" calcext:value-type="time">
            <text:p>20:18:28,2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8M30.244S" calcext:value-type="time">
            <text:p>20:18:30,24</text:p>
          </table:table-cell>
          <table:table-cell office:value-type="string" calcext:value-type="string">
            <text:p>:</text:p>
          </table:table-cell>
          <table:table-cell office:value-type="float" office:value="1557" calcext:value-type="float">
            <text:p>1557</text:p>
          </table:table-cell>
          <table:table-cell table:number-columns-repeated="3"/>
        </table:table-row>
        <table:table-row table:style-name="ro1">
          <table:table-cell office:value-type="time" office:time-value="PT20H18M30.291S" calcext:value-type="time">
            <text:p>20:18:30,2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8M32.297S" calcext:value-type="time">
            <text:p>20:18:32,30</text:p>
          </table:table-cell>
          <table:table-cell office:value-type="string" calcext:value-type="string">
            <text:p>:</text:p>
          </table:table-cell>
          <table:table-cell office:value-type="float" office:value="1557" calcext:value-type="float">
            <text:p>1557</text:p>
          </table:table-cell>
          <table:table-cell table:number-columns-repeated="3"/>
        </table:table-row>
        <table:table-row table:style-name="ro1">
          <table:table-cell office:value-type="time" office:time-value="PT20H18M32.297S" calcext:value-type="time">
            <text:p>20:18:32,3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8M34.347S" calcext:value-type="time">
            <text:p>20:18:34,35</text:p>
          </table:table-cell>
          <table:table-cell office:value-type="string" calcext:value-type="string">
            <text:p>:</text:p>
          </table:table-cell>
          <table:table-cell office:value-type="float" office:value="1555" calcext:value-type="float">
            <text:p>1555</text:p>
          </table:table-cell>
          <table:table-cell table:number-columns-repeated="3"/>
        </table:table-row>
        <table:table-row table:style-name="ro1">
          <table:table-cell office:value-type="time" office:time-value="PT20H18M34.347S" calcext:value-type="time">
            <text:p>20:18:34,3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8M36.404S" calcext:value-type="time">
            <text:p>20:18:36,40</text:p>
          </table:table-cell>
          <table:table-cell office:value-type="string" calcext:value-type="string">
            <text:p>:</text:p>
          </table:table-cell>
          <table:table-cell office:value-type="float" office:value="1555" calcext:value-type="float">
            <text:p>1555</text:p>
          </table:table-cell>
          <table:table-cell table:number-columns-repeated="3"/>
        </table:table-row>
        <table:table-row table:style-name="ro1">
          <table:table-cell office:value-type="time" office:time-value="PT20H18M36.404S" calcext:value-type="time">
            <text:p>20:18:36,4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8M38.454S" calcext:value-type="time">
            <text:p>20:18:38,45</text:p>
          </table:table-cell>
          <table:table-cell office:value-type="string" calcext:value-type="string">
            <text:p>:</text:p>
          </table:table-cell>
          <table:table-cell office:value-type="float" office:value="1550" calcext:value-type="float">
            <text:p>1550</text:p>
          </table:table-cell>
          <table:table-cell table:number-columns-repeated="3"/>
        </table:table-row>
        <table:table-row table:style-name="ro1">
          <table:table-cell office:value-type="time" office:time-value="PT20H18M38.454S" calcext:value-type="time">
            <text:p>20:18:38,4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8M40.507S" calcext:value-type="time">
            <text:p>20:18:40,51</text:p>
          </table:table-cell>
          <table:table-cell office:value-type="string" calcext:value-type="string">
            <text:p>:</text:p>
          </table:table-cell>
          <table:table-cell office:value-type="float" office:value="1550" calcext:value-type="float">
            <text:p>1550</text:p>
          </table:table-cell>
          <table:table-cell table:number-columns-repeated="3"/>
        </table:table-row>
        <table:table-row table:style-name="ro1">
          <table:table-cell office:value-type="time" office:time-value="PT20H18M40.507S" calcext:value-type="time">
            <text:p>20:18:40,5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8M42.561S" calcext:value-type="time">
            <text:p>20:18:42,56</text:p>
          </table:table-cell>
          <table:table-cell office:value-type="string" calcext:value-type="string">
            <text:p>:</text:p>
          </table:table-cell>
          <table:table-cell office:value-type="float" office:value="1550" calcext:value-type="float">
            <text:p>1550</text:p>
          </table:table-cell>
          <table:table-cell table:number-columns-repeated="3"/>
        </table:table-row>
        <table:table-row table:style-name="ro1">
          <table:table-cell office:value-type="time" office:time-value="PT20H18M42.561S" calcext:value-type="time">
            <text:p>20:18:42,5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8M44.571S" calcext:value-type="time">
            <text:p>20:18:44,57</text:p>
          </table:table-cell>
          <table:table-cell office:value-type="string" calcext:value-type="string">
            <text:p>:</text:p>
          </table:table-cell>
          <table:table-cell office:value-type="float" office:value="1550" calcext:value-type="float">
            <text:p>1550</text:p>
          </table:table-cell>
          <table:table-cell table:number-columns-repeated="3"/>
        </table:table-row>
        <table:table-row table:style-name="ro1">
          <table:table-cell office:value-type="time" office:time-value="PT20H18M44.618S" calcext:value-type="time">
            <text:p>20:18:44,6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8M46.625S" calcext:value-type="time">
            <text:p>20:18:46,63</text:p>
          </table:table-cell>
          <table:table-cell office:value-type="string" calcext:value-type="string">
            <text:p>:</text:p>
          </table:table-cell>
          <table:table-cell office:value-type="float" office:value="1550" calcext:value-type="float">
            <text:p>1550</text:p>
          </table:table-cell>
          <table:table-cell table:number-columns-repeated="3"/>
        </table:table-row>
        <table:table-row table:style-name="ro1">
          <table:table-cell office:value-type="time" office:time-value="PT20H18M46.672S" calcext:value-type="time">
            <text:p>20:18:46,67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8M48.683S" calcext:value-type="time">
            <text:p>20:18:48,68</text:p>
          </table:table-cell>
          <table:table-cell office:value-type="string" calcext:value-type="string">
            <text:p>:</text:p>
          </table:table-cell>
          <table:table-cell office:value-type="float" office:value="1545" calcext:value-type="float">
            <text:p>1545</text:p>
          </table:table-cell>
          <table:table-cell table:number-columns-repeated="3"/>
        </table:table-row>
        <table:table-row table:style-name="ro1">
          <table:table-cell office:value-type="time" office:time-value="PT20H18M48.73S" calcext:value-type="time">
            <text:p>20:18:48,7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8M50.738S" calcext:value-type="time">
            <text:p>20:18:50,74</text:p>
          </table:table-cell>
          <table:table-cell office:value-type="string" calcext:value-type="string">
            <text:p>:</text:p>
          </table:table-cell>
          <table:table-cell office:value-type="float" office:value="1545" calcext:value-type="float">
            <text:p>1545</text:p>
          </table:table-cell>
          <table:table-cell table:number-columns-repeated="3"/>
        </table:table-row>
        <table:table-row table:style-name="ro1">
          <table:table-cell office:value-type="time" office:time-value="PT20H18M50.784S" calcext:value-type="time">
            <text:p>20:18:50,7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8M52.791S" calcext:value-type="time">
            <text:p>20:18:52,79</text:p>
          </table:table-cell>
          <table:table-cell office:value-type="string" calcext:value-type="string">
            <text:p>:</text:p>
          </table:table-cell>
          <table:table-cell office:value-type="float" office:value="1545" calcext:value-type="float">
            <text:p>1545</text:p>
          </table:table-cell>
          <table:table-cell table:number-columns-repeated="3"/>
        </table:table-row>
        <table:table-row table:style-name="ro1">
          <table:table-cell office:value-type="time" office:time-value="PT20H18M52.791S" calcext:value-type="time">
            <text:p>20:18:52,7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8M54.845S" calcext:value-type="time">
            <text:p>20:18:54,85</text:p>
          </table:table-cell>
          <table:table-cell office:value-type="string" calcext:value-type="string">
            <text:p>:</text:p>
          </table:table-cell>
          <table:table-cell office:value-type="float" office:value="1545" calcext:value-type="float">
            <text:p>1545</text:p>
          </table:table-cell>
          <table:table-cell table:number-columns-repeated="3"/>
        </table:table-row>
        <table:table-row table:style-name="ro1">
          <table:table-cell office:value-type="time" office:time-value="PT20H18M54.845S" calcext:value-type="time">
            <text:p>20:18:54,8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8M56.903S" calcext:value-type="time">
            <text:p>20:18:56,90</text:p>
          </table:table-cell>
          <table:table-cell office:value-type="string" calcext:value-type="string">
            <text:p>:</text:p>
          </table:table-cell>
          <table:table-cell office:value-type="float" office:value="1545" calcext:value-type="float">
            <text:p>1545</text:p>
          </table:table-cell>
          <table:table-cell table:number-columns-repeated="3"/>
        </table:table-row>
        <table:table-row table:style-name="ro1">
          <table:table-cell office:value-type="time" office:time-value="PT20H18M56.903S" calcext:value-type="time">
            <text:p>20:18:56,9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8M58.959S" calcext:value-type="time">
            <text:p>20:18:58,96</text:p>
          </table:table-cell>
          <table:table-cell office:value-type="string" calcext:value-type="string">
            <text:p>:</text:p>
          </table:table-cell>
          <table:table-cell office:value-type="float" office:value="1544" calcext:value-type="float">
            <text:p>1544</text:p>
          </table:table-cell>
          <table:table-cell table:number-columns-repeated="3"/>
        </table:table-row>
        <table:table-row table:style-name="ro1">
          <table:table-cell office:value-type="time" office:time-value="PT20H18M58.959S" calcext:value-type="time">
            <text:p>20:18:58,9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9M00.966S" calcext:value-type="time">
            <text:p>20:19:00,97</text:p>
          </table:table-cell>
          <table:table-cell office:value-type="string" calcext:value-type="string">
            <text:p>:</text:p>
          </table:table-cell>
          <table:table-cell office:value-type="float" office:value="1544" calcext:value-type="float">
            <text:p>1544</text:p>
          </table:table-cell>
          <table:table-cell table:number-columns-repeated="3"/>
        </table:table-row>
        <table:table-row table:style-name="ro1">
          <table:table-cell office:value-type="time" office:time-value="PT20H19M01.013S" calcext:value-type="time">
            <text:p>20:19:01,0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9M03.022S" calcext:value-type="time">
            <text:p>20:19:03,02</text:p>
          </table:table-cell>
          <table:table-cell office:value-type="string" calcext:value-type="string">
            <text:p>:</text:p>
          </table:table-cell>
          <table:table-cell office:value-type="float" office:value="1545" calcext:value-type="float">
            <text:p>1545</text:p>
          </table:table-cell>
          <table:table-cell table:number-columns-repeated="3"/>
        </table:table-row>
        <table:table-row table:style-name="ro1">
          <table:table-cell office:value-type="time" office:time-value="PT20H19M03.069S" calcext:value-type="time">
            <text:p>20:19:03,07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9M05.077S" calcext:value-type="time">
            <text:p>20:19:05,08</text:p>
          </table:table-cell>
          <table:table-cell office:value-type="string" calcext:value-type="string">
            <text:p>:</text:p>
          </table:table-cell>
          <table:table-cell office:value-type="float" office:value="1545" calcext:value-type="float">
            <text:p>1545</text:p>
          </table:table-cell>
          <table:table-cell table:number-columns-repeated="3"/>
        </table:table-row>
        <table:table-row table:style-name="ro1">
          <table:table-cell office:value-type="time" office:time-value="PT20H19M05.124S" calcext:value-type="time">
            <text:p>20:19:05,1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9M07.134S" calcext:value-type="time">
            <text:p>20:19:07,13</text:p>
          </table:table-cell>
          <table:table-cell office:value-type="string" calcext:value-type="string">
            <text:p>:</text:p>
          </table:table-cell>
          <table:table-cell office:value-type="float" office:value="1545" calcext:value-type="float">
            <text:p>1545</text:p>
          </table:table-cell>
          <table:table-cell table:number-columns-repeated="3"/>
        </table:table-row>
        <table:table-row table:style-name="ro1">
          <table:table-cell office:value-type="time" office:time-value="PT20H19M07.181S" calcext:value-type="time">
            <text:p>20:19:07,1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9M09.191S" calcext:value-type="time">
            <text:p>20:19:09,19</text:p>
          </table:table-cell>
          <table:table-cell office:value-type="string" calcext:value-type="string">
            <text:p>:</text:p>
          </table:table-cell>
          <table:table-cell office:value-type="float" office:value="1545" calcext:value-type="float">
            <text:p>1545</text:p>
          </table:table-cell>
          <table:table-cell table:number-columns-repeated="3"/>
        </table:table-row>
        <table:table-row table:style-name="ro1">
          <table:table-cell office:value-type="time" office:time-value="PT20H19M09.191S" calcext:value-type="time">
            <text:p>20:19:09,1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9M11.244S" calcext:value-type="time">
            <text:p>20:19:11,24</text:p>
          </table:table-cell>
          <table:table-cell office:value-type="string" calcext:value-type="string">
            <text:p>:</text:p>
          </table:table-cell>
          <table:table-cell office:value-type="float" office:value="1545" calcext:value-type="float">
            <text:p>1545</text:p>
          </table:table-cell>
          <table:table-cell table:number-columns-repeated="3"/>
        </table:table-row>
        <table:table-row table:style-name="ro1">
          <table:table-cell office:value-type="time" office:time-value="PT20H19M11.244S" calcext:value-type="time">
            <text:p>20:19:11,2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9M13.293S" calcext:value-type="time">
            <text:p>20:19:13,29</text:p>
          </table:table-cell>
          <table:table-cell office:value-type="string" calcext:value-type="string">
            <text:p>:</text:p>
          </table:table-cell>
          <table:table-cell office:value-type="float" office:value="1544" calcext:value-type="float">
            <text:p>1544</text:p>
          </table:table-cell>
          <table:table-cell table:number-columns-repeated="3"/>
        </table:table-row>
        <table:table-row table:style-name="ro1">
          <table:table-cell office:value-type="time" office:time-value="PT20H19M13.293S" calcext:value-type="time">
            <text:p>20:19:13,2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9M15.341S" calcext:value-type="time">
            <text:p>20:19:15,34</text:p>
          </table:table-cell>
          <table:table-cell office:value-type="string" calcext:value-type="string">
            <text:p>:</text:p>
          </table:table-cell>
          <table:table-cell office:value-type="float" office:value="1544" calcext:value-type="float">
            <text:p>1544</text:p>
          </table:table-cell>
          <table:table-cell table:number-columns-repeated="3"/>
        </table:table-row>
        <table:table-row table:style-name="ro1">
          <table:table-cell office:value-type="time" office:time-value="PT20H19M15.341S" calcext:value-type="time">
            <text:p>20:19:15,3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9M17.395S" calcext:value-type="time">
            <text:p>20:19:17,40</text:p>
          </table:table-cell>
          <table:table-cell office:value-type="string" calcext:value-type="string">
            <text:p>:</text:p>
          </table:table-cell>
          <table:table-cell office:value-type="float" office:value="1544" calcext:value-type="float">
            <text:p>1544</text:p>
          </table:table-cell>
          <table:table-cell table:number-columns-repeated="3"/>
        </table:table-row>
        <table:table-row table:style-name="ro1">
          <table:table-cell office:value-type="time" office:time-value="PT20H19M17.395S" calcext:value-type="time">
            <text:p>20:19:17,4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9M19.444S" calcext:value-type="time">
            <text:p>20:19:19,44</text:p>
          </table:table-cell>
          <table:table-cell office:value-type="string" calcext:value-type="string">
            <text:p>:</text:p>
          </table:table-cell>
          <table:table-cell office:value-type="float" office:value="1539" calcext:value-type="float">
            <text:p>1539</text:p>
          </table:table-cell>
          <table:table-cell table:number-columns-repeated="3"/>
        </table:table-row>
        <table:table-row table:style-name="ro1">
          <table:table-cell office:value-type="time" office:time-value="PT20H19M19.444S" calcext:value-type="time">
            <text:p>20:19:19,4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9M21.499S" calcext:value-type="time">
            <text:p>20:19:21,50</text:p>
          </table:table-cell>
          <table:table-cell office:value-type="string" calcext:value-type="string">
            <text:p>:</text:p>
          </table:table-cell>
          <table:table-cell office:value-type="float" office:value="1539" calcext:value-type="float">
            <text:p>1539</text:p>
          </table:table-cell>
          <table:table-cell table:number-columns-repeated="3"/>
        </table:table-row>
        <table:table-row table:style-name="ro1">
          <table:table-cell office:value-type="time" office:time-value="PT20H19M21.499S" calcext:value-type="time">
            <text:p>20:19:21,5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9M23.507S" calcext:value-type="time">
            <text:p>20:19:23,51</text:p>
          </table:table-cell>
          <table:table-cell office:value-type="string" calcext:value-type="string">
            <text:p>:</text:p>
          </table:table-cell>
          <table:table-cell office:value-type="float" office:value="1535" calcext:value-type="float">
            <text:p>1535</text:p>
          </table:table-cell>
          <table:table-cell table:number-columns-repeated="3"/>
        </table:table-row>
        <table:table-row table:style-name="ro1">
          <table:table-cell office:value-type="time" office:time-value="PT20H19M23.554S" calcext:value-type="time">
            <text:p>20:19:23,5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9M25.556S" calcext:value-type="time">
            <text:p>20:19:25,56</text:p>
          </table:table-cell>
          <table:table-cell office:value-type="string" calcext:value-type="string">
            <text:p>:</text:p>
          </table:table-cell>
          <table:table-cell office:value-type="float" office:value="1535" calcext:value-type="float">
            <text:p>1535</text:p>
          </table:table-cell>
          <table:table-cell table:number-columns-repeated="3"/>
        </table:table-row>
        <table:table-row table:style-name="ro1">
          <table:table-cell office:value-type="time" office:time-value="PT20H19M25.602S" calcext:value-type="time">
            <text:p>20:19:25,6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9M27.604S" calcext:value-type="time">
            <text:p>20:19:27,60</text:p>
          </table:table-cell>
          <table:table-cell office:value-type="string" calcext:value-type="string">
            <text:p>:</text:p>
          </table:table-cell>
          <table:table-cell office:value-type="float" office:value="1532" calcext:value-type="float">
            <text:p>1532</text:p>
          </table:table-cell>
          <table:table-cell table:number-columns-repeated="3"/>
        </table:table-row>
        <table:table-row table:style-name="ro1">
          <table:table-cell office:value-type="time" office:time-value="PT20H19M27.651S" calcext:value-type="time">
            <text:p>20:19:27,6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9M29.654S" calcext:value-type="time">
            <text:p>20:19:29,65</text:p>
          </table:table-cell>
          <table:table-cell office:value-type="string" calcext:value-type="string">
            <text:p>:</text:p>
          </table:table-cell>
          <table:table-cell office:value-type="float" office:value="1532" calcext:value-type="float">
            <text:p>1532</text:p>
          </table:table-cell>
          <table:table-cell table:number-columns-repeated="3"/>
        </table:table-row>
        <table:table-row table:style-name="ro1">
          <table:table-cell office:value-type="time" office:time-value="PT20H19M29.701S" calcext:value-type="time">
            <text:p>20:19:29,7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9M31.709S" calcext:value-type="time">
            <text:p>20:19:31,71</text:p>
          </table:table-cell>
          <table:table-cell office:value-type="string" calcext:value-type="string">
            <text:p>:</text:p>
          </table:table-cell>
          <table:table-cell office:value-type="float" office:value="1532" calcext:value-type="float">
            <text:p>1532</text:p>
          </table:table-cell>
          <table:table-cell table:number-columns-repeated="3"/>
        </table:table-row>
        <table:table-row table:style-name="ro1">
          <table:table-cell office:value-type="time" office:time-value="PT20H19M31.757S" calcext:value-type="time">
            <text:p>20:19:31,7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9M33.759S" calcext:value-type="time">
            <text:p>20:19:33,76</text:p>
          </table:table-cell>
          <table:table-cell office:value-type="string" calcext:value-type="string">
            <text:p>:</text:p>
          </table:table-cell>
          <table:table-cell office:value-type="float" office:value="1522" calcext:value-type="float">
            <text:p>1522</text:p>
          </table:table-cell>
          <table:table-cell table:number-columns-repeated="3"/>
        </table:table-row>
        <table:table-row table:style-name="ro1">
          <table:table-cell office:value-type="time" office:time-value="PT20H19M33.806S" calcext:value-type="time">
            <text:p>20:19:33,8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9M35.812S" calcext:value-type="time">
            <text:p>20:19:35,81</text:p>
          </table:table-cell>
          <table:table-cell office:value-type="string" calcext:value-type="string">
            <text:p>:</text:p>
          </table:table-cell>
          <table:table-cell office:value-type="float" office:value="1522" calcext:value-type="float">
            <text:p>1522</text:p>
          </table:table-cell>
          <table:table-cell table:number-columns-repeated="3"/>
        </table:table-row>
        <table:table-row table:style-name="ro1">
          <table:table-cell office:value-type="time" office:time-value="PT20H19M35.859S" calcext:value-type="time">
            <text:p>20:19:35,8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9M37.859S" calcext:value-type="time">
            <text:p>20:19:37,86</text:p>
          </table:table-cell>
          <table:table-cell office:value-type="string" calcext:value-type="string">
            <text:p>:</text:p>
          </table:table-cell>
          <table:table-cell office:value-type="float" office:value="1517" calcext:value-type="float">
            <text:p>1517</text:p>
          </table:table-cell>
          <table:table-cell table:number-columns-repeated="3"/>
        </table:table-row>
        <table:table-row table:style-name="ro1">
          <table:table-cell office:value-type="time" office:time-value="PT20H19M37.906S" calcext:value-type="time">
            <text:p>20:19:37,9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9M39.909S" calcext:value-type="time">
            <text:p>20:19:39,91</text:p>
          </table:table-cell>
          <table:table-cell office:value-type="string" calcext:value-type="string">
            <text:p>:</text:p>
          </table:table-cell>
          <table:table-cell office:value-type="float" office:value="1517" calcext:value-type="float">
            <text:p>1517</text:p>
          </table:table-cell>
          <table:table-cell table:number-columns-repeated="3"/>
        </table:table-row>
        <table:table-row table:style-name="ro1">
          <table:table-cell office:value-type="time" office:time-value="PT20H19M39.955S" calcext:value-type="time">
            <text:p>20:19:39,9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9M41.96S" calcext:value-type="time">
            <text:p>20:19:41,96</text:p>
          </table:table-cell>
          <table:table-cell office:value-type="string" calcext:value-type="string">
            <text:p>:</text:p>
          </table:table-cell>
          <table:table-cell office:value-type="float" office:value="1517" calcext:value-type="float">
            <text:p>1517</text:p>
          </table:table-cell>
          <table:table-cell table:number-columns-repeated="3"/>
        </table:table-row>
        <table:table-row table:style-name="ro1">
          <table:table-cell office:value-type="time" office:time-value="PT20H19M42.006S" calcext:value-type="time">
            <text:p>20:19:42,0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9M44.008S" calcext:value-type="time">
            <text:p>20:19:44,01</text:p>
          </table:table-cell>
          <table:table-cell office:value-type="string" calcext:value-type="string">
            <text:p>:</text:p>
          </table:table-cell>
          <table:table-cell office:value-type="float" office:value="1511" calcext:value-type="float">
            <text:p>1511</text:p>
          </table:table-cell>
          <table:table-cell table:number-columns-repeated="3"/>
        </table:table-row>
        <table:table-row table:style-name="ro1">
          <table:table-cell office:value-type="time" office:time-value="PT20H19M44.055S" calcext:value-type="time">
            <text:p>20:19:44,0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9M46.061S" calcext:value-type="time">
            <text:p>20:19:46,06</text:p>
          </table:table-cell>
          <table:table-cell office:value-type="string" calcext:value-type="string">
            <text:p>:</text:p>
          </table:table-cell>
          <table:table-cell office:value-type="float" office:value="1511" calcext:value-type="float">
            <text:p>1511</text:p>
          </table:table-cell>
          <table:table-cell table:number-columns-repeated="3"/>
        </table:table-row>
        <table:table-row table:style-name="ro1">
          <table:table-cell office:value-type="time" office:time-value="PT20H19M46.108S" calcext:value-type="time">
            <text:p>20:19:46,1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9M48.11S" calcext:value-type="time">
            <text:p>20:19:48,11</text:p>
          </table:table-cell>
          <table:table-cell office:value-type="string" calcext:value-type="string">
            <text:p>:</text:p>
          </table:table-cell>
          <table:table-cell office:value-type="float" office:value="1494" calcext:value-type="float">
            <text:p>1494</text:p>
          </table:table-cell>
          <table:table-cell table:number-columns-repeated="3"/>
        </table:table-row>
        <table:table-row table:style-name="ro1">
          <table:table-cell office:value-type="time" office:time-value="PT20H19M48.156S" calcext:value-type="time">
            <text:p>20:19:48,1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9M50.165S" calcext:value-type="time">
            <text:p>20:19:50,17</text:p>
          </table:table-cell>
          <table:table-cell office:value-type="string" calcext:value-type="string">
            <text:p>:</text:p>
          </table:table-cell>
          <table:table-cell office:value-type="float" office:value="1494" calcext:value-type="float">
            <text:p>1494</text:p>
          </table:table-cell>
          <table:table-cell table:number-columns-repeated="3"/>
        </table:table-row>
        <table:table-row table:style-name="ro1">
          <table:table-cell office:value-type="time" office:time-value="PT20H19M50.212S" calcext:value-type="time">
            <text:p>20:19:50,2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9M52.22S" calcext:value-type="time">
            <text:p>20:19:52,22</text:p>
          </table:table-cell>
          <table:table-cell office:value-type="string" calcext:value-type="string">
            <text:p>:</text:p>
          </table:table-cell>
          <table:table-cell office:value-type="float" office:value="1494" calcext:value-type="float">
            <text:p>1494</text:p>
          </table:table-cell>
          <table:table-cell table:number-columns-repeated="3"/>
        </table:table-row>
        <table:table-row table:style-name="ro1">
          <table:table-cell office:value-type="time" office:time-value="PT20H19M52.267S" calcext:value-type="time">
            <text:p>20:19:52,27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9M54.276S" calcext:value-type="time">
            <text:p>20:19:54,28</text:p>
          </table:table-cell>
          <table:table-cell office:value-type="string" calcext:value-type="string">
            <text:p>:</text:p>
          </table:table-cell>
          <table:table-cell office:value-type="float" office:value="1481" calcext:value-type="float">
            <text:p>1481</text:p>
          </table:table-cell>
          <table:table-cell table:number-columns-repeated="3"/>
        </table:table-row>
        <table:table-row table:style-name="ro1">
          <table:table-cell office:value-type="time" office:time-value="PT20H19M54.276S" calcext:value-type="time">
            <text:p>20:19:54,2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9M56.33S" calcext:value-type="time">
            <text:p>20:19:56,33</text:p>
          </table:table-cell>
          <table:table-cell office:value-type="string" calcext:value-type="string">
            <text:p>:</text:p>
          </table:table-cell>
          <table:table-cell office:value-type="float" office:value="1481" calcext:value-type="float">
            <text:p>1481</text:p>
          </table:table-cell>
          <table:table-cell table:number-columns-repeated="3"/>
        </table:table-row>
        <table:table-row table:style-name="ro1">
          <table:table-cell office:value-type="time" office:time-value="PT20H19M56.33S" calcext:value-type="time">
            <text:p>20:19:56,3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19M58.343S" calcext:value-type="time">
            <text:p>20:19:58,34</text:p>
          </table:table-cell>
          <table:table-cell office:value-type="string" calcext:value-type="string">
            <text:p>:</text:p>
          </table:table-cell>
          <table:table-cell office:value-type="float" office:value="1461" calcext:value-type="float">
            <text:p>1461</text:p>
          </table:table-cell>
          <table:table-cell table:number-columns-repeated="3"/>
        </table:table-row>
        <table:table-row table:style-name="ro1">
          <table:table-cell office:value-type="time" office:time-value="PT20H19M58.39S" calcext:value-type="time">
            <text:p>20:19:58,3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0M00.394S" calcext:value-type="time">
            <text:p>20:20:00,39</text:p>
          </table:table-cell>
          <table:table-cell office:value-type="string" calcext:value-type="string">
            <text:p>:</text:p>
          </table:table-cell>
          <table:table-cell office:value-type="float" office:value="1461" calcext:value-type="float">
            <text:p>1461</text:p>
          </table:table-cell>
          <table:table-cell table:number-columns-repeated="3"/>
        </table:table-row>
        <table:table-row table:style-name="ro1">
          <table:table-cell office:value-type="time" office:time-value="PT20H20M00.44S" calcext:value-type="time">
            <text:p>20:20:00,4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0M02.456S" calcext:value-type="time">
            <text:p>20:20:02,46</text:p>
          </table:table-cell>
          <table:table-cell office:value-type="string" calcext:value-type="string">
            <text:p>:</text:p>
          </table:table-cell>
          <table:table-cell office:value-type="float" office:value="1461" calcext:value-type="float">
            <text:p>1461</text:p>
          </table:table-cell>
          <table:table-cell table:number-columns-repeated="3"/>
        </table:table-row>
        <table:table-row table:style-name="ro1">
          <table:table-cell office:value-type="time" office:time-value="PT20H20M02.503S" calcext:value-type="time">
            <text:p>20:20:02,5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0M04.509S" calcext:value-type="time">
            <text:p>20:20:04,51</text:p>
          </table:table-cell>
          <table:table-cell office:value-type="string" calcext:value-type="string">
            <text:p>:</text:p>
          </table:table-cell>
          <table:table-cell office:value-type="float" office:value="1436" calcext:value-type="float">
            <text:p>1436</text:p>
          </table:table-cell>
          <table:table-cell table:number-columns-repeated="3"/>
        </table:table-row>
        <table:table-row table:style-name="ro1">
          <table:table-cell office:value-type="time" office:time-value="PT20H20M04.509S" calcext:value-type="time">
            <text:p>20:20:04,5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0M06.56S" calcext:value-type="time">
            <text:p>20:20:06,56</text:p>
          </table:table-cell>
          <table:table-cell office:value-type="string" calcext:value-type="string">
            <text:p>:</text:p>
          </table:table-cell>
          <table:table-cell office:value-type="float" office:value="1436" calcext:value-type="float">
            <text:p>1436</text:p>
          </table:table-cell>
          <table:table-cell table:number-columns-repeated="3"/>
        </table:table-row>
        <table:table-row table:style-name="ro1">
          <table:table-cell office:value-type="time" office:time-value="PT20H20M06.56S" calcext:value-type="time">
            <text:p>20:20:06,5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0M08.612S" calcext:value-type="time">
            <text:p>20:20:08,61</text:p>
          </table:table-cell>
          <table:table-cell office:value-type="string" calcext:value-type="string">
            <text:p>:</text:p>
          </table:table-cell>
          <table:table-cell office:value-type="float" office:value="1430" calcext:value-type="float">
            <text:p>1430</text:p>
          </table:table-cell>
          <table:table-cell table:number-columns-repeated="3"/>
        </table:table-row>
        <table:table-row table:style-name="ro1">
          <table:table-cell office:value-type="time" office:time-value="PT20H20M08.612S" calcext:value-type="time">
            <text:p>20:20:08,6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0M10.661S" calcext:value-type="time">
            <text:p>20:20:10,66</text:p>
          </table:table-cell>
          <table:table-cell office:value-type="string" calcext:value-type="string">
            <text:p>:</text:p>
          </table:table-cell>
          <table:table-cell office:value-type="float" office:value="1430" calcext:value-type="float">
            <text:p>1430</text:p>
          </table:table-cell>
          <table:table-cell table:number-columns-repeated="3"/>
        </table:table-row>
        <table:table-row table:style-name="ro1">
          <table:table-cell office:value-type="time" office:time-value="PT20H20M10.661S" calcext:value-type="time">
            <text:p>20:20:10,6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0M12.709S" calcext:value-type="time">
            <text:p>20:20:12,71</text:p>
          </table:table-cell>
          <table:table-cell office:value-type="string" calcext:value-type="string">
            <text:p>:</text:p>
          </table:table-cell>
          <table:table-cell office:value-type="float" office:value="1430" calcext:value-type="float">
            <text:p>1430</text:p>
          </table:table-cell>
          <table:table-cell table:number-columns-repeated="3"/>
        </table:table-row>
        <table:table-row table:style-name="ro1">
          <table:table-cell office:value-type="time" office:time-value="PT20H20M12.709S" calcext:value-type="time">
            <text:p>20:20:12,7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0M14.761S" calcext:value-type="time">
            <text:p>20:20:14,76</text:p>
          </table:table-cell>
          <table:table-cell office:value-type="string" calcext:value-type="string">
            <text:p>:</text:p>
          </table:table-cell>
          <table:table-cell office:value-type="float" office:value="1409" calcext:value-type="float">
            <text:p>1409</text:p>
          </table:table-cell>
          <table:table-cell table:number-columns-repeated="3"/>
        </table:table-row>
        <table:table-row table:style-name="ro1">
          <table:table-cell office:value-type="time" office:time-value="PT20H20M14.761S" calcext:value-type="time">
            <text:p>20:20:14,7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0M16.808S" calcext:value-type="time">
            <text:p>20:20:16,81</text:p>
          </table:table-cell>
          <table:table-cell office:value-type="string" calcext:value-type="string">
            <text:p>:</text:p>
          </table:table-cell>
          <table:table-cell office:value-type="float" office:value="1409" calcext:value-type="float">
            <text:p>1409</text:p>
          </table:table-cell>
          <table:table-cell table:number-columns-repeated="3"/>
        </table:table-row>
        <table:table-row table:style-name="ro1">
          <table:table-cell office:value-type="time" office:time-value="PT20H20M16.808S" calcext:value-type="time">
            <text:p>20:20:16,8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0M18.859S" calcext:value-type="time">
            <text:p>20:20:18,86</text:p>
          </table:table-cell>
          <table:table-cell office:value-type="string" calcext:value-type="string">
            <text:p>:</text:p>
          </table:table-cell>
          <table:table-cell office:value-type="float" office:value="1403" calcext:value-type="float">
            <text:p>1403</text:p>
          </table:table-cell>
          <table:table-cell table:number-columns-repeated="3"/>
        </table:table-row>
        <table:table-row table:style-name="ro1">
          <table:table-cell office:value-type="time" office:time-value="PT20H20M18.859S" calcext:value-type="time">
            <text:p>20:20:18,8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0M20.912S" calcext:value-type="time">
            <text:p>20:20:20,91</text:p>
          </table:table-cell>
          <table:table-cell office:value-type="string" calcext:value-type="string">
            <text:p>:</text:p>
          </table:table-cell>
          <table:table-cell office:value-type="float" office:value="1403" calcext:value-type="float">
            <text:p>1403</text:p>
          </table:table-cell>
          <table:table-cell table:number-columns-repeated="3"/>
        </table:table-row>
        <table:table-row table:style-name="ro1">
          <table:table-cell office:value-type="time" office:time-value="PT20H20M20.912S" calcext:value-type="time">
            <text:p>20:20:20,9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0M22.967S" calcext:value-type="time">
            <text:p>20:20:22,97</text:p>
          </table:table-cell>
          <table:table-cell office:value-type="string" calcext:value-type="string">
            <text:p>:</text:p>
          </table:table-cell>
          <table:table-cell office:value-type="float" office:value="1381" calcext:value-type="float">
            <text:p>1381</text:p>
          </table:table-cell>
          <table:table-cell table:number-columns-repeated="3"/>
        </table:table-row>
        <table:table-row table:style-name="ro1">
          <table:table-cell office:value-type="time" office:time-value="PT20H20M22.967S" calcext:value-type="time">
            <text:p>20:20:22,97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0M25.017S" calcext:value-type="time">
            <text:p>20:20:25,02</text:p>
          </table:table-cell>
          <table:table-cell office:value-type="string" calcext:value-type="string">
            <text:p>:</text:p>
          </table:table-cell>
          <table:table-cell office:value-type="float" office:value="1381" calcext:value-type="float">
            <text:p>1381</text:p>
          </table:table-cell>
          <table:table-cell table:number-columns-repeated="3"/>
        </table:table-row>
        <table:table-row table:style-name="ro1">
          <table:table-cell office:value-type="time" office:time-value="PT20H20M25.017S" calcext:value-type="time">
            <text:p>20:20:25,0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0M27.066S" calcext:value-type="time">
            <text:p>20:20:27,07</text:p>
          </table:table-cell>
          <table:table-cell office:value-type="string" calcext:value-type="string">
            <text:p>:</text:p>
          </table:table-cell>
          <table:table-cell office:value-type="float" office:value="1381" calcext:value-type="float">
            <text:p>1381</text:p>
          </table:table-cell>
          <table:table-cell table:number-columns-repeated="3"/>
        </table:table-row>
        <table:table-row table:style-name="ro1">
          <table:table-cell office:value-type="time" office:time-value="PT20H20M27.066S" calcext:value-type="time">
            <text:p>20:20:27,07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0M29.119S" calcext:value-type="time">
            <text:p>20:20:29,12</text:p>
          </table:table-cell>
          <table:table-cell office:value-type="string" calcext:value-type="string">
            <text:p>:</text:p>
          </table:table-cell>
          <table:table-cell office:value-type="float" office:value="1374" calcext:value-type="float">
            <text:p>1374</text:p>
          </table:table-cell>
          <table:table-cell table:number-columns-repeated="3"/>
        </table:table-row>
        <table:table-row table:style-name="ro1">
          <table:table-cell office:value-type="time" office:time-value="PT20H20M29.119S" calcext:value-type="time">
            <text:p>20:20:29,1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0M31.128S" calcext:value-type="time">
            <text:p>20:20:31,13</text:p>
          </table:table-cell>
          <table:table-cell office:value-type="string" calcext:value-type="string">
            <text:p>:</text:p>
          </table:table-cell>
          <table:table-cell office:value-type="float" office:value="1374" calcext:value-type="float">
            <text:p>1374</text:p>
          </table:table-cell>
          <table:table-cell table:number-columns-repeated="3"/>
        </table:table-row>
        <table:table-row table:style-name="ro1">
          <table:table-cell office:value-type="time" office:time-value="PT20H20M31.175S" calcext:value-type="time">
            <text:p>20:20:31,1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0M33.182S" calcext:value-type="time">
            <text:p>20:20:33,18</text:p>
          </table:table-cell>
          <table:table-cell office:value-type="string" calcext:value-type="string">
            <text:p>:</text:p>
          </table:table-cell>
          <table:table-cell office:value-type="float" office:value="1366" calcext:value-type="float">
            <text:p>1366</text:p>
          </table:table-cell>
          <table:table-cell table:number-columns-repeated="3"/>
        </table:table-row>
        <table:table-row table:style-name="ro1">
          <table:table-cell office:value-type="time" office:time-value="PT20H20M33.228S" calcext:value-type="time">
            <text:p>20:20:33,2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0M35.231S" calcext:value-type="time">
            <text:p>20:20:35,23</text:p>
          </table:table-cell>
          <table:table-cell office:value-type="string" calcext:value-type="string">
            <text:p>:</text:p>
          </table:table-cell>
          <table:table-cell office:value-type="float" office:value="1366" calcext:value-type="float">
            <text:p>1366</text:p>
          </table:table-cell>
          <table:table-cell table:number-columns-repeated="3"/>
        </table:table-row>
        <table:table-row table:style-name="ro1">
          <table:table-cell office:value-type="time" office:time-value="PT20H20M35.278S" calcext:value-type="time">
            <text:p>20:20:35,2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0M37.28S" calcext:value-type="time">
            <text:p>20:20:37,28</text:p>
          </table:table-cell>
          <table:table-cell office:value-type="string" calcext:value-type="string">
            <text:p>:</text:p>
          </table:table-cell>
          <table:table-cell office:value-type="float" office:value="1366" calcext:value-type="float">
            <text:p>1366</text:p>
          </table:table-cell>
          <table:table-cell table:number-columns-repeated="3"/>
        </table:table-row>
        <table:table-row table:style-name="ro1">
          <table:table-cell office:value-type="time" office:time-value="PT20H20M37.327S" calcext:value-type="time">
            <text:p>20:20:37,3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0M39.331S" calcext:value-type="time">
            <text:p>20:20:39,33</text:p>
          </table:table-cell>
          <table:table-cell office:value-type="string" calcext:value-type="string">
            <text:p>:</text:p>
          </table:table-cell>
          <table:table-cell office:value-type="float" office:value="1360" calcext:value-type="float">
            <text:p>1360</text:p>
          </table:table-cell>
          <table:table-cell table:number-columns-repeated="3"/>
        </table:table-row>
        <table:table-row table:style-name="ro1">
          <table:table-cell office:value-type="time" office:time-value="PT20H20M39.378S" calcext:value-type="time">
            <text:p>20:20:39,3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0M41.385S" calcext:value-type="time">
            <text:p>20:20:41,39</text:p>
          </table:table-cell>
          <table:table-cell office:value-type="string" calcext:value-type="string">
            <text:p>:</text:p>
          </table:table-cell>
          <table:table-cell office:value-type="float" office:value="1360" calcext:value-type="float">
            <text:p>1360</text:p>
          </table:table-cell>
          <table:table-cell table:number-columns-repeated="3"/>
        </table:table-row>
        <table:table-row table:style-name="ro1">
          <table:table-cell office:value-type="time" office:time-value="PT20H20M41.432S" calcext:value-type="time">
            <text:p>20:20:41,4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0M43.444S" calcext:value-type="time">
            <text:p>20:20:43,44</text:p>
          </table:table-cell>
          <table:table-cell office:value-type="string" calcext:value-type="string">
            <text:p>:</text:p>
          </table:table-cell>
          <table:table-cell office:value-type="float" office:value="1356" calcext:value-type="float">
            <text:p>1356</text:p>
          </table:table-cell>
          <table:table-cell table:number-columns-repeated="3"/>
        </table:table-row>
        <table:table-row table:style-name="ro1">
          <table:table-cell office:value-type="time" office:time-value="PT20H20M43.444S" calcext:value-type="time">
            <text:p>20:20:43,4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0M45.496S" calcext:value-type="time">
            <text:p>20:20:45,50</text:p>
          </table:table-cell>
          <table:table-cell office:value-type="string" calcext:value-type="string">
            <text:p>:</text:p>
          </table:table-cell>
          <table:table-cell office:value-type="float" office:value="1356" calcext:value-type="float">
            <text:p>1356</text:p>
          </table:table-cell>
          <table:table-cell table:number-columns-repeated="3"/>
        </table:table-row>
        <table:table-row table:style-name="ro1">
          <table:table-cell office:value-type="time" office:time-value="PT20H20M45.496S" calcext:value-type="time">
            <text:p>20:20:45,5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0M47.545S" calcext:value-type="time">
            <text:p>20:20:47,55</text:p>
          </table:table-cell>
          <table:table-cell office:value-type="string" calcext:value-type="string">
            <text:p>:</text:p>
          </table:table-cell>
          <table:table-cell office:value-type="float" office:value="1356" calcext:value-type="float">
            <text:p>1356</text:p>
          </table:table-cell>
          <table:table-cell table:number-columns-repeated="3"/>
        </table:table-row>
        <table:table-row table:style-name="ro1">
          <table:table-cell office:value-type="time" office:time-value="PT20H20M47.545S" calcext:value-type="time">
            <text:p>20:20:47,5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0M49.591S" calcext:value-type="time">
            <text:p>20:20:49,59</text:p>
          </table:table-cell>
          <table:table-cell office:value-type="string" calcext:value-type="string">
            <text:p>:</text:p>
          </table:table-cell>
          <table:table-cell office:value-type="float" office:value="1336" calcext:value-type="float">
            <text:p>1336</text:p>
          </table:table-cell>
          <table:table-cell table:number-columns-repeated="3"/>
        </table:table-row>
        <table:table-row table:style-name="ro1">
          <table:table-cell office:value-type="time" office:time-value="PT20H20M49.639S" calcext:value-type="time">
            <text:p>20:20:49,6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0M51.643S" calcext:value-type="time">
            <text:p>20:20:51,64</text:p>
          </table:table-cell>
          <table:table-cell office:value-type="string" calcext:value-type="string">
            <text:p>:</text:p>
          </table:table-cell>
          <table:table-cell office:value-type="float" office:value="1336" calcext:value-type="float">
            <text:p>1336</text:p>
          </table:table-cell>
          <table:table-cell table:number-columns-repeated="3"/>
        </table:table-row>
        <table:table-row table:style-name="ro1">
          <table:table-cell office:value-type="time" office:time-value="PT20H20M51.643S" calcext:value-type="time">
            <text:p>20:20:51,6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0M53.695S" calcext:value-type="time">
            <text:p>20:20:53,70</text:p>
          </table:table-cell>
          <table:table-cell office:value-type="string" calcext:value-type="string">
            <text:p>:</text:p>
          </table:table-cell>
          <table:table-cell office:value-type="float" office:value="1313" calcext:value-type="float">
            <text:p>1313</text:p>
          </table:table-cell>
          <table:table-cell table:number-columns-repeated="3"/>
        </table:table-row>
        <table:table-row table:style-name="ro1">
          <table:table-cell office:value-type="time" office:time-value="PT20H20M53.695S" calcext:value-type="time">
            <text:p>20:20:53,7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0M55.746S" calcext:value-type="time">
            <text:p>20:20:55,75</text:p>
          </table:table-cell>
          <table:table-cell office:value-type="string" calcext:value-type="string">
            <text:p>:</text:p>
          </table:table-cell>
          <table:table-cell office:value-type="float" office:value="1313" calcext:value-type="float">
            <text:p>1313</text:p>
          </table:table-cell>
          <table:table-cell table:number-columns-repeated="3"/>
        </table:table-row>
        <table:table-row table:style-name="ro1">
          <table:table-cell office:value-type="time" office:time-value="PT20H20M55.746S" calcext:value-type="time">
            <text:p>20:20:55,7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0M57.802S" calcext:value-type="time">
            <text:p>20:20:57,80</text:p>
          </table:table-cell>
          <table:table-cell office:value-type="string" calcext:value-type="string">
            <text:p>:</text:p>
          </table:table-cell>
          <table:table-cell office:value-type="float" office:value="1313" calcext:value-type="float">
            <text:p>1313</text:p>
          </table:table-cell>
          <table:table-cell table:number-columns-repeated="3"/>
        </table:table-row>
        <table:table-row table:style-name="ro1">
          <table:table-cell office:value-type="time" office:time-value="PT20H20M57.802S" calcext:value-type="time">
            <text:p>20:20:57,8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0M59.854S" calcext:value-type="time">
            <text:p>20:20:59,85</text:p>
          </table:table-cell>
          <table:table-cell office:value-type="string" calcext:value-type="string">
            <text:p>:</text:p>
          </table:table-cell>
          <table:table-cell office:value-type="float" office:value="1300" calcext:value-type="float">
            <text:p>1300</text:p>
          </table:table-cell>
          <table:table-cell table:number-columns-repeated="3"/>
        </table:table-row>
        <table:table-row table:style-name="ro1">
          <table:table-cell office:value-type="time" office:time-value="PT20H20M59.854S" calcext:value-type="time">
            <text:p>20:20:59,8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1M01.909S" calcext:value-type="time">
            <text:p>20:21:01,91</text:p>
          </table:table-cell>
          <table:table-cell office:value-type="string" calcext:value-type="string">
            <text:p>:</text:p>
          </table:table-cell>
          <table:table-cell office:value-type="float" office:value="1300" calcext:value-type="float">
            <text:p>1300</text:p>
          </table:table-cell>
          <table:table-cell table:number-columns-repeated="3"/>
        </table:table-row>
        <table:table-row table:style-name="ro1">
          <table:table-cell office:value-type="time" office:time-value="PT20H21M01.909S" calcext:value-type="time">
            <text:p>20:21:01,9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1M03.959S" calcext:value-type="time">
            <text:p>20:21:03,96</text:p>
          </table:table-cell>
          <table:table-cell office:value-type="string" calcext:value-type="string">
            <text:p>:</text:p>
          </table:table-cell>
          <table:table-cell office:value-type="float" office:value="1295" calcext:value-type="float">
            <text:p>1295</text:p>
          </table:table-cell>
          <table:table-cell table:number-columns-repeated="3"/>
        </table:table-row>
        <table:table-row table:style-name="ro1">
          <table:table-cell office:value-type="time" office:time-value="PT20H21M03.959S" calcext:value-type="time">
            <text:p>20:21:03,9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1M06.012S" calcext:value-type="time">
            <text:p>20:21:06,01</text:p>
          </table:table-cell>
          <table:table-cell office:value-type="string" calcext:value-type="string">
            <text:p>:</text:p>
          </table:table-cell>
          <table:table-cell office:value-type="float" office:value="1295" calcext:value-type="float">
            <text:p>1295</text:p>
          </table:table-cell>
          <table:table-cell table:number-columns-repeated="3"/>
        </table:table-row>
        <table:table-row table:style-name="ro1">
          <table:table-cell office:value-type="time" office:time-value="PT20H21M06.012S" calcext:value-type="time">
            <text:p>20:21:06,0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1M08.061S" calcext:value-type="time">
            <text:p>20:21:08,06</text:p>
          </table:table-cell>
          <table:table-cell office:value-type="string" calcext:value-type="string">
            <text:p>:</text:p>
          </table:table-cell>
          <table:table-cell office:value-type="float" office:value="1283" calcext:value-type="float">
            <text:p>1283</text:p>
          </table:table-cell>
          <table:table-cell table:number-columns-repeated="3"/>
        </table:table-row>
        <table:table-row table:style-name="ro1">
          <table:table-cell office:value-type="time" office:time-value="PT20H21M08.061S" calcext:value-type="time">
            <text:p>20:21:08,0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1M10.067S" calcext:value-type="time">
            <text:p>20:21:10,07</text:p>
          </table:table-cell>
          <table:table-cell office:value-type="string" calcext:value-type="string">
            <text:p>:</text:p>
          </table:table-cell>
          <table:table-cell office:value-type="float" office:value="1283" calcext:value-type="float">
            <text:p>1283</text:p>
          </table:table-cell>
          <table:table-cell table:number-columns-repeated="3"/>
        </table:table-row>
        <table:table-row table:style-name="ro1">
          <table:table-cell office:value-type="time" office:time-value="PT20H21M10.113S" calcext:value-type="time">
            <text:p>20:21:10,1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1M12.115S" calcext:value-type="time">
            <text:p>20:21:12,12</text:p>
          </table:table-cell>
          <table:table-cell office:value-type="string" calcext:value-type="string">
            <text:p>:</text:p>
          </table:table-cell>
          <table:table-cell office:value-type="float" office:value="1283" calcext:value-type="float">
            <text:p>1283</text:p>
          </table:table-cell>
          <table:table-cell table:number-columns-repeated="3"/>
        </table:table-row>
        <table:table-row table:style-name="ro1">
          <table:table-cell office:value-type="time" office:time-value="PT20H21M12.161S" calcext:value-type="time">
            <text:p>20:21:12,1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1M14.171S" calcext:value-type="time">
            <text:p>20:21:14,17</text:p>
          </table:table-cell>
          <table:table-cell office:value-type="string" calcext:value-type="string">
            <text:p>:</text:p>
          </table:table-cell>
          <table:table-cell office:value-type="float" office:value="1278" calcext:value-type="float">
            <text:p>1278</text:p>
          </table:table-cell>
          <table:table-cell table:number-columns-repeated="3"/>
        </table:table-row>
        <table:table-row table:style-name="ro1">
          <table:table-cell office:value-type="time" office:time-value="PT20H21M14.217S" calcext:value-type="time">
            <text:p>20:21:14,2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1M16.229S" calcext:value-type="time">
            <text:p>20:21:16,23</text:p>
          </table:table-cell>
          <table:table-cell office:value-type="string" calcext:value-type="string">
            <text:p>:</text:p>
          </table:table-cell>
          <table:table-cell office:value-type="float" office:value="1278" calcext:value-type="float">
            <text:p>1278</text:p>
          </table:table-cell>
          <table:table-cell table:number-columns-repeated="3"/>
        </table:table-row>
        <table:table-row table:style-name="ro1">
          <table:table-cell office:value-type="time" office:time-value="PT20H21M16.275S" calcext:value-type="time">
            <text:p>20:21:16,2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1M18.284S" calcext:value-type="time">
            <text:p>20:21:18,28</text:p>
          </table:table-cell>
          <table:table-cell office:value-type="string" calcext:value-type="string">
            <text:p>:</text:p>
          </table:table-cell>
          <table:table-cell office:value-type="float" office:value="1273" calcext:value-type="float">
            <text:p>1273</text:p>
          </table:table-cell>
          <table:table-cell table:number-columns-repeated="3"/>
        </table:table-row>
        <table:table-row table:style-name="ro1">
          <table:table-cell office:value-type="time" office:time-value="PT20H21M18.331S" calcext:value-type="time">
            <text:p>20:21:18,3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1M20.34S" calcext:value-type="time">
            <text:p>20:21:20,34</text:p>
          </table:table-cell>
          <table:table-cell office:value-type="string" calcext:value-type="string">
            <text:p>:</text:p>
          </table:table-cell>
          <table:table-cell office:value-type="float" office:value="1273" calcext:value-type="float">
            <text:p>1273</text:p>
          </table:table-cell>
          <table:table-cell table:number-columns-repeated="3"/>
        </table:table-row>
        <table:table-row table:style-name="ro1">
          <table:table-cell office:value-type="time" office:time-value="PT20H21M20.34S" calcext:value-type="time">
            <text:p>20:21:20,3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1M22.392S" calcext:value-type="time">
            <text:p>20:21:22,39</text:p>
          </table:table-cell>
          <table:table-cell office:value-type="string" calcext:value-type="string">
            <text:p>:</text:p>
          </table:table-cell>
          <table:table-cell office:value-type="float" office:value="1273" calcext:value-type="float">
            <text:p>1273</text:p>
          </table:table-cell>
          <table:table-cell table:number-columns-repeated="3"/>
        </table:table-row>
        <table:table-row table:style-name="ro1">
          <table:table-cell office:value-type="time" office:time-value="PT20H21M22.392S" calcext:value-type="time">
            <text:p>20:21:22,3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1M24.442S" calcext:value-type="time">
            <text:p>20:21:24,44</text:p>
          </table:table-cell>
          <table:table-cell office:value-type="string" calcext:value-type="string">
            <text:p>:</text:p>
          </table:table-cell>
          <table:table-cell office:value-type="float" office:value="1268" calcext:value-type="float">
            <text:p>1268</text:p>
          </table:table-cell>
          <table:table-cell table:number-columns-repeated="3"/>
        </table:table-row>
        <table:table-row table:style-name="ro1">
          <table:table-cell office:value-type="time" office:time-value="PT20H21M24.442S" calcext:value-type="time">
            <text:p>20:21:24,4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1M26.495S" calcext:value-type="time">
            <text:p>20:21:26,50</text:p>
          </table:table-cell>
          <table:table-cell office:value-type="string" calcext:value-type="string">
            <text:p>:</text:p>
          </table:table-cell>
          <table:table-cell office:value-type="float" office:value="1268" calcext:value-type="float">
            <text:p>1268</text:p>
          </table:table-cell>
          <table:table-cell table:number-columns-repeated="3"/>
        </table:table-row>
        <table:table-row table:style-name="ro1">
          <table:table-cell office:value-type="time" office:time-value="PT20H21M26.495S" calcext:value-type="time">
            <text:p>20:21:26,5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1M28.543S" calcext:value-type="time">
            <text:p>20:21:28,54</text:p>
          </table:table-cell>
          <table:table-cell office:value-type="string" calcext:value-type="string">
            <text:p>:</text:p>
          </table:table-cell>
          <table:table-cell office:value-type="float" office:value="1257" calcext:value-type="float">
            <text:p>1257</text:p>
          </table:table-cell>
          <table:table-cell table:number-columns-repeated="3"/>
        </table:table-row>
        <table:table-row table:style-name="ro1">
          <table:table-cell office:value-type="time" office:time-value="PT20H21M28.543S" calcext:value-type="time">
            <text:p>20:21:28,5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1M30.598S" calcext:value-type="time">
            <text:p>20:21:30,60</text:p>
          </table:table-cell>
          <table:table-cell office:value-type="string" calcext:value-type="string">
            <text:p>:</text:p>
          </table:table-cell>
          <table:table-cell office:value-type="float" office:value="1257" calcext:value-type="float">
            <text:p>1257</text:p>
          </table:table-cell>
          <table:table-cell table:number-columns-repeated="3"/>
        </table:table-row>
        <table:table-row table:style-name="ro1">
          <table:table-cell office:value-type="time" office:time-value="PT20H21M30.598S" calcext:value-type="time">
            <text:p>20:21:30,6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1M32.652S" calcext:value-type="time">
            <text:p>20:21:32,65</text:p>
          </table:table-cell>
          <table:table-cell office:value-type="string" calcext:value-type="string">
            <text:p>:</text:p>
          </table:table-cell>
          <table:table-cell office:value-type="float" office:value="1257" calcext:value-type="float">
            <text:p>1257</text:p>
          </table:table-cell>
          <table:table-cell table:number-columns-repeated="3"/>
        </table:table-row>
        <table:table-row table:style-name="ro1">
          <table:table-cell office:value-type="time" office:time-value="PT20H21M32.652S" calcext:value-type="time">
            <text:p>20:21:32,6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1M34.701S" calcext:value-type="time">
            <text:p>20:21:34,70</text:p>
          </table:table-cell>
          <table:table-cell office:value-type="string" calcext:value-type="string">
            <text:p>:</text:p>
          </table:table-cell>
          <table:table-cell office:value-type="float" office:value="1252" calcext:value-type="float">
            <text:p>1252</text:p>
          </table:table-cell>
          <table:table-cell table:number-columns-repeated="3"/>
        </table:table-row>
        <table:table-row table:style-name="ro1">
          <table:table-cell office:value-type="time" office:time-value="PT20H21M34.701S" calcext:value-type="time">
            <text:p>20:21:34,7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1M36.749S" calcext:value-type="time">
            <text:p>20:21:36,75</text:p>
          </table:table-cell>
          <table:table-cell office:value-type="string" calcext:value-type="string">
            <text:p>:</text:p>
          </table:table-cell>
          <table:table-cell office:value-type="float" office:value="1252" calcext:value-type="float">
            <text:p>1252</text:p>
          </table:table-cell>
          <table:table-cell table:number-columns-repeated="3"/>
        </table:table-row>
        <table:table-row table:style-name="ro1">
          <table:table-cell office:value-type="time" office:time-value="PT20H21M36.749S" calcext:value-type="time">
            <text:p>20:21:36,7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1M38.801S" calcext:value-type="time">
            <text:p>20:21:38,80</text:p>
          </table:table-cell>
          <table:table-cell office:value-type="string" calcext:value-type="string">
            <text:p>:</text:p>
          </table:table-cell>
          <table:table-cell office:value-type="float" office:value="1241" calcext:value-type="float">
            <text:p>1241</text:p>
          </table:table-cell>
          <table:table-cell table:number-columns-repeated="3"/>
        </table:table-row>
        <table:table-row table:style-name="ro1">
          <table:table-cell office:value-type="time" office:time-value="PT20H21M38.801S" calcext:value-type="time">
            <text:p>20:21:38,8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1M40.806S" calcext:value-type="time">
            <text:p>20:21:40,81</text:p>
          </table:table-cell>
          <table:table-cell office:value-type="string" calcext:value-type="string">
            <text:p>:</text:p>
          </table:table-cell>
          <table:table-cell office:value-type="float" office:value="1241" calcext:value-type="float">
            <text:p>1241</text:p>
          </table:table-cell>
          <table:table-cell table:number-columns-repeated="3"/>
        </table:table-row>
        <table:table-row table:style-name="ro1">
          <table:table-cell office:value-type="time" office:time-value="PT20H21M40.853S" calcext:value-type="time">
            <text:p>20:21:40,8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1M42.859S" calcext:value-type="time">
            <text:p>20:21:42,86</text:p>
          </table:table-cell>
          <table:table-cell office:value-type="string" calcext:value-type="string">
            <text:p>:</text:p>
          </table:table-cell>
          <table:table-cell office:value-type="float" office:value="1241" calcext:value-type="float">
            <text:p>1241</text:p>
          </table:table-cell>
          <table:table-cell table:number-columns-repeated="3"/>
        </table:table-row>
        <table:table-row table:style-name="ro1">
          <table:table-cell office:value-type="time" office:time-value="PT20H21M42.906S" calcext:value-type="time">
            <text:p>20:21:42,9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1M44.911S" calcext:value-type="time">
            <text:p>20:21:44,91</text:p>
          </table:table-cell>
          <table:table-cell office:value-type="string" calcext:value-type="string">
            <text:p>:</text:p>
          </table:table-cell>
          <table:table-cell office:value-type="float" office:value="1223" calcext:value-type="float">
            <text:p>1223</text:p>
          </table:table-cell>
          <table:table-cell table:number-columns-repeated="3"/>
        </table:table-row>
        <table:table-row table:style-name="ro1">
          <table:table-cell office:value-type="time" office:time-value="PT20H21M44.958S" calcext:value-type="time">
            <text:p>20:21:44,9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1M46.962S" calcext:value-type="time">
            <text:p>20:21:46,96</text:p>
          </table:table-cell>
          <table:table-cell office:value-type="string" calcext:value-type="string">
            <text:p>:</text:p>
          </table:table-cell>
          <table:table-cell office:value-type="float" office:value="1223" calcext:value-type="float">
            <text:p>1223</text:p>
          </table:table-cell>
          <table:table-cell table:number-columns-repeated="3"/>
        </table:table-row>
        <table:table-row table:style-name="ro1">
          <table:table-cell office:value-type="time" office:time-value="PT20H21M47.009S" calcext:value-type="time">
            <text:p>20:21:47,0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1M49.012S" calcext:value-type="time">
            <text:p>20:21:49,01</text:p>
          </table:table-cell>
          <table:table-cell office:value-type="string" calcext:value-type="string">
            <text:p>:</text:p>
          </table:table-cell>
          <table:table-cell office:value-type="float" office:value="1213" calcext:value-type="float">
            <text:p>1213</text:p>
          </table:table-cell>
          <table:table-cell table:number-columns-repeated="3"/>
        </table:table-row>
        <table:table-row table:style-name="ro1">
          <table:table-cell office:value-type="time" office:time-value="PT20H21M49.059S" calcext:value-type="time">
            <text:p>20:21:49,0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1M51.063S" calcext:value-type="time">
            <text:p>20:21:51,06</text:p>
          </table:table-cell>
          <table:table-cell office:value-type="string" calcext:value-type="string">
            <text:p>:</text:p>
          </table:table-cell>
          <table:table-cell office:value-type="float" office:value="1213" calcext:value-type="float">
            <text:p>1213</text:p>
          </table:table-cell>
          <table:table-cell table:number-columns-repeated="3"/>
        </table:table-row>
        <table:table-row table:style-name="ro1">
          <table:table-cell office:value-type="time" office:time-value="PT20H21M51.111S" calcext:value-type="time">
            <text:p>20:21:51,1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1M53.123S" calcext:value-type="time">
            <text:p>20:21:53,12</text:p>
          </table:table-cell>
          <table:table-cell office:value-type="string" calcext:value-type="string">
            <text:p>:</text:p>
          </table:table-cell>
          <table:table-cell office:value-type="float" office:value="1209" calcext:value-type="float">
            <text:p>1209</text:p>
          </table:table-cell>
          <table:table-cell table:number-columns-repeated="3"/>
        </table:table-row>
        <table:table-row table:style-name="ro1">
          <table:table-cell office:value-type="time" office:time-value="PT20H21M53.17S" calcext:value-type="time">
            <text:p>20:21:53,17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1M55.18S" calcext:value-type="time">
            <text:p>20:21:55,18</text:p>
          </table:table-cell>
          <table:table-cell office:value-type="string" calcext:value-type="string">
            <text:p>:</text:p>
          </table:table-cell>
          <table:table-cell office:value-type="float" office:value="1209" calcext:value-type="float">
            <text:p>1209</text:p>
          </table:table-cell>
          <table:table-cell table:number-columns-repeated="3"/>
        </table:table-row>
        <table:table-row table:style-name="ro1">
          <table:table-cell office:value-type="time" office:time-value="PT20H21M55.18S" calcext:value-type="time">
            <text:p>20:21:55,1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1M57.231S" calcext:value-type="time">
            <text:p>20:21:57,23</text:p>
          </table:table-cell>
          <table:table-cell office:value-type="string" calcext:value-type="string">
            <text:p>:</text:p>
          </table:table-cell>
          <table:table-cell office:value-type="float" office:value="1209" calcext:value-type="float">
            <text:p>1209</text:p>
          </table:table-cell>
          <table:table-cell table:number-columns-repeated="3"/>
        </table:table-row>
        <table:table-row table:style-name="ro1">
          <table:table-cell office:value-type="time" office:time-value="PT20H21M57.231S" calcext:value-type="time">
            <text:p>20:21:57,2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1M59.281S" calcext:value-type="time">
            <text:p>20:21:59,28</text:p>
          </table:table-cell>
          <table:table-cell office:value-type="string" calcext:value-type="string">
            <text:p>:</text:p>
          </table:table-cell>
          <table:table-cell office:value-type="float" office:value="1195" calcext:value-type="float">
            <text:p>1195</text:p>
          </table:table-cell>
          <table:table-cell table:number-columns-repeated="3"/>
        </table:table-row>
        <table:table-row table:style-name="ro1">
          <table:table-cell office:value-type="time" office:time-value="PT20H21M59.281S" calcext:value-type="time">
            <text:p>20:21:59,2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2M01.333S" calcext:value-type="time">
            <text:p>20:22:01,33</text:p>
          </table:table-cell>
          <table:table-cell office:value-type="string" calcext:value-type="string">
            <text:p>:</text:p>
          </table:table-cell>
          <table:table-cell office:value-type="float" office:value="1195" calcext:value-type="float">
            <text:p>1195</text:p>
          </table:table-cell>
          <table:table-cell table:number-columns-repeated="3"/>
        </table:table-row>
        <table:table-row table:style-name="ro1">
          <table:table-cell office:value-type="time" office:time-value="PT20H22M01.333S" calcext:value-type="time">
            <text:p>20:22:01,3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2M03.386S" calcext:value-type="time">
            <text:p>20:22:03,39</text:p>
          </table:table-cell>
          <table:table-cell office:value-type="string" calcext:value-type="string">
            <text:p>:</text:p>
          </table:table-cell>
          <table:table-cell office:value-type="float" office:value="1185" calcext:value-type="float">
            <text:p>1185</text:p>
          </table:table-cell>
          <table:table-cell table:number-columns-repeated="3"/>
        </table:table-row>
        <table:table-row table:style-name="ro1">
          <table:table-cell office:value-type="time" office:time-value="PT20H22M03.386S" calcext:value-type="time">
            <text:p>20:22:03,3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2M05.434S" calcext:value-type="time">
            <text:p>20:22:05,43</text:p>
          </table:table-cell>
          <table:table-cell office:value-type="string" calcext:value-type="string">
            <text:p>:</text:p>
          </table:table-cell>
          <table:table-cell office:value-type="float" office:value="1185" calcext:value-type="float">
            <text:p>1185</text:p>
          </table:table-cell>
          <table:table-cell table:number-columns-repeated="3"/>
        </table:table-row>
        <table:table-row table:style-name="ro1">
          <table:table-cell office:value-type="time" office:time-value="PT20H22M05.434S" calcext:value-type="time">
            <text:p>20:22:05,4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2M07.442S" calcext:value-type="time">
            <text:p>20:22:07,44</text:p>
          </table:table-cell>
          <table:table-cell office:value-type="string" calcext:value-type="string">
            <text:p>:</text:p>
          </table:table-cell>
          <table:table-cell office:value-type="float" office:value="1185" calcext:value-type="float">
            <text:p>1185</text:p>
          </table:table-cell>
          <table:table-cell table:number-columns-repeated="3"/>
        </table:table-row>
        <table:table-row table:style-name="ro1">
          <table:table-cell office:value-type="time" office:time-value="PT20H22M07.489S" calcext:value-type="time">
            <text:p>20:22:07,4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2M09.496S" calcext:value-type="time">
            <text:p>20:22:09,50</text:p>
          </table:table-cell>
          <table:table-cell office:value-type="string" calcext:value-type="string">
            <text:p>:</text:p>
          </table:table-cell>
          <table:table-cell office:value-type="float" office:value="1178" calcext:value-type="float">
            <text:p>1178</text:p>
          </table:table-cell>
          <table:table-cell table:number-columns-repeated="3"/>
        </table:table-row>
        <table:table-row table:style-name="ro1">
          <table:table-cell office:value-type="time" office:time-value="PT20H22M09.542S" calcext:value-type="time">
            <text:p>20:22:09,5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2M11.552S" calcext:value-type="time">
            <text:p>20:22:11,55</text:p>
          </table:table-cell>
          <table:table-cell office:value-type="string" calcext:value-type="string">
            <text:p>:</text:p>
          </table:table-cell>
          <table:table-cell office:value-type="float" office:value="1178" calcext:value-type="float">
            <text:p>1178</text:p>
          </table:table-cell>
          <table:table-cell table:number-columns-repeated="3"/>
        </table:table-row>
        <table:table-row table:style-name="ro1">
          <table:table-cell office:value-type="time" office:time-value="PT20H22M11.598S" calcext:value-type="time">
            <text:p>20:22:11,6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2M13.606S" calcext:value-type="time">
            <text:p>20:22:13,61</text:p>
          </table:table-cell>
          <table:table-cell office:value-type="string" calcext:value-type="string">
            <text:p>:</text:p>
          </table:table-cell>
          <table:table-cell office:value-type="float" office:value="1180" calcext:value-type="float">
            <text:p>1180</text:p>
          </table:table-cell>
          <table:table-cell table:number-columns-repeated="3"/>
        </table:table-row>
        <table:table-row table:style-name="ro1">
          <table:table-cell office:value-type="time" office:time-value="PT20H22M13.652S" calcext:value-type="time">
            <text:p>20:22:13,6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2M15.658S" calcext:value-type="time">
            <text:p>20:22:15,66</text:p>
          </table:table-cell>
          <table:table-cell office:value-type="string" calcext:value-type="string">
            <text:p>:</text:p>
          </table:table-cell>
          <table:table-cell office:value-type="float" office:value="1180" calcext:value-type="float">
            <text:p>1180</text:p>
          </table:table-cell>
          <table:table-cell table:number-columns-repeated="3"/>
        </table:table-row>
        <table:table-row table:style-name="ro1">
          <table:table-cell office:value-type="time" office:time-value="PT20H22M15.704S" calcext:value-type="time">
            <text:p>20:22:15,7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2M17.71S" calcext:value-type="time">
            <text:p>20:22:17,71</text:p>
          </table:table-cell>
          <table:table-cell office:value-type="string" calcext:value-type="string">
            <text:p>:</text:p>
          </table:table-cell>
          <table:table-cell office:value-type="float" office:value="1180" calcext:value-type="float">
            <text:p>1180</text:p>
          </table:table-cell>
          <table:table-cell table:number-columns-repeated="3"/>
        </table:table-row>
        <table:table-row table:style-name="ro1">
          <table:table-cell office:value-type="time" office:time-value="PT20H22M17.756S" calcext:value-type="time">
            <text:p>20:22:17,7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2M19.766S" calcext:value-type="time">
            <text:p>20:22:19,77</text:p>
          </table:table-cell>
          <table:table-cell office:value-type="string" calcext:value-type="string">
            <text:p>:</text:p>
          </table:table-cell>
          <table:table-cell office:value-type="float" office:value="1177" calcext:value-type="float">
            <text:p>1177</text:p>
          </table:table-cell>
          <table:table-cell table:number-columns-repeated="3"/>
        </table:table-row>
        <table:table-row table:style-name="ro1">
          <table:table-cell office:value-type="time" office:time-value="PT20H22M19.766S" calcext:value-type="time">
            <text:p>20:22:19,77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2M21.816S" calcext:value-type="time">
            <text:p>20:22:21,82</text:p>
          </table:table-cell>
          <table:table-cell office:value-type="string" calcext:value-type="string">
            <text:p>:</text:p>
          </table:table-cell>
          <table:table-cell office:value-type="float" office:value="1177" calcext:value-type="float">
            <text:p>1177</text:p>
          </table:table-cell>
          <table:table-cell table:number-columns-repeated="3"/>
        </table:table-row>
        <table:table-row table:style-name="ro1">
          <table:table-cell office:value-type="time" office:time-value="PT20H22M21.816S" calcext:value-type="time">
            <text:p>20:22:21,8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2M23.863S" calcext:value-type="time">
            <text:p>20:22:23,86</text:p>
          </table:table-cell>
          <table:table-cell office:value-type="string" calcext:value-type="string">
            <text:p>:</text:p>
          </table:table-cell>
          <table:table-cell office:value-type="float" office:value="1172" calcext:value-type="float">
            <text:p>1172</text:p>
          </table:table-cell>
          <table:table-cell table:number-columns-repeated="3"/>
        </table:table-row>
        <table:table-row table:style-name="ro1">
          <table:table-cell office:value-type="time" office:time-value="PT20H22M23.863S" calcext:value-type="time">
            <text:p>20:22:23,8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2M25.913S" calcext:value-type="time">
            <text:p>20:22:25,91</text:p>
          </table:table-cell>
          <table:table-cell office:value-type="string" calcext:value-type="string">
            <text:p>:</text:p>
          </table:table-cell>
          <table:table-cell office:value-type="float" office:value="1172" calcext:value-type="float">
            <text:p>1172</text:p>
          </table:table-cell>
          <table:table-cell table:number-columns-repeated="3"/>
        </table:table-row>
        <table:table-row table:style-name="ro1">
          <table:table-cell office:value-type="time" office:time-value="PT20H22M25.913S" calcext:value-type="time">
            <text:p>20:22:25,9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2M27.962S" calcext:value-type="time">
            <text:p>20:22:27,96</text:p>
          </table:table-cell>
          <table:table-cell office:value-type="string" calcext:value-type="string">
            <text:p>:</text:p>
          </table:table-cell>
          <table:table-cell office:value-type="float" office:value="1172" calcext:value-type="float">
            <text:p>1172</text:p>
          </table:table-cell>
          <table:table-cell table:number-columns-repeated="3"/>
        </table:table-row>
        <table:table-row table:style-name="ro1">
          <table:table-cell office:value-type="time" office:time-value="PT20H22M28.009S" calcext:value-type="time">
            <text:p>20:22:28,0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2M30.014S" calcext:value-type="time">
            <text:p>20:22:30,01</text:p>
          </table:table-cell>
          <table:table-cell office:value-type="string" calcext:value-type="string">
            <text:p>:</text:p>
          </table:table-cell>
          <table:table-cell office:value-type="float" office:value="1169" calcext:value-type="float">
            <text:p>1169</text:p>
          </table:table-cell>
          <table:table-cell table:number-columns-repeated="3"/>
        </table:table-row>
        <table:table-row table:style-name="ro1">
          <table:table-cell office:value-type="time" office:time-value="PT20H22M30.061S" calcext:value-type="time">
            <text:p>20:22:30,0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2M32.061S" calcext:value-type="time">
            <text:p>20:22:32,06</text:p>
          </table:table-cell>
          <table:table-cell office:value-type="string" calcext:value-type="string">
            <text:p>:</text:p>
          </table:table-cell>
          <table:table-cell office:value-type="float" office:value="1169" calcext:value-type="float">
            <text:p>1169</text:p>
          </table:table-cell>
          <table:table-cell table:number-columns-repeated="3"/>
        </table:table-row>
        <table:table-row table:style-name="ro1">
          <table:table-cell office:value-type="time" office:time-value="PT20H22M32.107S" calcext:value-type="time">
            <text:p>20:22:32,1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2M34.11S" calcext:value-type="time">
            <text:p>20:22:34,11</text:p>
          </table:table-cell>
          <table:table-cell office:value-type="string" calcext:value-type="string">
            <text:p>:</text:p>
          </table:table-cell>
          <table:table-cell office:value-type="float" office:value="1169" calcext:value-type="float">
            <text:p>1169</text:p>
          </table:table-cell>
          <table:table-cell table:number-columns-repeated="3"/>
        </table:table-row>
        <table:table-row table:style-name="ro1">
          <table:table-cell office:value-type="time" office:time-value="PT20H22M34.156S" calcext:value-type="time">
            <text:p>20:22:34,1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2M36.162S" calcext:value-type="time">
            <text:p>20:22:36,16</text:p>
          </table:table-cell>
          <table:table-cell office:value-type="string" calcext:value-type="string">
            <text:p>:</text:p>
          </table:table-cell>
          <table:table-cell office:value-type="float" office:value="1169" calcext:value-type="float">
            <text:p>1169</text:p>
          </table:table-cell>
          <table:table-cell table:number-columns-repeated="3"/>
        </table:table-row>
        <table:table-row table:style-name="ro1">
          <table:table-cell office:value-type="time" office:time-value="PT20H22M36.209S" calcext:value-type="time">
            <text:p>20:22:36,2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2M38.219S" calcext:value-type="time">
            <text:p>20:22:38,22</text:p>
          </table:table-cell>
          <table:table-cell office:value-type="string" calcext:value-type="string">
            <text:p>:</text:p>
          </table:table-cell>
          <table:table-cell office:value-type="float" office:value="1161" calcext:value-type="float">
            <text:p>1161</text:p>
          </table:table-cell>
          <table:table-cell table:number-columns-repeated="3"/>
        </table:table-row>
        <table:table-row table:style-name="ro1">
          <table:table-cell office:value-type="time" office:time-value="PT20H22M38.265S" calcext:value-type="time">
            <text:p>20:22:38,27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2M40.275S" calcext:value-type="time">
            <text:p>20:22:40,28</text:p>
          </table:table-cell>
          <table:table-cell office:value-type="string" calcext:value-type="string">
            <text:p>:</text:p>
          </table:table-cell>
          <table:table-cell office:value-type="float" office:value="1161" calcext:value-type="float">
            <text:p>1161</text:p>
          </table:table-cell>
          <table:table-cell table:number-columns-repeated="3"/>
        </table:table-row>
        <table:table-row table:style-name="ro1">
          <table:table-cell office:value-type="time" office:time-value="PT20H22M40.275S" calcext:value-type="time">
            <text:p>20:22:40,2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2M42.332S" calcext:value-type="time">
            <text:p>20:22:42,33</text:p>
          </table:table-cell>
          <table:table-cell office:value-type="string" calcext:value-type="string">
            <text:p>:</text:p>
          </table:table-cell>
          <table:table-cell office:value-type="float" office:value="1161" calcext:value-type="float">
            <text:p>1161</text:p>
          </table:table-cell>
          <table:table-cell table:number-columns-repeated="3"/>
        </table:table-row>
        <table:table-row table:style-name="ro1">
          <table:table-cell office:value-type="time" office:time-value="PT20H22M42.332S" calcext:value-type="time">
            <text:p>20:22:42,3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2M44.385S" calcext:value-type="time">
            <text:p>20:22:44,39</text:p>
          </table:table-cell>
          <table:table-cell office:value-type="string" calcext:value-type="string">
            <text:p>:</text:p>
          </table:table-cell>
          <table:table-cell office:value-type="float" office:value="1137" calcext:value-type="float">
            <text:p>1137</text:p>
          </table:table-cell>
          <table:table-cell table:number-columns-repeated="3"/>
        </table:table-row>
        <table:table-row table:style-name="ro1">
          <table:table-cell office:value-type="time" office:time-value="PT20H22M44.385S" calcext:value-type="time">
            <text:p>20:22:44,3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2M46.395S" calcext:value-type="time">
            <text:p>20:22:46,40</text:p>
          </table:table-cell>
          <table:table-cell office:value-type="string" calcext:value-type="string">
            <text:p>:</text:p>
          </table:table-cell>
          <table:table-cell office:value-type="float" office:value="1137" calcext:value-type="float">
            <text:p>1137</text:p>
          </table:table-cell>
          <table:table-cell table:number-columns-repeated="3"/>
        </table:table-row>
        <table:table-row table:style-name="ro1">
          <table:table-cell office:value-type="time" office:time-value="PT20H22M46.441S" calcext:value-type="time">
            <text:p>20:22:46,4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2M48.45S" calcext:value-type="time">
            <text:p>20:22:48,45</text:p>
          </table:table-cell>
          <table:table-cell office:value-type="string" calcext:value-type="string">
            <text:p>:</text:p>
          </table:table-cell>
          <table:table-cell office:value-type="float" office:value="1129" calcext:value-type="float">
            <text:p>1129</text:p>
          </table:table-cell>
          <table:table-cell table:number-columns-repeated="3"/>
        </table:table-row>
        <table:table-row table:style-name="ro1">
          <table:table-cell office:value-type="time" office:time-value="PT20H22M48.497S" calcext:value-type="time">
            <text:p>20:22:48,5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2M50.508S" calcext:value-type="time">
            <text:p>20:22:50,51</text:p>
          </table:table-cell>
          <table:table-cell office:value-type="string" calcext:value-type="string">
            <text:p>:</text:p>
          </table:table-cell>
          <table:table-cell office:value-type="float" office:value="1129" calcext:value-type="float">
            <text:p>1129</text:p>
          </table:table-cell>
          <table:table-cell table:number-columns-repeated="3"/>
        </table:table-row>
        <table:table-row table:style-name="ro1">
          <table:table-cell office:value-type="time" office:time-value="PT20H22M50.556S" calcext:value-type="time">
            <text:p>20:22:50,5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2M52.569S" calcext:value-type="time">
            <text:p>20:22:52,57</text:p>
          </table:table-cell>
          <table:table-cell office:value-type="string" calcext:value-type="string">
            <text:p>:</text:p>
          </table:table-cell>
          <table:table-cell office:value-type="float" office:value="1129" calcext:value-type="float">
            <text:p>1129</text:p>
          </table:table-cell>
          <table:table-cell table:number-columns-repeated="3"/>
        </table:table-row>
        <table:table-row table:style-name="ro1">
          <table:table-cell office:value-type="time" office:time-value="PT20H22M52.569S" calcext:value-type="time">
            <text:p>20:22:52,57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2M54.618S" calcext:value-type="time">
            <text:p>20:22:54,62</text:p>
          </table:table-cell>
          <table:table-cell office:value-type="string" calcext:value-type="string">
            <text:p>:</text:p>
          </table:table-cell>
          <table:table-cell office:value-type="float" office:value="1125" calcext:value-type="float">
            <text:p>1125</text:p>
          </table:table-cell>
          <table:table-cell table:number-columns-repeated="3"/>
        </table:table-row>
        <table:table-row table:style-name="ro1">
          <table:table-cell office:value-type="time" office:time-value="PT20H22M54.618S" calcext:value-type="time">
            <text:p>20:22:54,6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2M56.672S" calcext:value-type="time">
            <text:p>20:22:56,67</text:p>
          </table:table-cell>
          <table:table-cell office:value-type="string" calcext:value-type="string">
            <text:p>:</text:p>
          </table:table-cell>
          <table:table-cell office:value-type="float" office:value="1125" calcext:value-type="float">
            <text:p>1125</text:p>
          </table:table-cell>
          <table:table-cell table:number-columns-repeated="3"/>
        </table:table-row>
        <table:table-row table:style-name="ro1">
          <table:table-cell office:value-type="time" office:time-value="PT20H22M56.672S" calcext:value-type="time">
            <text:p>20:22:56,67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2M58.731S" calcext:value-type="time">
            <text:p>20:22:58,73</text:p>
          </table:table-cell>
          <table:table-cell office:value-type="string" calcext:value-type="string">
            <text:p>:</text:p>
          </table:table-cell>
          <table:table-cell office:value-type="float" office:value="1119" calcext:value-type="float">
            <text:p>1119</text:p>
          </table:table-cell>
          <table:table-cell table:number-columns-repeated="3"/>
        </table:table-row>
        <table:table-row table:style-name="ro1">
          <table:table-cell office:value-type="time" office:time-value="PT20H22M58.731S" calcext:value-type="time">
            <text:p>20:22:58,7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3M00.739S" calcext:value-type="time">
            <text:p>20:23:00,74</text:p>
          </table:table-cell>
          <table:table-cell office:value-type="string" calcext:value-type="string">
            <text:p>:</text:p>
          </table:table-cell>
          <table:table-cell office:value-type="float" office:value="1119" calcext:value-type="float">
            <text:p>1119</text:p>
          </table:table-cell>
          <table:table-cell table:number-columns-repeated="3"/>
        </table:table-row>
        <table:table-row table:style-name="ro1">
          <table:table-cell office:value-type="time" office:time-value="PT20H23M00.786S" calcext:value-type="time">
            <text:p>20:23:00,7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3M02.796S" calcext:value-type="time">
            <text:p>20:23:02,80</text:p>
          </table:table-cell>
          <table:table-cell office:value-type="string" calcext:value-type="string">
            <text:p>:</text:p>
          </table:table-cell>
          <table:table-cell office:value-type="float" office:value="1119" calcext:value-type="float">
            <text:p>1119</text:p>
          </table:table-cell>
          <table:table-cell table:number-columns-repeated="3"/>
        </table:table-row>
        <table:table-row table:style-name="ro1">
          <table:table-cell office:value-type="time" office:time-value="PT20H23M02.843S" calcext:value-type="time">
            <text:p>20:23:02,8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3M04.849S" calcext:value-type="time">
            <text:p>20:23:04,85</text:p>
          </table:table-cell>
          <table:table-cell office:value-type="string" calcext:value-type="string">
            <text:p>:</text:p>
          </table:table-cell>
          <table:table-cell office:value-type="float" office:value="1113" calcext:value-type="float">
            <text:p>1113</text:p>
          </table:table-cell>
          <table:table-cell table:number-columns-repeated="3"/>
        </table:table-row>
        <table:table-row table:style-name="ro1">
          <table:table-cell office:value-type="time" office:time-value="PT20H23M04.897S" calcext:value-type="time">
            <text:p>20:23:04,9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3M06.901S" calcext:value-type="time">
            <text:p>20:23:06,90</text:p>
          </table:table-cell>
          <table:table-cell office:value-type="string" calcext:value-type="string">
            <text:p>:</text:p>
          </table:table-cell>
          <table:table-cell office:value-type="float" office:value="1113" calcext:value-type="float">
            <text:p>1113</text:p>
          </table:table-cell>
          <table:table-cell table:number-columns-repeated="3"/>
        </table:table-row>
        <table:table-row table:style-name="ro1">
          <table:table-cell office:value-type="time" office:time-value="PT20H23M06.948S" calcext:value-type="time">
            <text:p>20:23:06,9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3M08.951S" calcext:value-type="time">
            <text:p>20:23:08,95</text:p>
          </table:table-cell>
          <table:table-cell office:value-type="string" calcext:value-type="string">
            <text:p>:</text:p>
          </table:table-cell>
          <table:table-cell office:value-type="float" office:value="1109" calcext:value-type="float">
            <text:p>1109</text:p>
          </table:table-cell>
          <table:table-cell table:number-columns-repeated="3"/>
        </table:table-row>
        <table:table-row table:style-name="ro1">
          <table:table-cell office:value-type="time" office:time-value="PT20H23M08.997S" calcext:value-type="time">
            <text:p>20:23:09,0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3M11.005S" calcext:value-type="time">
            <text:p>20:23:11,01</text:p>
          </table:table-cell>
          <table:table-cell office:value-type="string" calcext:value-type="string">
            <text:p>:</text:p>
          </table:table-cell>
          <table:table-cell office:value-type="float" office:value="1109" calcext:value-type="float">
            <text:p>1109</text:p>
          </table:table-cell>
          <table:table-cell table:number-columns-repeated="3"/>
        </table:table-row>
        <table:table-row table:style-name="ro1">
          <table:table-cell office:value-type="time" office:time-value="PT20H23M11.051S" calcext:value-type="time">
            <text:p>20:23:11,0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3M13.056S" calcext:value-type="time">
            <text:p>20:23:13,06</text:p>
          </table:table-cell>
          <table:table-cell office:value-type="string" calcext:value-type="string">
            <text:p>:</text:p>
          </table:table-cell>
          <table:table-cell office:value-type="float" office:value="1109" calcext:value-type="float">
            <text:p>1109</text:p>
          </table:table-cell>
          <table:table-cell table:number-columns-repeated="3"/>
        </table:table-row>
        <table:table-row table:style-name="ro1">
          <table:table-cell office:value-type="time" office:time-value="PT20H23M13.102S" calcext:value-type="time">
            <text:p>20:23:13,1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3M15.105S" calcext:value-type="time">
            <text:p>20:23:15,11</text:p>
          </table:table-cell>
          <table:table-cell office:value-type="string" calcext:value-type="string">
            <text:p>:</text:p>
          </table:table-cell>
          <table:table-cell office:value-type="float" office:value="1109" calcext:value-type="float">
            <text:p>1109</text:p>
          </table:table-cell>
          <table:table-cell table:number-columns-repeated="3"/>
        </table:table-row>
        <table:table-row table:style-name="ro1">
          <table:table-cell office:value-type="time" office:time-value="PT20H23M15.152S" calcext:value-type="time">
            <text:p>20:23:15,1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3M17.151S" calcext:value-type="time">
            <text:p>20:23:17,15</text:p>
          </table:table-cell>
          <table:table-cell office:value-type="string" calcext:value-type="string">
            <text:p>:</text:p>
          </table:table-cell>
          <table:table-cell office:value-type="float" office:value="1109" calcext:value-type="float">
            <text:p>1109</text:p>
          </table:table-cell>
          <table:table-cell table:number-columns-repeated="3"/>
        </table:table-row>
        <table:table-row table:style-name="ro1">
          <table:table-cell office:value-type="time" office:time-value="PT20H23M17.198S" calcext:value-type="time">
            <text:p>20:23:17,2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3M19.206S" calcext:value-type="time">
            <text:p>20:23:19,21</text:p>
          </table:table-cell>
          <table:table-cell office:value-type="string" calcext:value-type="string">
            <text:p>:</text:p>
          </table:table-cell>
          <table:table-cell office:value-type="float" office:value="1105" calcext:value-type="float">
            <text:p>1105</text:p>
          </table:table-cell>
          <table:table-cell table:number-columns-repeated="3"/>
        </table:table-row>
        <table:table-row table:style-name="ro1">
          <table:table-cell office:value-type="time" office:time-value="PT20H23M19.253S" calcext:value-type="time">
            <text:p>20:23:19,2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3M21.257S" calcext:value-type="time">
            <text:p>20:23:21,26</text:p>
          </table:table-cell>
          <table:table-cell office:value-type="string" calcext:value-type="string">
            <text:p>:</text:p>
          </table:table-cell>
          <table:table-cell office:value-type="float" office:value="1105" calcext:value-type="float">
            <text:p>1105</text:p>
          </table:table-cell>
          <table:table-cell table:number-columns-repeated="3"/>
        </table:table-row>
        <table:table-row table:style-name="ro1">
          <table:table-cell office:value-type="time" office:time-value="PT20H23M21.257S" calcext:value-type="time">
            <text:p>20:23:21,2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3M23.303S" calcext:value-type="time">
            <text:p>20:23:23,30</text:p>
          </table:table-cell>
          <table:table-cell office:value-type="string" calcext:value-type="string">
            <text:p>:</text:p>
          </table:table-cell>
          <table:table-cell office:value-type="float" office:value="1100" calcext:value-type="float">
            <text:p>1100</text:p>
          </table:table-cell>
          <table:table-cell table:number-columns-repeated="3"/>
        </table:table-row>
        <table:table-row table:style-name="ro1">
          <table:table-cell office:value-type="time" office:time-value="PT20H23M23.349S" calcext:value-type="time">
            <text:p>20:23:23,3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3M25.359S" calcext:value-type="time">
            <text:p>20:23:25,36</text:p>
          </table:table-cell>
          <table:table-cell office:value-type="string" calcext:value-type="string">
            <text:p>:</text:p>
          </table:table-cell>
          <table:table-cell office:value-type="float" office:value="1100" calcext:value-type="float">
            <text:p>1100</text:p>
          </table:table-cell>
          <table:table-cell table:number-columns-repeated="3"/>
        </table:table-row>
        <table:table-row table:style-name="ro1">
          <table:table-cell office:value-type="time" office:time-value="PT20H23M25.359S" calcext:value-type="time">
            <text:p>20:23:25,3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3M27.408S" calcext:value-type="time">
            <text:p>20:23:27,41</text:p>
          </table:table-cell>
          <table:table-cell office:value-type="string" calcext:value-type="string">
            <text:p>:</text:p>
          </table:table-cell>
          <table:table-cell office:value-type="float" office:value="1100" calcext:value-type="float">
            <text:p>1100</text:p>
          </table:table-cell>
          <table:table-cell table:number-columns-repeated="3"/>
        </table:table-row>
        <table:table-row table:style-name="ro1">
          <table:table-cell office:value-type="time" office:time-value="PT20H23M27.408S" calcext:value-type="time">
            <text:p>20:23:27,4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3M29.462S" calcext:value-type="time">
            <text:p>20:23:29,46</text:p>
          </table:table-cell>
          <table:table-cell office:value-type="string" calcext:value-type="string">
            <text:p>:</text:p>
          </table:table-cell>
          <table:table-cell office:value-type="float" office:value="1096" calcext:value-type="float">
            <text:p>1096</text:p>
          </table:table-cell>
          <table:table-cell table:number-columns-repeated="3"/>
        </table:table-row>
        <table:table-row table:style-name="ro1">
          <table:table-cell office:value-type="time" office:time-value="PT20H23M29.462S" calcext:value-type="time">
            <text:p>20:23:29,4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3M31.517S" calcext:value-type="time">
            <text:p>20:23:31,52</text:p>
          </table:table-cell>
          <table:table-cell office:value-type="string" calcext:value-type="string">
            <text:p>:</text:p>
          </table:table-cell>
          <table:table-cell office:value-type="float" office:value="1096" calcext:value-type="float">
            <text:p>1096</text:p>
          </table:table-cell>
          <table:table-cell table:number-columns-repeated="3"/>
        </table:table-row>
        <table:table-row table:style-name="ro1">
          <table:table-cell office:value-type="time" office:time-value="PT20H23M31.517S" calcext:value-type="time">
            <text:p>20:23:31,5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3M33.531S" calcext:value-type="time">
            <text:p>20:23:33,53</text:p>
          </table:table-cell>
          <table:table-cell office:value-type="string" calcext:value-type="string">
            <text:p>:</text:p>
          </table:table-cell>
          <table:table-cell office:value-type="float" office:value="1092" calcext:value-type="float">
            <text:p>1092</text:p>
          </table:table-cell>
          <table:table-cell table:number-columns-repeated="3"/>
        </table:table-row>
        <table:table-row table:style-name="ro1">
          <table:table-cell office:value-type="time" office:time-value="PT20H23M33.578S" calcext:value-type="time">
            <text:p>20:23:33,5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3M35.587S" calcext:value-type="time">
            <text:p>20:23:35,59</text:p>
          </table:table-cell>
          <table:table-cell office:value-type="string" calcext:value-type="string">
            <text:p>:</text:p>
          </table:table-cell>
          <table:table-cell office:value-type="float" office:value="1092" calcext:value-type="float">
            <text:p>1092</text:p>
          </table:table-cell>
          <table:table-cell table:number-columns-repeated="3"/>
        </table:table-row>
        <table:table-row table:style-name="ro1">
          <table:table-cell office:value-type="time" office:time-value="PT20H23M35.634S" calcext:value-type="time">
            <text:p>20:23:35,6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3M37.641S" calcext:value-type="time">
            <text:p>20:23:37,64</text:p>
          </table:table-cell>
          <table:table-cell office:value-type="string" calcext:value-type="string">
            <text:p>:</text:p>
          </table:table-cell>
          <table:table-cell office:value-type="float" office:value="1092" calcext:value-type="float">
            <text:p>1092</text:p>
          </table:table-cell>
          <table:table-cell table:number-columns-repeated="3"/>
        </table:table-row>
        <table:table-row table:style-name="ro1">
          <table:table-cell office:value-type="time" office:time-value="PT20H23M37.688S" calcext:value-type="time">
            <text:p>20:23:37,6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3M39.693S" calcext:value-type="time">
            <text:p>20:23:39,69</text:p>
          </table:table-cell>
          <table:table-cell office:value-type="string" calcext:value-type="string">
            <text:p>:</text:p>
          </table:table-cell>
          <table:table-cell office:value-type="float" office:value="1092" calcext:value-type="float">
            <text:p>1092</text:p>
          </table:table-cell>
          <table:table-cell table:number-columns-repeated="3"/>
        </table:table-row>
        <table:table-row table:style-name="ro1">
          <table:table-cell office:value-type="time" office:time-value="PT20H23M39.74S" calcext:value-type="time">
            <text:p>20:23:39,7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3M41.742S" calcext:value-type="time">
            <text:p>20:23:41,74</text:p>
          </table:table-cell>
          <table:table-cell office:value-type="string" calcext:value-type="string">
            <text:p>:</text:p>
          </table:table-cell>
          <table:table-cell office:value-type="float" office:value="1092" calcext:value-type="float">
            <text:p>1092</text:p>
          </table:table-cell>
          <table:table-cell table:number-columns-repeated="3"/>
        </table:table-row>
        <table:table-row table:style-name="ro1">
          <table:table-cell office:value-type="time" office:time-value="PT20H23M41.789S" calcext:value-type="time">
            <text:p>20:23:41,7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3M43.794S" calcext:value-type="time">
            <text:p>20:23:43,79</text:p>
          </table:table-cell>
          <table:table-cell office:value-type="string" calcext:value-type="string">
            <text:p>:</text:p>
          </table:table-cell>
          <table:table-cell office:value-type="float" office:value="1087" calcext:value-type="float">
            <text:p>1087</text:p>
          </table:table-cell>
          <table:table-cell table:number-columns-repeated="3"/>
        </table:table-row>
        <table:table-row table:style-name="ro1">
          <table:table-cell office:value-type="time" office:time-value="PT20H23M43.841S" calcext:value-type="time">
            <text:p>20:23:43,8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3M45.852S" calcext:value-type="time">
            <text:p>20:23:45,85</text:p>
          </table:table-cell>
          <table:table-cell office:value-type="string" calcext:value-type="string">
            <text:p>:</text:p>
          </table:table-cell>
          <table:table-cell office:value-type="float" office:value="1087" calcext:value-type="float">
            <text:p>1087</text:p>
          </table:table-cell>
          <table:table-cell table:number-columns-repeated="3"/>
        </table:table-row>
        <table:table-row table:style-name="ro1">
          <table:table-cell office:value-type="time" office:time-value="PT20H23M45.852S" calcext:value-type="time">
            <text:p>20:23:45,8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3M47.907S" calcext:value-type="time">
            <text:p>20:23:47,91</text:p>
          </table:table-cell>
          <table:table-cell office:value-type="string" calcext:value-type="string">
            <text:p>:</text:p>
          </table:table-cell>
          <table:table-cell office:value-type="float" office:value="1087" calcext:value-type="float">
            <text:p>1087</text:p>
          </table:table-cell>
          <table:table-cell table:number-columns-repeated="3"/>
        </table:table-row>
        <table:table-row table:style-name="ro1">
          <table:table-cell office:value-type="time" office:time-value="PT20H23M47.907S" calcext:value-type="time">
            <text:p>20:23:47,9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3M49.959S" calcext:value-type="time">
            <text:p>20:23:49,96</text:p>
          </table:table-cell>
          <table:table-cell office:value-type="string" calcext:value-type="string">
            <text:p>:</text:p>
          </table:table-cell>
          <table:table-cell office:value-type="float" office:value="1087" calcext:value-type="float">
            <text:p>1087</text:p>
          </table:table-cell>
          <table:table-cell table:number-columns-repeated="3"/>
        </table:table-row>
        <table:table-row table:style-name="ro1">
          <table:table-cell office:value-type="time" office:time-value="PT20H23M49.959S" calcext:value-type="time">
            <text:p>20:23:49,9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3M52.011S" calcext:value-type="time">
            <text:p>20:23:52,01</text:p>
          </table:table-cell>
          <table:table-cell office:value-type="string" calcext:value-type="string">
            <text:p>:</text:p>
          </table:table-cell>
          <table:table-cell office:value-type="float" office:value="1087" calcext:value-type="float">
            <text:p>1087</text:p>
          </table:table-cell>
          <table:table-cell table:number-columns-repeated="3"/>
        </table:table-row>
        <table:table-row table:style-name="ro1">
          <table:table-cell office:value-type="time" office:time-value="PT20H23M52.011S" calcext:value-type="time">
            <text:p>20:23:52,0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3M54.059S" calcext:value-type="time">
            <text:p>20:23:54,06</text:p>
          </table:table-cell>
          <table:table-cell office:value-type="string" calcext:value-type="string">
            <text:p>:</text:p>
          </table:table-cell>
          <table:table-cell office:value-type="float" office:value="1084" calcext:value-type="float">
            <text:p>1084</text:p>
          </table:table-cell>
          <table:table-cell table:number-columns-repeated="3"/>
        </table:table-row>
        <table:table-row table:style-name="ro1">
          <table:table-cell office:value-type="time" office:time-value="PT20H23M54.059S" calcext:value-type="time">
            <text:p>20:23:54,0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3M56.116S" calcext:value-type="time">
            <text:p>20:23:56,12</text:p>
          </table:table-cell>
          <table:table-cell office:value-type="string" calcext:value-type="string">
            <text:p>:</text:p>
          </table:table-cell>
          <table:table-cell office:value-type="float" office:value="1084" calcext:value-type="float">
            <text:p>1084</text:p>
          </table:table-cell>
          <table:table-cell table:number-columns-repeated="3"/>
        </table:table-row>
        <table:table-row table:style-name="ro1">
          <table:table-cell office:value-type="time" office:time-value="PT20H23M56.116S" calcext:value-type="time">
            <text:p>20:23:56,1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3M58.166S" calcext:value-type="time">
            <text:p>20:23:58,17</text:p>
          </table:table-cell>
          <table:table-cell office:value-type="string" calcext:value-type="string">
            <text:p>:</text:p>
          </table:table-cell>
          <table:table-cell office:value-type="float" office:value="1084" calcext:value-type="float">
            <text:p>1084</text:p>
          </table:table-cell>
          <table:table-cell table:number-columns-repeated="3"/>
        </table:table-row>
        <table:table-row table:style-name="ro1">
          <table:table-cell office:value-type="time" office:time-value="PT20H23M58.166S" calcext:value-type="time">
            <text:p>20:23:58,17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4M00.17S" calcext:value-type="time">
            <text:p>20:24:00,17</text:p>
          </table:table-cell>
          <table:table-cell office:value-type="string" calcext:value-type="string">
            <text:p>:</text:p>
          </table:table-cell>
          <table:table-cell office:value-type="float" office:value="1083" calcext:value-type="float">
            <text:p>1083</text:p>
          </table:table-cell>
          <table:table-cell table:number-columns-repeated="3"/>
        </table:table-row>
        <table:table-row table:style-name="ro1">
          <table:table-cell office:value-type="time" office:time-value="PT20H24M00.217S" calcext:value-type="time">
            <text:p>20:24:00,2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4M02.222S" calcext:value-type="time">
            <text:p>20:24:02,22</text:p>
          </table:table-cell>
          <table:table-cell office:value-type="string" calcext:value-type="string">
            <text:p>:</text:p>
          </table:table-cell>
          <table:table-cell office:value-type="float" office:value="1083" calcext:value-type="float">
            <text:p>1083</text:p>
          </table:table-cell>
          <table:table-cell table:number-columns-repeated="3"/>
        </table:table-row>
        <table:table-row table:style-name="ro1">
          <table:table-cell office:value-type="time" office:time-value="PT20H24M02.268S" calcext:value-type="time">
            <text:p>20:24:02,27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4M04.273S" calcext:value-type="time">
            <text:p>20:24:04,27</text:p>
          </table:table-cell>
          <table:table-cell office:value-type="string" calcext:value-type="string">
            <text:p>:</text:p>
          </table:table-cell>
          <table:table-cell office:value-type="float" office:value="1076" calcext:value-type="float">
            <text:p>1076</text:p>
          </table:table-cell>
          <table:table-cell table:number-columns-repeated="3"/>
        </table:table-row>
        <table:table-row table:style-name="ro1">
          <table:table-cell office:value-type="time" office:time-value="PT20H24M04.319S" calcext:value-type="time">
            <text:p>20:24:04,3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4M06.324S" calcext:value-type="time">
            <text:p>20:24:06,32</text:p>
          </table:table-cell>
          <table:table-cell office:value-type="string" calcext:value-type="string">
            <text:p>:</text:p>
          </table:table-cell>
          <table:table-cell office:value-type="float" office:value="1076" calcext:value-type="float">
            <text:p>1076</text:p>
          </table:table-cell>
          <table:table-cell table:number-columns-repeated="3"/>
        </table:table-row>
        <table:table-row table:style-name="ro1">
          <table:table-cell office:value-type="time" office:time-value="PT20H24M06.37S" calcext:value-type="time">
            <text:p>20:24:06,37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4M08.374S" calcext:value-type="time">
            <text:p>20:24:08,37</text:p>
          </table:table-cell>
          <table:table-cell office:value-type="string" calcext:value-type="string">
            <text:p>:</text:p>
          </table:table-cell>
          <table:table-cell office:value-type="float" office:value="1065" calcext:value-type="float">
            <text:p>1065</text:p>
          </table:table-cell>
          <table:table-cell table:number-columns-repeated="3"/>
        </table:table-row>
        <table:table-row table:style-name="ro1">
          <table:table-cell office:value-type="time" office:time-value="PT20H24M08.421S" calcext:value-type="time">
            <text:p>20:24:08,4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4M10.425S" calcext:value-type="time">
            <text:p>20:24:10,43</text:p>
          </table:table-cell>
          <table:table-cell office:value-type="string" calcext:value-type="string">
            <text:p>:</text:p>
          </table:table-cell>
          <table:table-cell office:value-type="float" office:value="1065" calcext:value-type="float">
            <text:p>1065</text:p>
          </table:table-cell>
          <table:table-cell table:number-columns-repeated="3"/>
        </table:table-row>
        <table:table-row table:style-name="ro1">
          <table:table-cell office:value-type="time" office:time-value="PT20H24M10.472S" calcext:value-type="time">
            <text:p>20:24:10,47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4M12.479S" calcext:value-type="time">
            <text:p>20:24:12,48</text:p>
          </table:table-cell>
          <table:table-cell office:value-type="string" calcext:value-type="string">
            <text:p>:</text:p>
          </table:table-cell>
          <table:table-cell office:value-type="float" office:value="1065" calcext:value-type="float">
            <text:p>1065</text:p>
          </table:table-cell>
          <table:table-cell table:number-columns-repeated="3"/>
        </table:table-row>
        <table:table-row table:style-name="ro1">
          <table:table-cell office:value-type="time" office:time-value="PT20H24M12.526S" calcext:value-type="time">
            <text:p>20:24:12,5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4M14.538S" calcext:value-type="time">
            <text:p>20:24:14,54</text:p>
          </table:table-cell>
          <table:table-cell office:value-type="string" calcext:value-type="string">
            <text:p>:</text:p>
          </table:table-cell>
          <table:table-cell office:value-type="float" office:value="1062" calcext:value-type="float">
            <text:p>1062</text:p>
          </table:table-cell>
          <table:table-cell table:number-columns-repeated="3"/>
        </table:table-row>
        <table:table-row table:style-name="ro1">
          <table:table-cell office:value-type="time" office:time-value="PT20H24M14.585S" calcext:value-type="time">
            <text:p>20:24:14,5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4M16.59S" calcext:value-type="time">
            <text:p>20:24:16,59</text:p>
          </table:table-cell>
          <table:table-cell office:value-type="string" calcext:value-type="string">
            <text:p>:</text:p>
          </table:table-cell>
          <table:table-cell office:value-type="float" office:value="1062" calcext:value-type="float">
            <text:p>1062</text:p>
          </table:table-cell>
          <table:table-cell table:number-columns-repeated="3"/>
        </table:table-row>
        <table:table-row table:style-name="ro1">
          <table:table-cell office:value-type="time" office:time-value="PT20H24M16.59S" calcext:value-type="time">
            <text:p>20:24:16,5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4M18.639S" calcext:value-type="time">
            <text:p>20:24:18,64</text:p>
          </table:table-cell>
          <table:table-cell office:value-type="string" calcext:value-type="string">
            <text:p>:</text:p>
          </table:table-cell>
          <table:table-cell office:value-type="float" office:value="1058" calcext:value-type="float">
            <text:p>1058</text:p>
          </table:table-cell>
          <table:table-cell table:number-columns-repeated="3"/>
        </table:table-row>
        <table:table-row table:style-name="ro1">
          <table:table-cell office:value-type="time" office:time-value="PT20H24M18.639S" calcext:value-type="time">
            <text:p>20:24:18,6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4M20.692S" calcext:value-type="time">
            <text:p>20:24:20,69</text:p>
          </table:table-cell>
          <table:table-cell office:value-type="string" calcext:value-type="string">
            <text:p>:</text:p>
          </table:table-cell>
          <table:table-cell office:value-type="float" office:value="1058" calcext:value-type="float">
            <text:p>1058</text:p>
          </table:table-cell>
          <table:table-cell table:number-columns-repeated="3"/>
        </table:table-row>
        <table:table-row table:style-name="ro1">
          <table:table-cell office:value-type="time" office:time-value="PT20H24M20.692S" calcext:value-type="time">
            <text:p>20:24:20,6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4M22.746S" calcext:value-type="time">
            <text:p>20:24:22,75</text:p>
          </table:table-cell>
          <table:table-cell office:value-type="string" calcext:value-type="string">
            <text:p>:</text:p>
          </table:table-cell>
          <table:table-cell office:value-type="float" office:value="1058" calcext:value-type="float">
            <text:p>1058</text:p>
          </table:table-cell>
          <table:table-cell table:number-columns-repeated="3"/>
        </table:table-row>
        <table:table-row table:style-name="ro1">
          <table:table-cell office:value-type="time" office:time-value="PT20H24M22.746S" calcext:value-type="time">
            <text:p>20:24:22,7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4M24.794S" calcext:value-type="time">
            <text:p>20:24:24,79</text:p>
          </table:table-cell>
          <table:table-cell office:value-type="string" calcext:value-type="string">
            <text:p>:</text:p>
          </table:table-cell>
          <table:table-cell office:value-type="float" office:value="1055" calcext:value-type="float">
            <text:p>1055</text:p>
          </table:table-cell>
          <table:table-cell table:number-columns-repeated="3"/>
        </table:table-row>
        <table:table-row table:style-name="ro1">
          <table:table-cell office:value-type="time" office:time-value="PT20H24M24.794S" calcext:value-type="time">
            <text:p>20:24:24,7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4M26.848S" calcext:value-type="time">
            <text:p>20:24:26,85</text:p>
          </table:table-cell>
          <table:table-cell office:value-type="string" calcext:value-type="string">
            <text:p>:</text:p>
          </table:table-cell>
          <table:table-cell office:value-type="float" office:value="1055" calcext:value-type="float">
            <text:p>1055</text:p>
          </table:table-cell>
          <table:table-cell table:number-columns-repeated="3"/>
        </table:table-row>
        <table:table-row table:style-name="ro1">
          <table:table-cell office:value-type="time" office:time-value="PT20H24M26.848S" calcext:value-type="time">
            <text:p>20:24:26,8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4M28.897S" calcext:value-type="time">
            <text:p>20:24:28,90</text:p>
          </table:table-cell>
          <table:table-cell office:value-type="string" calcext:value-type="string">
            <text:p>:</text:p>
          </table:table-cell>
          <table:table-cell office:value-type="float" office:value="1054" calcext:value-type="float">
            <text:p>1054</text:p>
          </table:table-cell>
          <table:table-cell table:number-columns-repeated="3"/>
        </table:table-row>
        <table:table-row table:style-name="ro1">
          <table:table-cell office:value-type="time" office:time-value="PT20H24M28.897S" calcext:value-type="time">
            <text:p>20:24:28,9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4M30.953S" calcext:value-type="time">
            <text:p>20:24:30,95</text:p>
          </table:table-cell>
          <table:table-cell office:value-type="string" calcext:value-type="string">
            <text:p>:</text:p>
          </table:table-cell>
          <table:table-cell office:value-type="float" office:value="1054" calcext:value-type="float">
            <text:p>1054</text:p>
          </table:table-cell>
          <table:table-cell table:number-columns-repeated="3"/>
        </table:table-row>
        <table:table-row table:style-name="ro1">
          <table:table-cell office:value-type="time" office:time-value="PT20H24M30.953S" calcext:value-type="time">
            <text:p>20:24:30,9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4M33.003S" calcext:value-type="time">
            <text:p>20:24:33,00</text:p>
          </table:table-cell>
          <table:table-cell office:value-type="string" calcext:value-type="string">
            <text:p>:</text:p>
          </table:table-cell>
          <table:table-cell office:value-type="float" office:value="1054" calcext:value-type="float">
            <text:p>1054</text:p>
          </table:table-cell>
          <table:table-cell table:number-columns-repeated="3"/>
        </table:table-row>
        <table:table-row table:style-name="ro1">
          <table:table-cell office:value-type="time" office:time-value="PT20H24M33.003S" calcext:value-type="time">
            <text:p>20:24:33,0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4M35.011S" calcext:value-type="time">
            <text:p>20:24:35,01</text:p>
          </table:table-cell>
          <table:table-cell office:value-type="string" calcext:value-type="string">
            <text:p>:</text:p>
          </table:table-cell>
          <table:table-cell office:value-type="float" office:value="1050" calcext:value-type="float">
            <text:p>1050</text:p>
          </table:table-cell>
          <table:table-cell table:number-columns-repeated="3"/>
        </table:table-row>
        <table:table-row table:style-name="ro1">
          <table:table-cell office:value-type="time" office:time-value="PT20H24M35.058S" calcext:value-type="time">
            <text:p>20:24:35,0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4M37.061S" calcext:value-type="time">
            <text:p>20:24:37,06</text:p>
          </table:table-cell>
          <table:table-cell office:value-type="string" calcext:value-type="string">
            <text:p>:</text:p>
          </table:table-cell>
          <table:table-cell office:value-type="float" office:value="1050" calcext:value-type="float">
            <text:p>1050</text:p>
          </table:table-cell>
          <table:table-cell table:number-columns-repeated="3"/>
        </table:table-row>
        <table:table-row table:style-name="ro1">
          <table:table-cell office:value-type="time" office:time-value="PT20H24M37.108S" calcext:value-type="time">
            <text:p>20:24:37,1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4M39.115S" calcext:value-type="time">
            <text:p>20:24:39,12</text:p>
          </table:table-cell>
          <table:table-cell office:value-type="string" calcext:value-type="string">
            <text:p>:</text:p>
          </table:table-cell>
          <table:table-cell office:value-type="float" office:value="1046" calcext:value-type="float">
            <text:p>1046</text:p>
          </table:table-cell>
          <table:table-cell table:number-columns-repeated="3"/>
        </table:table-row>
        <table:table-row table:style-name="ro1">
          <table:table-cell office:value-type="time" office:time-value="PT20H24M39.161S" calcext:value-type="time">
            <text:p>20:24:39,1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4M41.168S" calcext:value-type="time">
            <text:p>20:24:41,17</text:p>
          </table:table-cell>
          <table:table-cell office:value-type="string" calcext:value-type="string">
            <text:p>:</text:p>
          </table:table-cell>
          <table:table-cell office:value-type="float" office:value="1046" calcext:value-type="float">
            <text:p>1046</text:p>
          </table:table-cell>
          <table:table-cell table:number-columns-repeated="3"/>
        </table:table-row>
        <table:table-row table:style-name="ro1">
          <table:table-cell office:value-type="time" office:time-value="PT20H24M41.214S" calcext:value-type="time">
            <text:p>20:24:41,2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4M43.222S" calcext:value-type="time">
            <text:p>20:24:43,22</text:p>
          </table:table-cell>
          <table:table-cell office:value-type="string" calcext:value-type="string">
            <text:p>:</text:p>
          </table:table-cell>
          <table:table-cell office:value-type="float" office:value="1046" calcext:value-type="float">
            <text:p>1046</text:p>
          </table:table-cell>
          <table:table-cell table:number-columns-repeated="3"/>
        </table:table-row>
        <table:table-row table:style-name="ro1">
          <table:table-cell office:value-type="time" office:time-value="PT20H24M43.268S" calcext:value-type="time">
            <text:p>20:24:43,27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4M45.272S" calcext:value-type="time">
            <text:p>20:24:45,27</text:p>
          </table:table-cell>
          <table:table-cell office:value-type="string" calcext:value-type="string">
            <text:p>:</text:p>
          </table:table-cell>
          <table:table-cell office:value-type="float" office:value="1039" calcext:value-type="float">
            <text:p>1039</text:p>
          </table:table-cell>
          <table:table-cell table:number-columns-repeated="3"/>
        </table:table-row>
        <table:table-row table:style-name="ro1">
          <table:table-cell office:value-type="time" office:time-value="PT20H24M45.319S" calcext:value-type="time">
            <text:p>20:24:45,3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4M47.32S" calcext:value-type="time">
            <text:p>20:24:47,32</text:p>
          </table:table-cell>
          <table:table-cell office:value-type="string" calcext:value-type="string">
            <text:p>:</text:p>
          </table:table-cell>
          <table:table-cell office:value-type="float" office:value="1039" calcext:value-type="float">
            <text:p>1039</text:p>
          </table:table-cell>
          <table:table-cell table:number-columns-repeated="3"/>
        </table:table-row>
        <table:table-row table:style-name="ro1">
          <table:table-cell office:value-type="time" office:time-value="PT20H24M47.368S" calcext:value-type="time">
            <text:p>20:24:47,37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4M49.376S" calcext:value-type="time">
            <text:p>20:24:49,38</text:p>
          </table:table-cell>
          <table:table-cell office:value-type="string" calcext:value-type="string">
            <text:p>:</text:p>
          </table:table-cell>
          <table:table-cell office:value-type="float" office:value="1038" calcext:value-type="float">
            <text:p>1038</text:p>
          </table:table-cell>
          <table:table-cell table:number-columns-repeated="3"/>
        </table:table-row>
        <table:table-row table:style-name="ro1">
          <table:table-cell office:value-type="time" office:time-value="PT20H24M49.423S" calcext:value-type="time">
            <text:p>20:24:49,4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4M51.432S" calcext:value-type="time">
            <text:p>20:24:51,43</text:p>
          </table:table-cell>
          <table:table-cell office:value-type="string" calcext:value-type="string">
            <text:p>:</text:p>
          </table:table-cell>
          <table:table-cell office:value-type="float" office:value="1038" calcext:value-type="float">
            <text:p>1038</text:p>
          </table:table-cell>
          <table:table-cell table:number-columns-repeated="3"/>
        </table:table-row>
        <table:table-row table:style-name="ro1">
          <table:table-cell office:value-type="time" office:time-value="PT20H24M51.479S" calcext:value-type="time">
            <text:p>20:24:51,4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4M53.492S" calcext:value-type="time">
            <text:p>20:24:53,49</text:p>
          </table:table-cell>
          <table:table-cell office:value-type="string" calcext:value-type="string">
            <text:p>:</text:p>
          </table:table-cell>
          <table:table-cell office:value-type="float" office:value="1032" calcext:value-type="float">
            <text:p>1032</text:p>
          </table:table-cell>
          <table:table-cell table:number-columns-repeated="3"/>
        </table:table-row>
        <table:table-row table:style-name="ro1">
          <table:table-cell office:value-type="time" office:time-value="PT20H24M53.492S" calcext:value-type="time">
            <text:p>20:24:53,4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4M55.553S" calcext:value-type="time">
            <text:p>20:24:55,55</text:p>
          </table:table-cell>
          <table:table-cell office:value-type="string" calcext:value-type="string">
            <text:p>:</text:p>
          </table:table-cell>
          <table:table-cell office:value-type="float" office:value="1032" calcext:value-type="float">
            <text:p>1032</text:p>
          </table:table-cell>
          <table:table-cell table:number-columns-repeated="3"/>
        </table:table-row>
        <table:table-row table:style-name="ro1">
          <table:table-cell office:value-type="time" office:time-value="PT20H24M55.553S" calcext:value-type="time">
            <text:p>20:24:55,5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4M57.569S" calcext:value-type="time">
            <text:p>20:24:57,57</text:p>
          </table:table-cell>
          <table:table-cell office:value-type="string" calcext:value-type="string">
            <text:p>:</text:p>
          </table:table-cell>
          <table:table-cell office:value-type="float" office:value="1032" calcext:value-type="float">
            <text:p>1032</text:p>
          </table:table-cell>
          <table:table-cell table:number-columns-repeated="3"/>
        </table:table-row>
        <table:table-row table:style-name="ro1">
          <table:table-cell office:value-type="time" office:time-value="PT20H24M57.616S" calcext:value-type="time">
            <text:p>20:24:57,6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4M59.621S" calcext:value-type="time">
            <text:p>20:24:59,62</text:p>
          </table:table-cell>
          <table:table-cell office:value-type="string" calcext:value-type="string">
            <text:p>:</text:p>
          </table:table-cell>
          <table:table-cell office:value-type="float" office:value="1027" calcext:value-type="float">
            <text:p>1027</text:p>
          </table:table-cell>
          <table:table-cell table:number-columns-repeated="3"/>
        </table:table-row>
        <table:table-row table:style-name="ro1">
          <table:table-cell office:value-type="time" office:time-value="PT20H24M59.668S" calcext:value-type="time">
            <text:p>20:24:59,67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5M01.68S" calcext:value-type="time">
            <text:p>20:25:01,68</text:p>
          </table:table-cell>
          <table:table-cell office:value-type="string" calcext:value-type="string">
            <text:p>:</text:p>
          </table:table-cell>
          <table:table-cell office:value-type="float" office:value="1027" calcext:value-type="float">
            <text:p>1027</text:p>
          </table:table-cell>
          <table:table-cell table:number-columns-repeated="3"/>
        </table:table-row>
        <table:table-row table:style-name="ro1">
          <table:table-cell office:value-type="time" office:time-value="PT20H25M01.726S" calcext:value-type="time">
            <text:p>20:25:01,7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5M03.733S" calcext:value-type="time">
            <text:p>20:25:03,73</text:p>
          </table:table-cell>
          <table:table-cell office:value-type="string" calcext:value-type="string">
            <text:p>:</text:p>
          </table:table-cell>
          <table:table-cell office:value-type="float" office:value="1023" calcext:value-type="float">
            <text:p>1023</text:p>
          </table:table-cell>
          <table:table-cell table:number-columns-repeated="3"/>
        </table:table-row>
        <table:table-row table:style-name="ro1">
          <table:table-cell office:value-type="time" office:time-value="PT20H25M03.779S" calcext:value-type="time">
            <text:p>20:25:03,7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5M05.786S" calcext:value-type="time">
            <text:p>20:25:05,79</text:p>
          </table:table-cell>
          <table:table-cell office:value-type="string" calcext:value-type="string">
            <text:p>:</text:p>
          </table:table-cell>
          <table:table-cell office:value-type="float" office:value="1023" calcext:value-type="float">
            <text:p>1023</text:p>
          </table:table-cell>
          <table:table-cell table:number-columns-repeated="3"/>
        </table:table-row>
        <table:table-row table:style-name="ro1">
          <table:table-cell office:value-type="time" office:time-value="PT20H25M05.832S" calcext:value-type="time">
            <text:p>20:25:05,8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5M07.839S" calcext:value-type="time">
            <text:p>20:25:07,84</text:p>
          </table:table-cell>
          <table:table-cell office:value-type="string" calcext:value-type="string">
            <text:p>:</text:p>
          </table:table-cell>
          <table:table-cell office:value-type="float" office:value="1023" calcext:value-type="float">
            <text:p>1023</text:p>
          </table:table-cell>
          <table:table-cell table:number-columns-repeated="3"/>
        </table:table-row>
        <table:table-row table:style-name="ro1">
          <table:table-cell office:value-type="time" office:time-value="PT20H25M07.839S" calcext:value-type="time">
            <text:p>20:25:07,8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5M09.894S" calcext:value-type="time">
            <text:p>20:25:09,89</text:p>
          </table:table-cell>
          <table:table-cell office:value-type="string" calcext:value-type="string">
            <text:p>:</text:p>
          </table:table-cell>
          <table:table-cell office:value-type="float" office:value="1020" calcext:value-type="float">
            <text:p>1020</text:p>
          </table:table-cell>
          <table:table-cell table:number-columns-repeated="3"/>
        </table:table-row>
        <table:table-row table:style-name="ro1">
          <table:table-cell office:value-type="time" office:time-value="PT20H25M09.894S" calcext:value-type="time">
            <text:p>20:25:09,8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5M11.945S" calcext:value-type="time">
            <text:p>20:25:11,95</text:p>
          </table:table-cell>
          <table:table-cell office:value-type="string" calcext:value-type="string">
            <text:p>:</text:p>
          </table:table-cell>
          <table:table-cell office:value-type="float" office:value="1020" calcext:value-type="float">
            <text:p>1020</text:p>
          </table:table-cell>
          <table:table-cell table:number-columns-repeated="3"/>
        </table:table-row>
        <table:table-row table:style-name="ro1">
          <table:table-cell office:value-type="time" office:time-value="PT20H25M11.945S" calcext:value-type="time">
            <text:p>20:25:11,9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5M13.996S" calcext:value-type="time">
            <text:p>20:25:14,00</text:p>
          </table:table-cell>
          <table:table-cell office:value-type="string" calcext:value-type="string">
            <text:p>:</text:p>
          </table:table-cell>
          <table:table-cell office:value-type="float" office:value="1017" calcext:value-type="float">
            <text:p>1017</text:p>
          </table:table-cell>
          <table:table-cell table:number-columns-repeated="3"/>
        </table:table-row>
        <table:table-row table:style-name="ro1">
          <table:table-cell office:value-type="time" office:time-value="PT20H25M13.996S" calcext:value-type="time">
            <text:p>20:25:14,0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5M16.048S" calcext:value-type="time">
            <text:p>20:25:16,05</text:p>
          </table:table-cell>
          <table:table-cell office:value-type="string" calcext:value-type="string">
            <text:p>:</text:p>
          </table:table-cell>
          <table:table-cell office:value-type="float" office:value="1017" calcext:value-type="float">
            <text:p>1017</text:p>
          </table:table-cell>
          <table:table-cell table:number-columns-repeated="3"/>
        </table:table-row>
        <table:table-row table:style-name="ro1">
          <table:table-cell office:value-type="time" office:time-value="PT20H25M16.048S" calcext:value-type="time">
            <text:p>20:25:16,0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5M18.098S" calcext:value-type="time">
            <text:p>20:25:18,10</text:p>
          </table:table-cell>
          <table:table-cell office:value-type="string" calcext:value-type="string">
            <text:p>:</text:p>
          </table:table-cell>
          <table:table-cell office:value-type="float" office:value="1017" calcext:value-type="float">
            <text:p>1017</text:p>
          </table:table-cell>
          <table:table-cell table:number-columns-repeated="3"/>
        </table:table-row>
        <table:table-row table:style-name="ro1">
          <table:table-cell office:value-type="time" office:time-value="PT20H25M18.098S" calcext:value-type="time">
            <text:p>20:25:18,1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5M20.149S" calcext:value-type="time">
            <text:p>20:25:20,15</text:p>
          </table:table-cell>
          <table:table-cell office:value-type="string" calcext:value-type="string">
            <text:p>:</text:p>
          </table:table-cell>
          <table:table-cell office:value-type="float" office:value="1014" calcext:value-type="float">
            <text:p>1014</text:p>
          </table:table-cell>
          <table:table-cell table:number-columns-repeated="3"/>
        </table:table-row>
        <table:table-row table:style-name="ro1">
          <table:table-cell office:value-type="time" office:time-value="PT20H25M20.149S" calcext:value-type="time">
            <text:p>20:25:20,1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5M22.158S" calcext:value-type="time">
            <text:p>20:25:22,16</text:p>
          </table:table-cell>
          <table:table-cell office:value-type="string" calcext:value-type="string">
            <text:p>:</text:p>
          </table:table-cell>
          <table:table-cell office:value-type="float" office:value="1014" calcext:value-type="float">
            <text:p>1014</text:p>
          </table:table-cell>
          <table:table-cell table:number-columns-repeated="3"/>
        </table:table-row>
        <table:table-row table:style-name="ro1">
          <table:table-cell office:value-type="time" office:time-value="PT20H25M22.205S" calcext:value-type="time">
            <text:p>20:25:22,2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5M24.215S" calcext:value-type="time">
            <text:p>20:25:24,22</text:p>
          </table:table-cell>
          <table:table-cell office:value-type="string" calcext:value-type="string">
            <text:p>:</text:p>
          </table:table-cell>
          <table:table-cell office:value-type="float" office:value="1007" calcext:value-type="float">
            <text:p>1007</text:p>
          </table:table-cell>
          <table:table-cell table:number-columns-repeated="3"/>
        </table:table-row>
        <table:table-row table:style-name="ro1">
          <table:table-cell office:value-type="time" office:time-value="PT20H25M24.261S" calcext:value-type="time">
            <text:p>20:25:24,2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5M26.273S" calcext:value-type="time">
            <text:p>20:25:26,27</text:p>
          </table:table-cell>
          <table:table-cell office:value-type="string" calcext:value-type="string">
            <text:p>:</text:p>
          </table:table-cell>
          <table:table-cell office:value-type="float" office:value="1007" calcext:value-type="float">
            <text:p>1007</text:p>
          </table:table-cell>
          <table:table-cell table:number-columns-repeated="3"/>
        </table:table-row>
        <table:table-row table:style-name="ro1">
          <table:table-cell office:value-type="time" office:time-value="PT20H25M26.319S" calcext:value-type="time">
            <text:p>20:25:26,3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5M28.33S" calcext:value-type="time">
            <text:p>20:25:28,33</text:p>
          </table:table-cell>
          <table:table-cell office:value-type="string" calcext:value-type="string">
            <text:p>:</text:p>
          </table:table-cell>
          <table:table-cell office:value-type="float" office:value="1007" calcext:value-type="float">
            <text:p>1007</text:p>
          </table:table-cell>
          <table:table-cell table:number-columns-repeated="3"/>
        </table:table-row>
        <table:table-row table:style-name="ro1">
          <table:table-cell office:value-type="time" office:time-value="PT20H25M28.376S" calcext:value-type="time">
            <text:p>20:25:28,3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5M30.384S" calcext:value-type="time">
            <text:p>20:25:30,38</text:p>
          </table:table-cell>
          <table:table-cell office:value-type="string" calcext:value-type="string">
            <text:p>:</text:p>
          </table:table-cell>
          <table:table-cell office:value-type="float" office:value="996" calcext:value-type="float">
            <text:p>996</text:p>
          </table:table-cell>
          <table:table-cell table:number-columns-repeated="3"/>
        </table:table-row>
        <table:table-row table:style-name="ro1">
          <table:table-cell office:value-type="time" office:time-value="PT20H25M30.384S" calcext:value-type="time">
            <text:p>20:25:30,3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5M32.435S" calcext:value-type="time">
            <text:p>20:25:32,44</text:p>
          </table:table-cell>
          <table:table-cell office:value-type="string" calcext:value-type="string">
            <text:p>:</text:p>
          </table:table-cell>
          <table:table-cell office:value-type="float" office:value="996" calcext:value-type="float">
            <text:p>996</text:p>
          </table:table-cell>
          <table:table-cell table:number-columns-repeated="3"/>
        </table:table-row>
        <table:table-row table:style-name="ro1">
          <table:table-cell office:value-type="time" office:time-value="PT20H25M32.435S" calcext:value-type="time">
            <text:p>20:25:32,4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5M34.485S" calcext:value-type="time">
            <text:p>20:25:34,49</text:p>
          </table:table-cell>
          <table:table-cell office:value-type="string" calcext:value-type="string">
            <text:p>:</text:p>
          </table:table-cell>
          <table:table-cell office:value-type="float" office:value="994" calcext:value-type="float">
            <text:p>994</text:p>
          </table:table-cell>
          <table:table-cell table:number-columns-repeated="3"/>
        </table:table-row>
        <table:table-row table:style-name="ro1">
          <table:table-cell office:value-type="time" office:time-value="PT20H25M34.485S" calcext:value-type="time">
            <text:p>20:25:34,4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5M36.535S" calcext:value-type="time">
            <text:p>20:25:36,54</text:p>
          </table:table-cell>
          <table:table-cell office:value-type="string" calcext:value-type="string">
            <text:p>:</text:p>
          </table:table-cell>
          <table:table-cell office:value-type="float" office:value="994" calcext:value-type="float">
            <text:p>994</text:p>
          </table:table-cell>
          <table:table-cell table:number-columns-repeated="3"/>
        </table:table-row>
        <table:table-row table:style-name="ro1">
          <table:table-cell office:value-type="time" office:time-value="PT20H25M36.535S" calcext:value-type="time">
            <text:p>20:25:36,5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5M38.586S" calcext:value-type="time">
            <text:p>20:25:38,59</text:p>
          </table:table-cell>
          <table:table-cell office:value-type="string" calcext:value-type="string">
            <text:p>:</text:p>
          </table:table-cell>
          <table:table-cell office:value-type="float" office:value="991" calcext:value-type="float">
            <text:p>991</text:p>
          </table:table-cell>
          <table:table-cell table:number-columns-repeated="3"/>
        </table:table-row>
        <table:table-row table:style-name="ro1">
          <table:table-cell office:value-type="time" office:time-value="PT20H25M38.586S" calcext:value-type="time">
            <text:p>20:25:38,5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5M40.635S" calcext:value-type="time">
            <text:p>20:25:40,64</text:p>
          </table:table-cell>
          <table:table-cell office:value-type="string" calcext:value-type="string">
            <text:p>:</text:p>
          </table:table-cell>
          <table:table-cell office:value-type="float" office:value="991" calcext:value-type="float">
            <text:p>991</text:p>
          </table:table-cell>
          <table:table-cell table:number-columns-repeated="3"/>
        </table:table-row>
        <table:table-row table:style-name="ro1">
          <table:table-cell office:value-type="time" office:time-value="PT20H25M40.635S" calcext:value-type="time">
            <text:p>20:25:40,6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5M42.687S" calcext:value-type="time">
            <text:p>20:25:42,69</text:p>
          </table:table-cell>
          <table:table-cell office:value-type="string" calcext:value-type="string">
            <text:p>:</text:p>
          </table:table-cell>
          <table:table-cell office:value-type="float" office:value="991" calcext:value-type="float">
            <text:p>991</text:p>
          </table:table-cell>
          <table:table-cell table:number-columns-repeated="3"/>
        </table:table-row>
        <table:table-row table:style-name="ro1">
          <table:table-cell office:value-type="time" office:time-value="PT20H25M42.687S" calcext:value-type="time">
            <text:p>20:25:42,6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5M44.737S" calcext:value-type="time">
            <text:p>20:25:44,74</text:p>
          </table:table-cell>
          <table:table-cell office:value-type="string" calcext:value-type="string">
            <text:p>:</text:p>
          </table:table-cell>
          <table:table-cell office:value-type="float" office:value="985" calcext:value-type="float">
            <text:p>985</text:p>
          </table:table-cell>
          <table:table-cell table:number-columns-repeated="3"/>
        </table:table-row>
        <table:table-row table:style-name="ro1">
          <table:table-cell office:value-type="time" office:time-value="PT20H25M44.737S" calcext:value-type="time">
            <text:p>20:25:44,7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5M46.791S" calcext:value-type="time">
            <text:p>20:25:46,79</text:p>
          </table:table-cell>
          <table:table-cell office:value-type="string" calcext:value-type="string">
            <text:p>:</text:p>
          </table:table-cell>
          <table:table-cell office:value-type="float" office:value="985" calcext:value-type="float">
            <text:p>985</text:p>
          </table:table-cell>
          <table:table-cell table:number-columns-repeated="3"/>
        </table:table-row>
        <table:table-row table:style-name="ro1">
          <table:table-cell office:value-type="time" office:time-value="PT20H25M46.791S" calcext:value-type="time">
            <text:p>20:25:46,7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5M48.844S" calcext:value-type="time">
            <text:p>20:25:48,84</text:p>
          </table:table-cell>
          <table:table-cell office:value-type="string" calcext:value-type="string">
            <text:p>:</text:p>
          </table:table-cell>
          <table:table-cell office:value-type="float" office:value="983" calcext:value-type="float">
            <text:p>983</text:p>
          </table:table-cell>
          <table:table-cell table:number-columns-repeated="3"/>
        </table:table-row>
        <table:table-row table:style-name="ro1">
          <table:table-cell office:value-type="time" office:time-value="PT20H25M48.844S" calcext:value-type="time">
            <text:p>20:25:48,8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5M50.853S" calcext:value-type="time">
            <text:p>20:25:50,85</text:p>
          </table:table-cell>
          <table:table-cell office:value-type="string" calcext:value-type="string">
            <text:p>:</text:p>
          </table:table-cell>
          <table:table-cell office:value-type="float" office:value="983" calcext:value-type="float">
            <text:p>983</text:p>
          </table:table-cell>
          <table:table-cell table:number-columns-repeated="3"/>
        </table:table-row>
        <table:table-row table:style-name="ro1">
          <table:table-cell office:value-type="time" office:time-value="PT20H25M50.901S" calcext:value-type="time">
            <text:p>20:25:50,9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5M52.905S" calcext:value-type="time">
            <text:p>20:25:52,91</text:p>
          </table:table-cell>
          <table:table-cell office:value-type="string" calcext:value-type="string">
            <text:p>:</text:p>
          </table:table-cell>
          <table:table-cell office:value-type="float" office:value="983" calcext:value-type="float">
            <text:p>983</text:p>
          </table:table-cell>
          <table:table-cell table:number-columns-repeated="3"/>
        </table:table-row>
        <table:table-row table:style-name="ro1">
          <table:table-cell office:value-type="time" office:time-value="PT20H25M52.953S" calcext:value-type="time">
            <text:p>20:25:52,9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5M54.96S" calcext:value-type="time">
            <text:p>20:25:54,96</text:p>
          </table:table-cell>
          <table:table-cell office:value-type="string" calcext:value-type="string">
            <text:p>:</text:p>
          </table:table-cell>
          <table:table-cell office:value-type="float" office:value="982" calcext:value-type="float">
            <text:p>982</text:p>
          </table:table-cell>
          <table:table-cell table:number-columns-repeated="3"/>
        </table:table-row>
        <table:table-row table:style-name="ro1">
          <table:table-cell office:value-type="time" office:time-value="PT20H25M55.007S" calcext:value-type="time">
            <text:p>20:25:55,0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5M57.019S" calcext:value-type="time">
            <text:p>20:25:57,02</text:p>
          </table:table-cell>
          <table:table-cell office:value-type="string" calcext:value-type="string">
            <text:p>:</text:p>
          </table:table-cell>
          <table:table-cell office:value-type="float" office:value="982" calcext:value-type="float">
            <text:p>982</text:p>
          </table:table-cell>
          <table:table-cell table:number-columns-repeated="3"/>
        </table:table-row>
        <table:table-row table:style-name="ro1">
          <table:table-cell office:value-type="time" office:time-value="PT20H25M57.066S" calcext:value-type="time">
            <text:p>20:25:57,07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5M59.071S" calcext:value-type="time">
            <text:p>20:25:59,07</text:p>
          </table:table-cell>
          <table:table-cell office:value-type="string" calcext:value-type="string">
            <text:p>:</text:p>
          </table:table-cell>
          <table:table-cell office:value-type="float" office:value="980" calcext:value-type="float">
            <text:p>980</text:p>
          </table:table-cell>
          <table:table-cell table:number-columns-repeated="3"/>
        </table:table-row>
        <table:table-row table:style-name="ro1">
          <table:table-cell office:value-type="time" office:time-value="PT20H25M59.118S" calcext:value-type="time">
            <text:p>20:25:59,1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6M01.123S" calcext:value-type="time">
            <text:p>20:26:01,12</text:p>
          </table:table-cell>
          <table:table-cell office:value-type="string" calcext:value-type="string">
            <text:p>:</text:p>
          </table:table-cell>
          <table:table-cell office:value-type="float" office:value="980" calcext:value-type="float">
            <text:p>980</text:p>
          </table:table-cell>
          <table:table-cell table:number-columns-repeated="3"/>
        </table:table-row>
        <table:table-row table:style-name="ro1">
          <table:table-cell office:value-type="time" office:time-value="PT20H26M01.123S" calcext:value-type="time">
            <text:p>20:26:01,1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6M03.181S" calcext:value-type="time">
            <text:p>20:26:03,18</text:p>
          </table:table-cell>
          <table:table-cell office:value-type="string" calcext:value-type="string">
            <text:p>:</text:p>
          </table:table-cell>
          <table:table-cell office:value-type="float" office:value="980" calcext:value-type="float">
            <text:p>980</text:p>
          </table:table-cell>
          <table:table-cell table:number-columns-repeated="3"/>
        </table:table-row>
        <table:table-row table:style-name="ro1">
          <table:table-cell office:value-type="time" office:time-value="PT20H26M03.181S" calcext:value-type="time">
            <text:p>20:26:03,1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6M05.233S" calcext:value-type="time">
            <text:p>20:26:05,23</text:p>
          </table:table-cell>
          <table:table-cell office:value-type="string" calcext:value-type="string">
            <text:p>:</text:p>
          </table:table-cell>
          <table:table-cell office:value-type="float" office:value="977" calcext:value-type="float">
            <text:p>977</text:p>
          </table:table-cell>
          <table:table-cell table:number-columns-repeated="3"/>
        </table:table-row>
        <table:table-row table:style-name="ro1">
          <table:table-cell office:value-type="time" office:time-value="PT20H26M05.233S" calcext:value-type="time">
            <text:p>20:26:05,2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6M07.285S" calcext:value-type="time">
            <text:p>20:26:07,29</text:p>
          </table:table-cell>
          <table:table-cell office:value-type="string" calcext:value-type="string">
            <text:p>:</text:p>
          </table:table-cell>
          <table:table-cell office:value-type="float" office:value="977" calcext:value-type="float">
            <text:p>977</text:p>
          </table:table-cell>
          <table:table-cell table:number-columns-repeated="3"/>
        </table:table-row>
        <table:table-row table:style-name="ro1">
          <table:table-cell office:value-type="time" office:time-value="PT20H26M07.285S" calcext:value-type="time">
            <text:p>20:26:07,2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6M09.331S" calcext:value-type="time">
            <text:p>20:26:09,33</text:p>
          </table:table-cell>
          <table:table-cell office:value-type="string" calcext:value-type="string">
            <text:p>:</text:p>
          </table:table-cell>
          <table:table-cell office:value-type="float" office:value="977" calcext:value-type="float">
            <text:p>977</text:p>
          </table:table-cell>
          <table:table-cell table:number-columns-repeated="3"/>
        </table:table-row>
        <table:table-row table:style-name="ro1">
          <table:table-cell office:value-type="time" office:time-value="PT20H26M09.331S" calcext:value-type="time">
            <text:p>20:26:09,3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6M11.338S" calcext:value-type="time">
            <text:p>20:26:11,34</text:p>
          </table:table-cell>
          <table:table-cell office:value-type="string" calcext:value-type="string">
            <text:p>:</text:p>
          </table:table-cell>
          <table:table-cell office:value-type="float" office:value="977" calcext:value-type="float">
            <text:p>977</text:p>
          </table:table-cell>
          <table:table-cell table:number-columns-repeated="3"/>
        </table:table-row>
        <table:table-row table:style-name="ro1">
          <table:table-cell office:value-type="time" office:time-value="PT20H26M11.385S" calcext:value-type="time">
            <text:p>20:26:11,3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6M13.396S" calcext:value-type="time">
            <text:p>20:26:13,40</text:p>
          </table:table-cell>
          <table:table-cell office:value-type="string" calcext:value-type="string">
            <text:p>:</text:p>
          </table:table-cell>
          <table:table-cell office:value-type="float" office:value="977" calcext:value-type="float">
            <text:p>977</text:p>
          </table:table-cell>
          <table:table-cell table:number-columns-repeated="3"/>
        </table:table-row>
        <table:table-row table:style-name="ro1">
          <table:table-cell office:value-type="time" office:time-value="PT20H26M13.443S" calcext:value-type="time">
            <text:p>20:26:13,4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6M15.446S" calcext:value-type="time">
            <text:p>20:26:15,45</text:p>
          </table:table-cell>
          <table:table-cell office:value-type="string" calcext:value-type="string">
            <text:p>:</text:p>
          </table:table-cell>
          <table:table-cell office:value-type="float" office:value="976" calcext:value-type="float">
            <text:p>976</text:p>
          </table:table-cell>
          <table:table-cell table:number-columns-repeated="3"/>
        </table:table-row>
        <table:table-row table:style-name="ro1">
          <table:table-cell office:value-type="time" office:time-value="PT20H26M15.492S" calcext:value-type="time">
            <text:p>20:26:15,4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6M17.494S" calcext:value-type="time">
            <text:p>20:26:17,49</text:p>
          </table:table-cell>
          <table:table-cell office:value-type="string" calcext:value-type="string">
            <text:p>:</text:p>
          </table:table-cell>
          <table:table-cell office:value-type="float" office:value="976" calcext:value-type="float">
            <text:p>976</text:p>
          </table:table-cell>
          <table:table-cell table:number-columns-repeated="3"/>
        </table:table-row>
        <table:table-row table:style-name="ro1">
          <table:table-cell office:value-type="time" office:time-value="PT20H26M17.541S" calcext:value-type="time">
            <text:p>20:26:17,5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6M19.547S" calcext:value-type="time">
            <text:p>20:26:19,55</text:p>
          </table:table-cell>
          <table:table-cell office:value-type="string" calcext:value-type="string">
            <text:p>:</text:p>
          </table:table-cell>
          <table:table-cell office:value-type="float" office:value="973" calcext:value-type="float">
            <text:p>973</text:p>
          </table:table-cell>
          <table:table-cell table:number-columns-repeated="3"/>
        </table:table-row>
        <table:table-row table:style-name="ro1">
          <table:table-cell office:value-type="time" office:time-value="PT20H26M19.592S" calcext:value-type="time">
            <text:p>20:26:19,5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6M21.606S" calcext:value-type="time">
            <text:p>20:26:21,61</text:p>
          </table:table-cell>
          <table:table-cell office:value-type="string" calcext:value-type="string">
            <text:p>:</text:p>
          </table:table-cell>
          <table:table-cell office:value-type="float" office:value="973" calcext:value-type="float">
            <text:p>973</text:p>
          </table:table-cell>
          <table:table-cell table:number-columns-repeated="3"/>
        </table:table-row>
        <table:table-row table:style-name="ro1">
          <table:table-cell office:value-type="time" office:time-value="PT20H26M21.651S" calcext:value-type="time">
            <text:p>20:26:21,6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6M23.664S" calcext:value-type="time">
            <text:p>20:26:23,66</text:p>
          </table:table-cell>
          <table:table-cell office:value-type="string" calcext:value-type="string">
            <text:p>:</text:p>
          </table:table-cell>
          <table:table-cell office:value-type="float" office:value="968" calcext:value-type="float">
            <text:p>968</text:p>
          </table:table-cell>
          <table:table-cell table:number-columns-repeated="3"/>
        </table:table-row>
        <table:table-row table:style-name="ro1">
          <table:table-cell office:value-type="time" office:time-value="PT20H26M23.664S" calcext:value-type="time">
            <text:p>20:26:23,6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6M25.714S" calcext:value-type="time">
            <text:p>20:26:25,71</text:p>
          </table:table-cell>
          <table:table-cell office:value-type="string" calcext:value-type="string">
            <text:p>:</text:p>
          </table:table-cell>
          <table:table-cell office:value-type="float" office:value="968" calcext:value-type="float">
            <text:p>968</text:p>
          </table:table-cell>
          <table:table-cell table:number-columns-repeated="3"/>
        </table:table-row>
        <table:table-row table:style-name="ro1">
          <table:table-cell office:value-type="time" office:time-value="PT20H26M25.714S" calcext:value-type="time">
            <text:p>20:26:25,7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6M27.773S" calcext:value-type="time">
            <text:p>20:26:27,77</text:p>
          </table:table-cell>
          <table:table-cell office:value-type="string" calcext:value-type="string">
            <text:p>:</text:p>
          </table:table-cell>
          <table:table-cell office:value-type="float" office:value="968" calcext:value-type="float">
            <text:p>968</text:p>
          </table:table-cell>
          <table:table-cell table:number-columns-repeated="3"/>
        </table:table-row>
        <table:table-row table:style-name="ro1">
          <table:table-cell office:value-type="time" office:time-value="PT20H26M27.773S" calcext:value-type="time">
            <text:p>20:26:27,77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6M29.783S" calcext:value-type="time">
            <text:p>20:26:29,78</text:p>
          </table:table-cell>
          <table:table-cell office:value-type="string" calcext:value-type="string">
            <text:p>:</text:p>
          </table:table-cell>
          <table:table-cell office:value-type="float" office:value="965" calcext:value-type="float">
            <text:p>965</text:p>
          </table:table-cell>
          <table:table-cell table:number-columns-repeated="3"/>
        </table:table-row>
        <table:table-row table:style-name="ro1">
          <table:table-cell office:value-type="time" office:time-value="PT20H26M29.831S" calcext:value-type="time">
            <text:p>20:26:29,8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6M31.838S" calcext:value-type="time">
            <text:p>20:26:31,84</text:p>
          </table:table-cell>
          <table:table-cell office:value-type="string" calcext:value-type="string">
            <text:p>:</text:p>
          </table:table-cell>
          <table:table-cell office:value-type="float" office:value="965" calcext:value-type="float">
            <text:p>965</text:p>
          </table:table-cell>
          <table:table-cell table:number-columns-repeated="3"/>
        </table:table-row>
        <table:table-row table:style-name="ro1">
          <table:table-cell office:value-type="time" office:time-value="PT20H26M31.884S" calcext:value-type="time">
            <text:p>20:26:31,8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6M33.886S" calcext:value-type="time">
            <text:p>20:26:33,89</text:p>
          </table:table-cell>
          <table:table-cell office:value-type="string" calcext:value-type="string">
            <text:p>:</text:p>
          </table:table-cell>
          <table:table-cell office:value-type="float" office:value="961" calcext:value-type="float">
            <text:p>961</text:p>
          </table:table-cell>
          <table:table-cell table:number-columns-repeated="3"/>
        </table:table-row>
        <table:table-row table:style-name="ro1">
          <table:table-cell office:value-type="time" office:time-value="PT20H26M33.933S" calcext:value-type="time">
            <text:p>20:26:33,9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6M35.936S" calcext:value-type="time">
            <text:p>20:26:35,94</text:p>
          </table:table-cell>
          <table:table-cell office:value-type="string" calcext:value-type="string">
            <text:p>:</text:p>
          </table:table-cell>
          <table:table-cell office:value-type="float" office:value="961" calcext:value-type="float">
            <text:p>961</text:p>
          </table:table-cell>
          <table:table-cell table:number-columns-repeated="3"/>
        </table:table-row>
        <table:table-row table:style-name="ro1">
          <table:table-cell office:value-type="time" office:time-value="PT20H26M35.983S" calcext:value-type="time">
            <text:p>20:26:35,9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6M37.994S" calcext:value-type="time">
            <text:p>20:26:37,99</text:p>
          </table:table-cell>
          <table:table-cell office:value-type="string" calcext:value-type="string">
            <text:p>:</text:p>
          </table:table-cell>
          <table:table-cell office:value-type="float" office:value="961" calcext:value-type="float">
            <text:p>961</text:p>
          </table:table-cell>
          <table:table-cell table:number-columns-repeated="3"/>
        </table:table-row>
        <table:table-row table:style-name="ro1">
          <table:table-cell office:value-type="time" office:time-value="PT20H26M38.04S" calcext:value-type="time">
            <text:p>20:26:38,0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6M40.05S" calcext:value-type="time">
            <text:p>20:26:40,05</text:p>
          </table:table-cell>
          <table:table-cell office:value-type="string" calcext:value-type="string">
            <text:p>:</text:p>
          </table:table-cell>
          <table:table-cell office:value-type="float" office:value="958" calcext:value-type="float">
            <text:p>958</text:p>
          </table:table-cell>
          <table:table-cell table:number-columns-repeated="3"/>
        </table:table-row>
        <table:table-row table:style-name="ro1">
          <table:table-cell office:value-type="time" office:time-value="PT20H26M40.05S" calcext:value-type="time">
            <text:p>20:26:40,0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6M42.102S" calcext:value-type="time">
            <text:p>20:26:42,10</text:p>
          </table:table-cell>
          <table:table-cell office:value-type="string" calcext:value-type="string">
            <text:p>:</text:p>
          </table:table-cell>
          <table:table-cell office:value-type="float" office:value="958" calcext:value-type="float">
            <text:p>958</text:p>
          </table:table-cell>
          <table:table-cell table:number-columns-repeated="3"/>
        </table:table-row>
        <table:table-row table:style-name="ro1">
          <table:table-cell office:value-type="time" office:time-value="PT20H26M42.102S" calcext:value-type="time">
            <text:p>20:26:42,1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6M44.151S" calcext:value-type="time">
            <text:p>20:26:44,15</text:p>
          </table:table-cell>
          <table:table-cell office:value-type="string" calcext:value-type="string">
            <text:p>:</text:p>
          </table:table-cell>
          <table:table-cell office:value-type="float" office:value="956" calcext:value-type="float">
            <text:p>956</text:p>
          </table:table-cell>
          <table:table-cell table:number-columns-repeated="3"/>
        </table:table-row>
        <table:table-row table:style-name="ro1">
          <table:table-cell office:value-type="time" office:time-value="PT20H26M44.151S" calcext:value-type="time">
            <text:p>20:26:44,1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6M46.204S" calcext:value-type="time">
            <text:p>20:26:46,20</text:p>
          </table:table-cell>
          <table:table-cell office:value-type="string" calcext:value-type="string">
            <text:p>:</text:p>
          </table:table-cell>
          <table:table-cell office:value-type="float" office:value="956" calcext:value-type="float">
            <text:p>956</text:p>
          </table:table-cell>
          <table:table-cell table:number-columns-repeated="3"/>
        </table:table-row>
        <table:table-row table:style-name="ro1">
          <table:table-cell office:value-type="time" office:time-value="PT20H26M46.204S" calcext:value-type="time">
            <text:p>20:26:46,2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6M48.254S" calcext:value-type="time">
            <text:p>20:26:48,25</text:p>
          </table:table-cell>
          <table:table-cell office:value-type="string" calcext:value-type="string">
            <text:p>:</text:p>
          </table:table-cell>
          <table:table-cell office:value-type="float" office:value="956" calcext:value-type="float">
            <text:p>956</text:p>
          </table:table-cell>
          <table:table-cell table:number-columns-repeated="3"/>
        </table:table-row>
        <table:table-row table:style-name="ro1">
          <table:table-cell office:value-type="time" office:time-value="PT20H26M48.254S" calcext:value-type="time">
            <text:p>20:26:48,2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6M50.308S" calcext:value-type="time">
            <text:p>20:26:50,31</text:p>
          </table:table-cell>
          <table:table-cell office:value-type="string" calcext:value-type="string">
            <text:p>:</text:p>
          </table:table-cell>
          <table:table-cell office:value-type="float" office:value="951" calcext:value-type="float">
            <text:p>951</text:p>
          </table:table-cell>
          <table:table-cell table:number-columns-repeated="3"/>
        </table:table-row>
        <table:table-row table:style-name="ro1">
          <table:table-cell office:value-type="time" office:time-value="PT20H26M50.308S" calcext:value-type="time">
            <text:p>20:26:50,3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6M52.313S" calcext:value-type="time">
            <text:p>20:26:52,31</text:p>
          </table:table-cell>
          <table:table-cell office:value-type="string" calcext:value-type="string">
            <text:p>:</text:p>
          </table:table-cell>
          <table:table-cell office:value-type="float" office:value="951" calcext:value-type="float">
            <text:p>951</text:p>
          </table:table-cell>
          <table:table-cell table:number-columns-repeated="3"/>
        </table:table-row>
        <table:table-row table:style-name="ro1">
          <table:table-cell office:value-type="time" office:time-value="PT20H26M52.36S" calcext:value-type="time">
            <text:p>20:26:52,3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6M54.365S" calcext:value-type="time">
            <text:p>20:26:54,37</text:p>
          </table:table-cell>
          <table:table-cell office:value-type="string" calcext:value-type="string">
            <text:p>:</text:p>
          </table:table-cell>
          <table:table-cell office:value-type="float" office:value="948" calcext:value-type="float">
            <text:p>948</text:p>
          </table:table-cell>
          <table:table-cell table:number-columns-repeated="3"/>
        </table:table-row>
        <table:table-row table:style-name="ro1">
          <table:table-cell office:value-type="time" office:time-value="PT20H26M54.412S" calcext:value-type="time">
            <text:p>20:26:54,4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6M56.419S" calcext:value-type="time">
            <text:p>20:26:56,42</text:p>
          </table:table-cell>
          <table:table-cell office:value-type="string" calcext:value-type="string">
            <text:p>:</text:p>
          </table:table-cell>
          <table:table-cell office:value-type="float" office:value="948" calcext:value-type="float">
            <text:p>948</text:p>
          </table:table-cell>
          <table:table-cell table:number-columns-repeated="3"/>
        </table:table-row>
        <table:table-row table:style-name="ro1">
          <table:table-cell office:value-type="time" office:time-value="PT20H26M56.468S" calcext:value-type="time">
            <text:p>20:26:56,47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6M58.473S" calcext:value-type="time">
            <text:p>20:26:58,47</text:p>
          </table:table-cell>
          <table:table-cell office:value-type="string" calcext:value-type="string">
            <text:p>:</text:p>
          </table:table-cell>
          <table:table-cell office:value-type="float" office:value="948" calcext:value-type="float">
            <text:p>948</text:p>
          </table:table-cell>
          <table:table-cell table:number-columns-repeated="3"/>
        </table:table-row>
        <table:table-row table:style-name="ro1">
          <table:table-cell office:value-type="time" office:time-value="PT20H26M58.521S" calcext:value-type="time">
            <text:p>20:26:58,5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7M00.531S" calcext:value-type="time">
            <text:p>20:27:00,53</text:p>
          </table:table-cell>
          <table:table-cell office:value-type="string" calcext:value-type="string">
            <text:p>:</text:p>
          </table:table-cell>
          <table:table-cell office:value-type="float" office:value="944" calcext:value-type="float">
            <text:p>944</text:p>
          </table:table-cell>
          <table:table-cell table:number-columns-repeated="3"/>
        </table:table-row>
        <table:table-row table:style-name="ro1">
          <table:table-cell office:value-type="time" office:time-value="PT20H27M00.531S" calcext:value-type="time">
            <text:p>20:27:00,5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7M02.588S" calcext:value-type="time">
            <text:p>20:27:02,59</text:p>
          </table:table-cell>
          <table:table-cell office:value-type="string" calcext:value-type="string">
            <text:p>:</text:p>
          </table:table-cell>
          <table:table-cell office:value-type="float" office:value="944" calcext:value-type="float">
            <text:p>944</text:p>
          </table:table-cell>
          <table:table-cell table:number-columns-repeated="3"/>
        </table:table-row>
        <table:table-row table:style-name="ro1">
          <table:table-cell office:value-type="time" office:time-value="PT20H27M02.588S" calcext:value-type="time">
            <text:p>20:27:02,5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7M04.604S" calcext:value-type="time">
            <text:p>20:27:04,60</text:p>
          </table:table-cell>
          <table:table-cell office:value-type="string" calcext:value-type="string">
            <text:p>:</text:p>
          </table:table-cell>
          <table:table-cell office:value-type="float" office:value="943" calcext:value-type="float">
            <text:p>943</text:p>
          </table:table-cell>
          <table:table-cell table:number-columns-repeated="3"/>
        </table:table-row>
        <table:table-row table:style-name="ro1">
          <table:table-cell office:value-type="time" office:time-value="PT20H27M04.651S" calcext:value-type="time">
            <text:p>20:27:04,6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7M06.66S" calcext:value-type="time">
            <text:p>20:27:06,66</text:p>
          </table:table-cell>
          <table:table-cell office:value-type="string" calcext:value-type="string">
            <text:p>:</text:p>
          </table:table-cell>
          <table:table-cell office:value-type="float" office:value="943" calcext:value-type="float">
            <text:p>943</text:p>
          </table:table-cell>
          <table:table-cell table:number-columns-repeated="3"/>
        </table:table-row>
        <table:table-row table:style-name="ro1">
          <table:table-cell office:value-type="time" office:time-value="PT20H27M06.708S" calcext:value-type="time">
            <text:p>20:27:06,7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7M08.715S" calcext:value-type="time">
            <text:p>20:27:08,72</text:p>
          </table:table-cell>
          <table:table-cell office:value-type="string" calcext:value-type="string">
            <text:p>:</text:p>
          </table:table-cell>
          <table:table-cell office:value-type="float" office:value="939" calcext:value-type="float">
            <text:p>939</text:p>
          </table:table-cell>
          <table:table-cell table:number-columns-repeated="3"/>
        </table:table-row>
        <table:table-row table:style-name="ro1">
          <table:table-cell office:value-type="time" office:time-value="PT20H27M08.761S" calcext:value-type="time">
            <text:p>20:27:08,7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7M10.759S" calcext:value-type="time">
            <text:p>20:27:10,76</text:p>
          </table:table-cell>
          <table:table-cell office:value-type="string" calcext:value-type="string">
            <text:p>:</text:p>
          </table:table-cell>
          <table:table-cell office:value-type="float" office:value="939" calcext:value-type="float">
            <text:p>939</text:p>
          </table:table-cell>
          <table:table-cell table:number-columns-repeated="3"/>
        </table:table-row>
        <table:table-row table:style-name="ro1">
          <table:table-cell office:value-type="time" office:time-value="PT20H27M10.806S" calcext:value-type="time">
            <text:p>20:27:10,8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7M12.808S" calcext:value-type="time">
            <text:p>20:27:12,81</text:p>
          </table:table-cell>
          <table:table-cell office:value-type="string" calcext:value-type="string">
            <text:p>:</text:p>
          </table:table-cell>
          <table:table-cell office:value-type="float" office:value="939" calcext:value-type="float">
            <text:p>939</text:p>
          </table:table-cell>
          <table:table-cell table:number-columns-repeated="3"/>
        </table:table-row>
        <table:table-row table:style-name="ro1">
          <table:table-cell office:value-type="time" office:time-value="PT20H27M12.855S" calcext:value-type="time">
            <text:p>20:27:12,8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7M14.862S" calcext:value-type="time">
            <text:p>20:27:14,86</text:p>
          </table:table-cell>
          <table:table-cell office:value-type="string" calcext:value-type="string">
            <text:p>:</text:p>
          </table:table-cell>
          <table:table-cell office:value-type="float" office:value="934" calcext:value-type="float">
            <text:p>934</text:p>
          </table:table-cell>
          <table:table-cell table:number-columns-repeated="3"/>
        </table:table-row>
        <table:table-row table:style-name="ro1">
          <table:table-cell office:value-type="time" office:time-value="PT20H27M14.908S" calcext:value-type="time">
            <text:p>20:27:14,9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7M16.921S" calcext:value-type="time">
            <text:p>20:27:16,92</text:p>
          </table:table-cell>
          <table:table-cell office:value-type="string" calcext:value-type="string">
            <text:p>:</text:p>
          </table:table-cell>
          <table:table-cell office:value-type="float" office:value="934" calcext:value-type="float">
            <text:p>934</text:p>
          </table:table-cell>
          <table:table-cell table:number-columns-repeated="3"/>
        </table:table-row>
        <table:table-row table:style-name="ro1">
          <table:table-cell office:value-type="time" office:time-value="PT20H27M16.921S" calcext:value-type="time">
            <text:p>20:27:16,9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7M18.979S" calcext:value-type="time">
            <text:p>20:27:18,98</text:p>
          </table:table-cell>
          <table:table-cell office:value-type="string" calcext:value-type="string">
            <text:p>:</text:p>
          </table:table-cell>
          <table:table-cell office:value-type="float" office:value="927" calcext:value-type="float">
            <text:p>927</text:p>
          </table:table-cell>
          <table:table-cell table:number-columns-repeated="3"/>
        </table:table-row>
        <table:table-row table:style-name="ro1">
          <table:table-cell office:value-type="time" office:time-value="PT20H27M18.979S" calcext:value-type="time">
            <text:p>20:27:18,9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7M20.991S" calcext:value-type="time">
            <text:p>20:27:20,99</text:p>
          </table:table-cell>
          <table:table-cell office:value-type="string" calcext:value-type="string">
            <text:p>:</text:p>
          </table:table-cell>
          <table:table-cell office:value-type="float" office:value="927" calcext:value-type="float">
            <text:p>927</text:p>
          </table:table-cell>
          <table:table-cell table:number-columns-repeated="3"/>
        </table:table-row>
        <table:table-row table:style-name="ro1">
          <table:table-cell office:value-type="time" office:time-value="PT20H27M21.038S" calcext:value-type="time">
            <text:p>20:27:21,0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7M23.045S" calcext:value-type="time">
            <text:p>20:27:23,05</text:p>
          </table:table-cell>
          <table:table-cell office:value-type="string" calcext:value-type="string">
            <text:p>:</text:p>
          </table:table-cell>
          <table:table-cell office:value-type="float" office:value="927" calcext:value-type="float">
            <text:p>927</text:p>
          </table:table-cell>
          <table:table-cell table:number-columns-repeated="3"/>
        </table:table-row>
        <table:table-row table:style-name="ro1">
          <table:table-cell office:value-type="time" office:time-value="PT20H27M23.092S" calcext:value-type="time">
            <text:p>20:27:23,0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7M25.092S" calcext:value-type="time">
            <text:p>20:27:25,09</text:p>
          </table:table-cell>
          <table:table-cell office:value-type="string" calcext:value-type="string">
            <text:p>:</text:p>
          </table:table-cell>
          <table:table-cell office:value-type="float" office:value="921" calcext:value-type="float">
            <text:p>921</text:p>
          </table:table-cell>
          <table:table-cell table:number-columns-repeated="3"/>
        </table:table-row>
        <table:table-row table:style-name="ro1">
          <table:table-cell office:value-type="time" office:time-value="PT20H27M25.139S" calcext:value-type="time">
            <text:p>20:27:25,1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7M27.143S" calcext:value-type="time">
            <text:p>20:27:27,14</text:p>
          </table:table-cell>
          <table:table-cell office:value-type="string" calcext:value-type="string">
            <text:p>:</text:p>
          </table:table-cell>
          <table:table-cell office:value-type="float" office:value="921" calcext:value-type="float">
            <text:p>921</text:p>
          </table:table-cell>
          <table:table-cell table:number-columns-repeated="3"/>
        </table:table-row>
        <table:table-row table:style-name="ro1">
          <table:table-cell office:value-type="time" office:time-value="PT20H27M27.188S" calcext:value-type="time">
            <text:p>20:27:27,1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7M29.196S" calcext:value-type="time">
            <text:p>20:27:29,20</text:p>
          </table:table-cell>
          <table:table-cell office:value-type="string" calcext:value-type="string">
            <text:p>:</text:p>
          </table:table-cell>
          <table:table-cell office:value-type="float" office:value="918" calcext:value-type="float">
            <text:p>918</text:p>
          </table:table-cell>
          <table:table-cell table:number-columns-repeated="3"/>
        </table:table-row>
        <table:table-row table:style-name="ro1">
          <table:table-cell office:value-type="time" office:time-value="PT20H27M29.243S" calcext:value-type="time">
            <text:p>20:27:29,2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7M31.245S" calcext:value-type="time">
            <text:p>20:27:31,25</text:p>
          </table:table-cell>
          <table:table-cell office:value-type="string" calcext:value-type="string">
            <text:p>:</text:p>
          </table:table-cell>
          <table:table-cell office:value-type="float" office:value="918" calcext:value-type="float">
            <text:p>918</text:p>
          </table:table-cell>
          <table:table-cell table:number-columns-repeated="3"/>
        </table:table-row>
        <table:table-row table:style-name="ro1">
          <table:table-cell office:value-type="time" office:time-value="PT20H27M31.292S" calcext:value-type="time">
            <text:p>20:27:31,2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7M33.296S" calcext:value-type="time">
            <text:p>20:27:33,30</text:p>
          </table:table-cell>
          <table:table-cell office:value-type="string" calcext:value-type="string">
            <text:p>:</text:p>
          </table:table-cell>
          <table:table-cell office:value-type="float" office:value="918" calcext:value-type="float">
            <text:p>918</text:p>
          </table:table-cell>
          <table:table-cell table:number-columns-repeated="3"/>
        </table:table-row>
        <table:table-row table:style-name="ro1">
          <table:table-cell office:value-type="time" office:time-value="PT20H27M33.342S" calcext:value-type="time">
            <text:p>20:27:33,3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7M35.34S" calcext:value-type="time">
            <text:p>20:27:35,34</text:p>
          </table:table-cell>
          <table:table-cell office:value-type="string" calcext:value-type="string">
            <text:p>:</text:p>
          </table:table-cell>
          <table:table-cell office:value-type="float" office:value="918" calcext:value-type="float">
            <text:p>918</text:p>
          </table:table-cell>
          <table:table-cell table:number-columns-repeated="3"/>
        </table:table-row>
        <table:table-row table:style-name="ro1">
          <table:table-cell office:value-type="time" office:time-value="PT20H27M35.386S" calcext:value-type="time">
            <text:p>20:27:35,3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7M37.39S" calcext:value-type="time">
            <text:p>20:27:37,39</text:p>
          </table:table-cell>
          <table:table-cell office:value-type="string" calcext:value-type="string">
            <text:p>:</text:p>
          </table:table-cell>
          <table:table-cell office:value-type="float" office:value="918" calcext:value-type="float">
            <text:p>918</text:p>
          </table:table-cell>
          <table:table-cell table:number-columns-repeated="3"/>
        </table:table-row>
        <table:table-row table:style-name="ro1">
          <table:table-cell office:value-type="time" office:time-value="PT20H27M37.437S" calcext:value-type="time">
            <text:p>20:27:37,4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7M39.439S" calcext:value-type="time">
            <text:p>20:27:39,44</text:p>
          </table:table-cell>
          <table:table-cell office:value-type="string" calcext:value-type="string">
            <text:p>:</text:p>
          </table:table-cell>
          <table:table-cell office:value-type="float" office:value="916" calcext:value-type="float">
            <text:p>916</text:p>
          </table:table-cell>
          <table:table-cell table:number-columns-repeated="3"/>
        </table:table-row>
        <table:table-row table:style-name="ro1">
          <table:table-cell office:value-type="time" office:time-value="PT20H27M39.485S" calcext:value-type="time">
            <text:p>20:27:39,4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7M41.491S" calcext:value-type="time">
            <text:p>20:27:41,49</text:p>
          </table:table-cell>
          <table:table-cell office:value-type="string" calcext:value-type="string">
            <text:p>:</text:p>
          </table:table-cell>
          <table:table-cell office:value-type="float" office:value="916" calcext:value-type="float">
            <text:p>916</text:p>
          </table:table-cell>
          <table:table-cell table:number-columns-repeated="3"/>
        </table:table-row>
        <table:table-row table:style-name="ro1">
          <table:table-cell office:value-type="time" office:time-value="PT20H27M41.538S" calcext:value-type="time">
            <text:p>20:27:41,5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7M43.542S" calcext:value-type="time">
            <text:p>20:27:43,54</text:p>
          </table:table-cell>
          <table:table-cell office:value-type="string" calcext:value-type="string">
            <text:p>:</text:p>
          </table:table-cell>
          <table:table-cell office:value-type="float" office:value="916" calcext:value-type="float">
            <text:p>916</text:p>
          </table:table-cell>
          <table:table-cell table:number-columns-repeated="3"/>
        </table:table-row>
        <table:table-row table:style-name="ro1">
          <table:table-cell office:value-type="time" office:time-value="PT20H27M43.59S" calcext:value-type="time">
            <text:p>20:27:43,5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7M45.592S" calcext:value-type="time">
            <text:p>20:27:45,59</text:p>
          </table:table-cell>
          <table:table-cell office:value-type="string" calcext:value-type="string">
            <text:p>:</text:p>
          </table:table-cell>
          <table:table-cell office:value-type="float" office:value="913" calcext:value-type="float">
            <text:p>913</text:p>
          </table:table-cell>
          <table:table-cell table:number-columns-repeated="3"/>
        </table:table-row>
        <table:table-row table:style-name="ro1">
          <table:table-cell office:value-type="time" office:time-value="PT20H27M45.639S" calcext:value-type="time">
            <text:p>20:27:45,6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7M47.642S" calcext:value-type="time">
            <text:p>20:27:47,64</text:p>
          </table:table-cell>
          <table:table-cell office:value-type="string" calcext:value-type="string">
            <text:p>:</text:p>
          </table:table-cell>
          <table:table-cell office:value-type="float" office:value="913" calcext:value-type="float">
            <text:p>913</text:p>
          </table:table-cell>
          <table:table-cell table:number-columns-repeated="3"/>
        </table:table-row>
        <table:table-row table:style-name="ro1">
          <table:table-cell office:value-type="time" office:time-value="PT20H27M47.689S" calcext:value-type="time">
            <text:p>20:27:47,6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7M49.69S" calcext:value-type="time">
            <text:p>20:27:49,69</text:p>
          </table:table-cell>
          <table:table-cell office:value-type="string" calcext:value-type="string">
            <text:p>:</text:p>
          </table:table-cell>
          <table:table-cell office:value-type="float" office:value="910" calcext:value-type="float">
            <text:p>910</text:p>
          </table:table-cell>
          <table:table-cell table:number-columns-repeated="3"/>
        </table:table-row>
        <table:table-row table:style-name="ro1">
          <table:table-cell office:value-type="time" office:time-value="PT20H27M49.736S" calcext:value-type="time">
            <text:p>20:27:49,7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7M51.741S" calcext:value-type="time">
            <text:p>20:27:51,74</text:p>
          </table:table-cell>
          <table:table-cell office:value-type="string" calcext:value-type="string">
            <text:p>:</text:p>
          </table:table-cell>
          <table:table-cell office:value-type="float" office:value="910" calcext:value-type="float">
            <text:p>910</text:p>
          </table:table-cell>
          <table:table-cell table:number-columns-repeated="3"/>
        </table:table-row>
        <table:table-row table:style-name="ro1">
          <table:table-cell office:value-type="time" office:time-value="PT20H27M51.787S" calcext:value-type="time">
            <text:p>20:27:51,7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7M53.795S" calcext:value-type="time">
            <text:p>20:27:53,80</text:p>
          </table:table-cell>
          <table:table-cell office:value-type="string" calcext:value-type="string">
            <text:p>:</text:p>
          </table:table-cell>
          <table:table-cell office:value-type="float" office:value="909" calcext:value-type="float">
            <text:p>909</text:p>
          </table:table-cell>
          <table:table-cell table:number-columns-repeated="3"/>
        </table:table-row>
        <table:table-row table:style-name="ro1">
          <table:table-cell office:value-type="time" office:time-value="PT20H27M53.841S" calcext:value-type="time">
            <text:p>20:27:53,8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7M55.842S" calcext:value-type="time">
            <text:p>20:27:55,84</text:p>
          </table:table-cell>
          <table:table-cell office:value-type="string" calcext:value-type="string">
            <text:p>:</text:p>
          </table:table-cell>
          <table:table-cell office:value-type="float" office:value="909" calcext:value-type="float">
            <text:p>909</text:p>
          </table:table-cell>
          <table:table-cell table:number-columns-repeated="3"/>
        </table:table-row>
        <table:table-row table:style-name="ro1">
          <table:table-cell office:value-type="time" office:time-value="PT20H27M55.889S" calcext:value-type="time">
            <text:p>20:27:55,8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7M57.891S" calcext:value-type="time">
            <text:p>20:27:57,89</text:p>
          </table:table-cell>
          <table:table-cell office:value-type="string" calcext:value-type="string">
            <text:p>:</text:p>
          </table:table-cell>
          <table:table-cell office:value-type="float" office:value="909" calcext:value-type="float">
            <text:p>909</text:p>
          </table:table-cell>
          <table:table-cell table:number-columns-repeated="3"/>
        </table:table-row>
        <table:table-row table:style-name="ro1">
          <table:table-cell office:value-type="time" office:time-value="PT20H27M57.938S" calcext:value-type="time">
            <text:p>20:27:57,9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7M59.946S" calcext:value-type="time">
            <text:p>20:27:59,95</text:p>
          </table:table-cell>
          <table:table-cell office:value-type="string" calcext:value-type="string">
            <text:p>:</text:p>
          </table:table-cell>
          <table:table-cell office:value-type="float" office:value="907" calcext:value-type="float">
            <text:p>907</text:p>
          </table:table-cell>
          <table:table-cell table:number-columns-repeated="3"/>
        </table:table-row>
        <table:table-row table:style-name="ro1">
          <table:table-cell office:value-type="time" office:time-value="PT20H27M59.992S" calcext:value-type="time">
            <text:p>20:27:59,9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8M01.992S" calcext:value-type="time">
            <text:p>20:28:01,99</text:p>
          </table:table-cell>
          <table:table-cell office:value-type="string" calcext:value-type="string">
            <text:p>:</text:p>
          </table:table-cell>
          <table:table-cell office:value-type="float" office:value="907" calcext:value-type="float">
            <text:p>907</text:p>
          </table:table-cell>
          <table:table-cell table:number-columns-repeated="3"/>
        </table:table-row>
        <table:table-row table:style-name="ro1">
          <table:table-cell office:value-type="time" office:time-value="PT20H28M02.039S" calcext:value-type="time">
            <text:p>20:28:02,0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8M04.042S" calcext:value-type="time">
            <text:p>20:28:04,04</text:p>
          </table:table-cell>
          <table:table-cell office:value-type="string" calcext:value-type="string">
            <text:p>:</text:p>
          </table:table-cell>
          <table:table-cell office:value-type="float" office:value="902" calcext:value-type="float">
            <text:p>902</text:p>
          </table:table-cell>
          <table:table-cell table:number-columns-repeated="3"/>
        </table:table-row>
        <table:table-row table:style-name="ro1">
          <table:table-cell office:value-type="time" office:time-value="PT20H28M04.089S" calcext:value-type="time">
            <text:p>20:28:04,0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8M06.091S" calcext:value-type="time">
            <text:p>20:28:06,09</text:p>
          </table:table-cell>
          <table:table-cell office:value-type="string" calcext:value-type="string">
            <text:p>:</text:p>
          </table:table-cell>
          <table:table-cell office:value-type="float" office:value="902" calcext:value-type="float">
            <text:p>902</text:p>
          </table:table-cell>
          <table:table-cell table:number-columns-repeated="3"/>
        </table:table-row>
        <table:table-row table:style-name="ro1">
          <table:table-cell office:value-type="time" office:time-value="PT20H28M06.138S" calcext:value-type="time">
            <text:p>20:28:06,1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8M08.142S" calcext:value-type="time">
            <text:p>20:28:08,14</text:p>
          </table:table-cell>
          <table:table-cell office:value-type="string" calcext:value-type="string">
            <text:p>:</text:p>
          </table:table-cell>
          <table:table-cell office:value-type="float" office:value="902" calcext:value-type="float">
            <text:p>902</text:p>
          </table:table-cell>
          <table:table-cell table:number-columns-repeated="3"/>
        </table:table-row>
        <table:table-row table:style-name="ro1">
          <table:table-cell office:value-type="time" office:time-value="PT20H28M08.189S" calcext:value-type="time">
            <text:p>20:28:08,1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8M10.195S" calcext:value-type="time">
            <text:p>20:28:10,20</text:p>
          </table:table-cell>
          <table:table-cell office:value-type="string" calcext:value-type="string">
            <text:p>:</text:p>
          </table:table-cell>
          <table:table-cell office:value-type="float" office:value="901" calcext:value-type="float">
            <text:p>901</text:p>
          </table:table-cell>
          <table:table-cell table:number-columns-repeated="3"/>
        </table:table-row>
        <table:table-row table:style-name="ro1">
          <table:table-cell office:value-type="time" office:time-value="PT20H28M10.242S" calcext:value-type="time">
            <text:p>20:28:10,2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8M12.246S" calcext:value-type="time">
            <text:p>20:28:12,25</text:p>
          </table:table-cell>
          <table:table-cell office:value-type="string" calcext:value-type="string">
            <text:p>:</text:p>
          </table:table-cell>
          <table:table-cell office:value-type="float" office:value="901" calcext:value-type="float">
            <text:p>901</text:p>
          </table:table-cell>
          <table:table-cell table:number-columns-repeated="3"/>
        </table:table-row>
        <table:table-row table:style-name="ro1">
          <table:table-cell office:value-type="time" office:time-value="PT20H28M12.293S" calcext:value-type="time">
            <text:p>20:28:12,2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8M14.298S" calcext:value-type="time">
            <text:p>20:28:14,30</text:p>
          </table:table-cell>
          <table:table-cell office:value-type="string" calcext:value-type="string">
            <text:p>:</text:p>
          </table:table-cell>
          <table:table-cell office:value-type="float" office:value="898" calcext:value-type="float">
            <text:p>898</text:p>
          </table:table-cell>
          <table:table-cell table:number-columns-repeated="3"/>
        </table:table-row>
        <table:table-row table:style-name="ro1">
          <table:table-cell office:value-type="time" office:time-value="PT20H28M14.298S" calcext:value-type="time">
            <text:p>20:28:14,3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8M16.356S" calcext:value-type="time">
            <text:p>20:28:16,36</text:p>
          </table:table-cell>
          <table:table-cell office:value-type="string" calcext:value-type="string">
            <text:p>:</text:p>
          </table:table-cell>
          <table:table-cell office:value-type="float" office:value="898" calcext:value-type="float">
            <text:p>898</text:p>
          </table:table-cell>
          <table:table-cell table:number-columns-repeated="3"/>
        </table:table-row>
        <table:table-row table:style-name="ro1">
          <table:table-cell office:value-type="time" office:time-value="PT20H28M16.356S" calcext:value-type="time">
            <text:p>20:28:16,3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8M18.409S" calcext:value-type="time">
            <text:p>20:28:18,41</text:p>
          </table:table-cell>
          <table:table-cell office:value-type="string" calcext:value-type="string">
            <text:p>:</text:p>
          </table:table-cell>
          <table:table-cell office:value-type="float" office:value="898" calcext:value-type="float">
            <text:p>898</text:p>
          </table:table-cell>
          <table:table-cell table:number-columns-repeated="3"/>
        </table:table-row>
        <table:table-row table:style-name="ro1">
          <table:table-cell office:value-type="time" office:time-value="PT20H28M18.409S" calcext:value-type="time">
            <text:p>20:28:18,4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8M20.463S" calcext:value-type="time">
            <text:p>20:28:20,46</text:p>
          </table:table-cell>
          <table:table-cell office:value-type="string" calcext:value-type="string">
            <text:p>:</text:p>
          </table:table-cell>
          <table:table-cell office:value-type="float" office:value="894" calcext:value-type="float">
            <text:p>894</text:p>
          </table:table-cell>
          <table:table-cell table:number-columns-repeated="3"/>
        </table:table-row>
        <table:table-row table:style-name="ro1">
          <table:table-cell office:value-type="time" office:time-value="PT20H28M20.463S" calcext:value-type="time">
            <text:p>20:28:20,4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8M22.471S" calcext:value-type="time">
            <text:p>20:28:22,47</text:p>
          </table:table-cell>
          <table:table-cell office:value-type="string" calcext:value-type="string">
            <text:p>:</text:p>
          </table:table-cell>
          <table:table-cell office:value-type="float" office:value="894" calcext:value-type="float">
            <text:p>894</text:p>
          </table:table-cell>
          <table:table-cell table:number-columns-repeated="3"/>
        </table:table-row>
        <table:table-row table:style-name="ro1">
          <table:table-cell office:value-type="time" office:time-value="PT20H28M22.517S" calcext:value-type="time">
            <text:p>20:28:22,5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8M24.529S" calcext:value-type="time">
            <text:p>20:28:24,53</text:p>
          </table:table-cell>
          <table:table-cell office:value-type="string" calcext:value-type="string">
            <text:p>:</text:p>
          </table:table-cell>
          <table:table-cell office:value-type="float" office:value="892" calcext:value-type="float">
            <text:p>892</text:p>
          </table:table-cell>
          <table:table-cell table:number-columns-repeated="3"/>
        </table:table-row>
        <table:table-row table:style-name="ro1">
          <table:table-cell office:value-type="time" office:time-value="PT20H28M24.635S" calcext:value-type="time">
            <text:p>20:28:24,6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8M26.587S" calcext:value-type="time">
            <text:p>20:28:26,59</text:p>
          </table:table-cell>
          <table:table-cell office:value-type="string" calcext:value-type="string">
            <text:p>:</text:p>
          </table:table-cell>
          <table:table-cell office:value-type="float" office:value="892" calcext:value-type="float">
            <text:p>892</text:p>
          </table:table-cell>
          <table:table-cell table:number-columns-repeated="3"/>
        </table:table-row>
        <table:table-row table:style-name="ro1">
          <table:table-cell office:value-type="time" office:time-value="PT20H28M26.636S" calcext:value-type="time">
            <text:p>20:28:26,6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8M28.643S" calcext:value-type="time">
            <text:p>20:28:28,64</text:p>
          </table:table-cell>
          <table:table-cell office:value-type="string" calcext:value-type="string">
            <text:p>:</text:p>
          </table:table-cell>
          <table:table-cell office:value-type="float" office:value="892" calcext:value-type="float">
            <text:p>892</text:p>
          </table:table-cell>
          <table:table-cell table:number-columns-repeated="3"/>
        </table:table-row>
        <table:table-row table:style-name="ro1">
          <table:table-cell office:value-type="time" office:time-value="PT20H28M28.643S" calcext:value-type="time">
            <text:p>20:28:28,6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8M30.698S" calcext:value-type="time">
            <text:p>20:28:30,70</text:p>
          </table:table-cell>
          <table:table-cell office:value-type="string" calcext:value-type="string">
            <text:p>:</text:p>
          </table:table-cell>
          <table:table-cell office:value-type="float" office:value="892" calcext:value-type="float">
            <text:p>892</text:p>
          </table:table-cell>
          <table:table-cell table:number-columns-repeated="3"/>
        </table:table-row>
        <table:table-row table:style-name="ro1">
          <table:table-cell office:value-type="time" office:time-value="PT20H28M30.698S" calcext:value-type="time">
            <text:p>20:28:30,7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8M32.757S" calcext:value-type="time">
            <text:p>20:28:32,76</text:p>
          </table:table-cell>
          <table:table-cell office:value-type="string" calcext:value-type="string">
            <text:p>:</text:p>
          </table:table-cell>
          <table:table-cell office:value-type="float" office:value="892" calcext:value-type="float">
            <text:p>892</text:p>
          </table:table-cell>
          <table:table-cell table:number-columns-repeated="3"/>
        </table:table-row>
        <table:table-row table:style-name="ro1">
          <table:table-cell office:value-type="time" office:time-value="PT20H28M32.757S" calcext:value-type="time">
            <text:p>20:28:32,7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8M34.768S" calcext:value-type="time">
            <text:p>20:28:34,77</text:p>
          </table:table-cell>
          <table:table-cell office:value-type="string" calcext:value-type="string">
            <text:p>:</text:p>
          </table:table-cell>
          <table:table-cell office:value-type="float" office:value="889" calcext:value-type="float">
            <text:p>889</text:p>
          </table:table-cell>
          <table:table-cell table:number-columns-repeated="3"/>
        </table:table-row>
        <table:table-row table:style-name="ro1">
          <table:table-cell office:value-type="time" office:time-value="PT20H28M34.814S" calcext:value-type="time">
            <text:p>20:28:34,8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8M36.827S" calcext:value-type="time">
            <text:p>20:28:36,83</text:p>
          </table:table-cell>
          <table:table-cell office:value-type="string" calcext:value-type="string">
            <text:p>:</text:p>
          </table:table-cell>
          <table:table-cell office:value-type="float" office:value="889" calcext:value-type="float">
            <text:p>889</text:p>
          </table:table-cell>
          <table:table-cell table:number-columns-repeated="3"/>
        </table:table-row>
        <table:table-row table:style-name="ro1">
          <table:table-cell office:value-type="time" office:time-value="PT20H28M36.874S" calcext:value-type="time">
            <text:p>20:28:36,87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8M38.885S" calcext:value-type="time">
            <text:p>20:28:38,89</text:p>
          </table:table-cell>
          <table:table-cell office:value-type="string" calcext:value-type="string">
            <text:p>:</text:p>
          </table:table-cell>
          <table:table-cell office:value-type="float" office:value="885" calcext:value-type="float">
            <text:p>885</text:p>
          </table:table-cell>
          <table:table-cell table:number-columns-repeated="3"/>
        </table:table-row>
        <table:table-row table:style-name="ro1">
          <table:table-cell office:value-type="time" office:time-value="PT20H28M38.93S" calcext:value-type="time">
            <text:p>20:28:38,9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8M40.943S" calcext:value-type="time">
            <text:p>20:28:40,94</text:p>
          </table:table-cell>
          <table:table-cell office:value-type="string" calcext:value-type="string">
            <text:p>:</text:p>
          </table:table-cell>
          <table:table-cell office:value-type="float" office:value="885" calcext:value-type="float">
            <text:p>885</text:p>
          </table:table-cell>
          <table:table-cell table:number-columns-repeated="3"/>
        </table:table-row>
        <table:table-row table:style-name="ro1">
          <table:table-cell office:value-type="time" office:time-value="PT20H28M40.943S" calcext:value-type="time">
            <text:p>20:28:40,9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8M42.998S" calcext:value-type="time">
            <text:p>20:28:43,00</text:p>
          </table:table-cell>
          <table:table-cell office:value-type="string" calcext:value-type="string">
            <text:p>:</text:p>
          </table:table-cell>
          <table:table-cell office:value-type="float" office:value="885" calcext:value-type="float">
            <text:p>885</text:p>
          </table:table-cell>
          <table:table-cell table:number-columns-repeated="3"/>
        </table:table-row>
        <table:table-row table:style-name="ro1">
          <table:table-cell office:value-type="time" office:time-value="PT20H28M42.998S" calcext:value-type="time">
            <text:p>20:28:43,0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28M45.046S" calcext:value-type="time">
            <text:p>20:28:45,05</text:p>
          </table:table-cell>
          <table:table-cell office:value-type="string" calcext:value-type="string">
            <text:p>:</text:p>
          </table:table-cell>
          <table:table-cell office:value-type="float" office:value="884" calcext:value-type="float">
            <text:p>884</text:p>
          </table:table-cell>
          <table:table-cell table:number-columns-repeated="3"/>
        </table:table-row>
        <table:table-row table:style-name="ro1">
          <table:table-cell office:value-type="time" office:time-value="PT20H28M45.046S" calcext:value-type="time">
            <text:p>20:28:45,0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31M47.582S" calcext:value-type="time">
            <text:p>20:31:47,58</text:p>
          </table:table-cell>
          <table:table-cell office:value-type="string" calcext:value-type="string">
            <text:p>:</text:p>
          </table:table-cell>
          <table:table-cell office:value-type="float" office:value="841" calcext:value-type="float">
            <text:p>841</text:p>
          </table:table-cell>
          <table:table-cell table:number-columns-repeated="3"/>
        </table:table-row>
        <table:table-row table:style-name="ro1">
          <table:table-cell office:value-type="time" office:time-value="PT20H31M47.582S" calcext:value-type="time">
            <text:p>20:31:47,5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31M49.614S" calcext:value-type="time">
            <text:p>20:31:49,61</text:p>
          </table:table-cell>
          <table:table-cell office:value-type="string" calcext:value-type="string">
            <text:p>:</text:p>
          </table:table-cell>
          <table:table-cell office:value-type="float" office:value="840" calcext:value-type="float">
            <text:p>840</text:p>
          </table:table-cell>
          <table:table-cell table:number-columns-repeated="3"/>
        </table:table-row>
        <table:table-row table:style-name="ro1">
          <table:table-cell office:value-type="time" office:time-value="PT20H31M49.66S" calcext:value-type="time">
            <text:p>20:31:49,6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31M51.656S" calcext:value-type="time">
            <text:p>20:31:51,66</text:p>
          </table:table-cell>
          <table:table-cell office:value-type="string" calcext:value-type="string">
            <text:p>:</text:p>
          </table:table-cell>
          <table:table-cell office:value-type="float" office:value="840" calcext:value-type="float">
            <text:p>840</text:p>
          </table:table-cell>
          <table:table-cell table:number-columns-repeated="3"/>
        </table:table-row>
        <table:table-row table:style-name="ro1">
          <table:table-cell office:value-type="time" office:time-value="PT20H31M51.703S" calcext:value-type="time">
            <text:p>20:31:51,7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31M53.718S" calcext:value-type="time">
            <text:p>20:31:53,72</text:p>
          </table:table-cell>
          <table:table-cell office:value-type="string" calcext:value-type="string">
            <text:p>:</text:p>
          </table:table-cell>
          <table:table-cell office:value-type="float" office:value="840" calcext:value-type="float">
            <text:p>840</text:p>
          </table:table-cell>
          <table:table-cell table:number-columns-repeated="3"/>
        </table:table-row>
        <table:table-row table:style-name="ro1">
          <table:table-cell office:value-type="time" office:time-value="PT20H31M53.718S" calcext:value-type="time">
            <text:p>20:31:53,7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31M55.777S" calcext:value-type="time">
            <text:p>20:31:55,78</text:p>
          </table:table-cell>
          <table:table-cell office:value-type="string" calcext:value-type="string">
            <text:p>:</text:p>
          </table:table-cell>
          <table:table-cell office:value-type="float" office:value="836" calcext:value-type="float">
            <text:p>836</text:p>
          </table:table-cell>
          <table:table-cell table:number-columns-repeated="3"/>
        </table:table-row>
        <table:table-row table:style-name="ro1">
          <table:table-cell office:value-type="time" office:time-value="PT20H31M55.777S" calcext:value-type="time">
            <text:p>20:31:55,7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31M57.827S" calcext:value-type="time">
            <text:p>20:31:57,83</text:p>
          </table:table-cell>
          <table:table-cell office:value-type="string" calcext:value-type="string">
            <text:p>:</text:p>
          </table:table-cell>
          <table:table-cell office:value-type="float" office:value="836" calcext:value-type="float">
            <text:p>836</text:p>
          </table:table-cell>
          <table:table-cell table:number-columns-repeated="3"/>
        </table:table-row>
        <table:table-row table:style-name="ro1">
          <table:table-cell office:value-type="time" office:time-value="PT20H31M57.827S" calcext:value-type="time">
            <text:p>20:31:57,8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31M59.841S" calcext:value-type="time">
            <text:p>20:31:59,84</text:p>
          </table:table-cell>
          <table:table-cell office:value-type="string" calcext:value-type="string">
            <text:p>:</text:p>
          </table:table-cell>
          <table:table-cell office:value-type="float" office:value="834" calcext:value-type="float">
            <text:p>834</text:p>
          </table:table-cell>
          <table:table-cell table:number-columns-repeated="3"/>
        </table:table-row>
        <table:table-row table:style-name="ro1">
          <table:table-cell office:value-type="time" office:time-value="PT20H31M59.888S" calcext:value-type="time">
            <text:p>20:31:59,8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32M01.906S" calcext:value-type="time">
            <text:p>20:32:01,91</text:p>
          </table:table-cell>
          <table:table-cell office:value-type="string" calcext:value-type="string">
            <text:p>:</text:p>
          </table:table-cell>
          <table:table-cell office:value-type="float" office:value="834" calcext:value-type="float">
            <text:p>834</text:p>
          </table:table-cell>
          <table:table-cell table:number-columns-repeated="3"/>
        </table:table-row>
        <table:table-row table:style-name="ro1">
          <table:table-cell office:value-type="time" office:time-value="PT20H32M01.953S" calcext:value-type="time">
            <text:p>20:32:01,9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time" office:time-value="PT20H32M03.966S" calcext:value-type="time">
            <text:p>20:32:03,97</text:p>
          </table:table-cell>
          <table:table-cell office:value-type="string" calcext:value-type="string">
            <text:p>:</text:p>
          </table:table-cell>
          <table:table-cell office:value-type="float" office:value="834" calcext:value-type="float">
            <text:p>834</text:p>
          </table:table-cell>
          <table:table-cell table:number-columns-repeated="3"/>
        </table:table-row>
        <table:table-row table:style-name="ro1">
          <table:table-cell table:style-name="ce3" office:value-type="time" office:time-value="PT20H32M03.966S" calcext:value-type="time">
            <text:p>20:32:03,97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stremità_20_linea_20_1" draw:display-name="Estremità li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4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4T20:32:42.110000000</meta:creation-date>
    <dc:date>2023-01-24T20:53:55.921000000</dc:date>
    <meta:editing-duration>PT11M1S</meta:editing-duration>
    <meta:editing-cycles>5</meta:editing-cycles>
    <meta:generator>LibreOffice/7.0.4.2$Windows_X86_64 LibreOffice_project/dcf040e67528d9187c66b2379df5ea4407429775</meta:generator>
    <meta:document-statistic meta:table-count="1" meta:cell-count="2501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>
        <chart:symbol-image xlink:href="Pictures/2000000E000000DD000000DDB43ABA64C5FC9CAB.svm"/>
      </style:chart-properties>
    </style:style>
    <style:style style:name="ch5" style:family="chart" style:data-style-name="N46">
      <style:chart-properties chart:display-label="true" chart:logarithmic="false" chart:minimum="0.841608796296296" chart:maximum="0.853530092592593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18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square" chart:symbol-width="0.1cm" chart:symbol-height="0.1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69cm" svg:height="12.229cm" xlink:href=".." xlink:type="simple" chart:class="chart:scatter" chart:style-name="ch1">
        <chart:title svg:x="8.765cm" svg:y="0.38cm" chart:style-name="ch2">
          <text:p>Test CO2 sensor</text:p>
        </chart:title>
        <chart:legend chart:legend-position="end" svg:x="18.763cm" svg:y="5.812cm" style:legend-expansion="high" chart:style-name="ch3"/>
        <chart:plot-area chart:style-name="ch4" table:cell-range-address="Dati.A2:Dati.A999 Dati.C2:Dati.C999" svg:x="0.656cm" svg:y="0.26cm" svg:width="16.674cm" svg:height="11.398cm">
          <chart:coordinate-region svg:x="1.669cm" svg:y="0.26cm" svg:width="15.661cm" svg:height="10.745cm"/>
          <chart:axis chart:dimension="x" chart:name="primary-x" chart:style-name="ch5">
            <chart:title svg:x="8.239cm" svg:y="11.681cm" chart:style-name="ch6">
              <text:p>Time [s]</text:p>
            </chart:title>
            <chart:grid chart:style-name="ch7" chart:class="major"/>
          </chart:axis>
          <chart:axis chart:dimension="y" chart:name="primary-y" chart:style-name="ch8">
            <chart:title svg:x="0cm" svg:y="6.768cm" chart:style-name="ch9">
              <text:p>CO2 [ppm]</text:p>
            </chart:title>
            <chart:grid chart:style-name="ch7" chart:class="major"/>
            <chart:grid chart:style-name="ch10" chart:class="minor"/>
          </chart:axis>
          <chart:series chart:style-name="ch11" chart:values-cell-range-address="Dati.C2:Dati.C999" chart:class="chart:scatter">
            <chart:domain table:cell-range-address="Dati.A2:Dati.A999"/>
            <chart:data-point chart:repeated="978"/>
            <chart:data-point chart:style-name="ch12"/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1632407407407">
                <text:p>0.841632407407407</text:p>
                <draw:g>
                  <svg:desc>Dati.A2:Dati.A999</svg:desc>
                </draw:g>
              </table:table-cell>
              <table:table-cell office:value-type="float" office:value="NaN">
                <text:p>NaN</text:p>
                <draw:g>
                  <svg:desc>Dati.C2:Dati.C9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41655648148148">
                <text:p>0.841655648148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4165619212963">
                <text:p>0.8416561921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41684884259259">
                <text:p>0.841684884259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41690833333333">
                <text:p>0.8416908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41719988425926">
                <text:p>0.841719988425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41725914351852">
                <text:p>0.841725914351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41733449074074">
                <text:p>0.841733449074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41733449074074">
                <text:p>0.841733449074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41769618055556">
                <text:p>0.8417696180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41798726851852">
                <text:p>0.841798726851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41804664351852">
                <text:p>0.841804664351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41833287037037">
                <text:p>0.841833287037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41839224537037">
                <text:p>0.841839224537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41862951388889">
                <text:p>0.841862951388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41862951388889">
                <text:p>0.8418629513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41886770833333">
                <text:p>0.8418867708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41886770833333">
                <text:p>0.8418867708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41888912037037">
                <text:p>0.841888912037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4191431712963">
                <text:p>0.8419143171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41937511574074">
                <text:p>0.841937511574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41938055555556">
                <text:p>0.8419380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41961273148148">
                <text:p>0.841961273148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4196181712963">
                <text:p>0.8419618171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41985034722222">
                <text:p>0.8419850347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41985578703704">
                <text:p>0.841985578703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42008819444444">
                <text:p>0.842008819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42008819444444">
                <text:p>0.8420088194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42032627314815">
                <text:p>0.842032627314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42032627314815">
                <text:p>0.842032627314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42056377314815">
                <text:p>0.842056377314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42056377314815">
                <text:p>0.842056377314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42080162037037">
                <text:p>0.842080162037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42080162037037">
                <text:p>0.842080162037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42103923611111">
                <text:p>0.8421039236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42103923611111">
                <text:p>0.8421039236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42127141203704">
                <text:p>0.842127141203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42127685185185">
                <text:p>0.842127685185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42150902777778">
                <text:p>0.842150902777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42151458333333">
                <text:p>0.842151458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42174710648148">
                <text:p>0.842174710648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4217525462963">
                <text:p>0.8421752546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21984375">
                <text:p>0.8421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42198981481481">
                <text:p>0.842198981481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42222164351852">
                <text:p>0.842222164351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42222719907407">
                <text:p>0.842222719907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42245972222222">
                <text:p>0.84224597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42246516203704">
                <text:p>0.842246516203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42269756944445">
                <text:p>0.842269756944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42269756944445">
                <text:p>0.842269756944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42293518518519">
                <text:p>0.842293518518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42293518518519">
                <text:p>0.842293518518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42317233796296">
                <text:p>0.842317233796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42317233796296">
                <text:p>0.842317233796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42340983796296">
                <text:p>0.842340983796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42340983796296">
                <text:p>0.842340983796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42364756944444">
                <text:p>0.8423647569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42364756944444">
                <text:p>0.8423647569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42388541666667">
                <text:p>0.842388541666667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42388541666667">
                <text:p>0.842388541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42411759259259">
                <text:p>0.842411759259259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42412291666667">
                <text:p>0.842412291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42435462962963">
                <text:p>0.84243546296296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42436006944445">
                <text:p>0.842436006944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42459224537037">
                <text:p>0.842459224537037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42459756944444">
                <text:p>0.8424597569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42483020833333">
                <text:p>0.842483020833333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42483564814815">
                <text:p>0.842483564814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42506759259259">
                <text:p>0.842506759259259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42507303240741">
                <text:p>0.842507303240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42530532407407">
                <text:p>0.842530532407407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42531076388889">
                <text:p>0.8425310763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42554293981481">
                <text:p>0.842554293981481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42554826388889">
                <text:p>0.8425548263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42578055555556">
                <text:p>0.842578055555556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42578587962963">
                <text:p>0.84257858796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42601782407407">
                <text:p>0.842601782407407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42601782407407">
                <text:p>0.842601782407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4262556712963">
                <text:p>0.84262556712963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4262556712963">
                <text:p>0.8426255671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42649328703704">
                <text:p>0.842649328703704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42649328703704">
                <text:p>0.842649328703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42673043981482">
                <text:p>0.842673043981482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2673043981482">
                <text:p>0.842673043981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2696805555556">
                <text:p>0.842696805555556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42696805555556">
                <text:p>0.84269680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42720601851852">
                <text:p>0.842720601851852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42720601851852">
                <text:p>0.842720601851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42743923611111">
                <text:p>0.842743923611111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42744444444444">
                <text:p>0.8427444444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42767719907407">
                <text:p>0.842767719907407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42768263888889">
                <text:p>0.842768263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42791550925926">
                <text:p>0.842791550925926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42791550925926">
                <text:p>0.842791550925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42815266203704">
                <text:p>0.842815266203704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42815266203704">
                <text:p>0.842815266203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42838981481481">
                <text:p>0.842838981481481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42838981481481">
                <text:p>0.842838981481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42862777777778">
                <text:p>0.842862777777778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42862777777778">
                <text:p>0.842862777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42886527777778">
                <text:p>0.842886527777778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42886527777778">
                <text:p>0.842886527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42910277777778">
                <text:p>0.842910277777778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42910277777778">
                <text:p>0.842910277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429340625">
                <text:p>0.8429340625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429340625">
                <text:p>0.8429340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42957800925926">
                <text:p>0.842957800925926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42957800925926">
                <text:p>0.842957800925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42981539351852">
                <text:p>0.842981539351852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42981539351852">
                <text:p>0.842981539351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43004768518518">
                <text:p>0.843004768518518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43005300925926">
                <text:p>0.843005300925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43028553240741">
                <text:p>0.843028553240741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43029097222222">
                <text:p>0.843029097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43052349537037">
                <text:p>0.843052349537037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43052893518519">
                <text:p>0.843052893518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43076099537037">
                <text:p>0.843076099537037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43076631944444">
                <text:p>0.8430766319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43099826388889">
                <text:p>0.843099826388889</text:p>
              </table:table-cell>
              <table:table-cell office:value-type="float" office:value="1655">
                <text:p>16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43100358796296">
                <text:p>0.843100358796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43123599537037">
                <text:p>0.843123599537037</text:p>
              </table:table-cell>
              <table:table-cell office:value-type="float" office:value="1655">
                <text:p>16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43124143518519">
                <text:p>0.843124143518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43147349537037">
                <text:p>0.843147349537037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43147349537037">
                <text:p>0.843147349537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43171087962963">
                <text:p>0.843171087962963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43171087962963">
                <text:p>0.84317108796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43194803240741">
                <text:p>0.843194803240741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43194803240741">
                <text:p>0.843194803240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43218564814815">
                <text:p>0.843218564814815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43218564814815">
                <text:p>0.843218564814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43242326388889">
                <text:p>0.843242326388889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43242326388889">
                <text:p>0.8432423263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843266064814815">
                <text:p>0.843266064814815</text:p>
              </table:table-cell>
              <table:table-cell office:value-type="float" office:value="1686">
                <text:p>168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43266064814815">
                <text:p>0.843266064814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43289791666667">
                <text:p>0.843289791666667</text:p>
              </table:table-cell>
              <table:table-cell office:value-type="float" office:value="1686">
                <text:p>16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43289791666667">
                <text:p>0.843289791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43313518518518">
                <text:p>0.843313518518518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43313518518518">
                <text:p>0.843313518518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43337280092593">
                <text:p>0.843337280092593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43337280092593">
                <text:p>0.843337280092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43360520833333">
                <text:p>0.843360520833333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43361053240741">
                <text:p>0.843361053240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43384293981482">
                <text:p>0.843384293981482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43384826388889">
                <text:p>0.8433848263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43408055555556">
                <text:p>0.843408055555556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43408576388889">
                <text:p>0.8434085763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43431840277778">
                <text:p>0.843431840277778</text:p>
              </table:table-cell>
              <table:table-cell office:value-type="float" office:value="1716">
                <text:p>17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43432384259259">
                <text:p>0.843432384259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4345556712963">
                <text:p>0.84345556712963</text:p>
              </table:table-cell>
              <table:table-cell office:value-type="float" office:value="1716">
                <text:p>17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43456099537037">
                <text:p>0.843456099537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4347931712963">
                <text:p>0.84347931712963</text:p>
              </table:table-cell>
              <table:table-cell office:value-type="float" office:value="1716">
                <text:p>17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84347931712963">
                <text:p>0.8434793171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843503055555556">
                <text:p>0.843503055555556</text:p>
              </table:table-cell>
              <table:table-cell office:value-type="float" office:value="1722">
                <text:p>17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43503055555556">
                <text:p>0.8435030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43526793981481">
                <text:p>0.843526793981481</text:p>
              </table:table-cell>
              <table:table-cell office:value-type="float" office:value="1722">
                <text:p>17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843526793981481">
                <text:p>0.843526793981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84355056712963">
                <text:p>0.84355056712963</text:p>
              </table:table-cell>
              <table:table-cell office:value-type="float" office:value="1722">
                <text:p>172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4355056712963">
                <text:p>0.8435505671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843574305555556">
                <text:p>0.843574305555556</text:p>
              </table:table-cell>
              <table:table-cell office:value-type="float" office:value="1722">
                <text:p>172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843574305555556">
                <text:p>0.84357430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43598032407407">
                <text:p>0.843598032407407</text:p>
              </table:table-cell>
              <table:table-cell office:value-type="float" office:value="1722">
                <text:p>17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43598032407407">
                <text:p>0.843598032407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43621238425926">
                <text:p>0.843621238425926</text:p>
              </table:table-cell>
              <table:table-cell office:value-type="float" office:value="1722">
                <text:p>17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43621770833333">
                <text:p>0.8436217708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43645462962963">
                <text:p>0.843645462962963</text:p>
              </table:table-cell>
              <table:table-cell office:value-type="float" office:value="1722">
                <text:p>17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43645462962963">
                <text:p>0.84364546296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43668680555555">
                <text:p>0.843668680555555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43669236111111">
                <text:p>0.843669236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43692418981481">
                <text:p>0.843692418981481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43692962962963">
                <text:p>0.84369296296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43716111111111">
                <text:p>0.843716111111111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43716655092593">
                <text:p>0.843716655092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43739895833333">
                <text:p>0.843739895833333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43740439814815">
                <text:p>0.843740439814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43763657407407">
                <text:p>0.843763657407407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43764201388889">
                <text:p>0.8437642013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43787418981481">
                <text:p>0.843787418981481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43787962962963">
                <text:p>0.84378796296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43811145833333">
                <text:p>0.843811145833333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43811689814815">
                <text:p>0.843811689814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43834849537037">
                <text:p>0.843834849537037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43835393518518">
                <text:p>0.843835393518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43858599537037">
                <text:p>0.843858599537037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43859131944445">
                <text:p>0.843859131944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43882372685185">
                <text:p>0.843882372685185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43882372685185">
                <text:p>0.843882372685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43906168981481">
                <text:p>0.843906168981481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43906168981481">
                <text:p>0.843906168981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43929479166667">
                <text:p>0.843929479166667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43930023148148">
                <text:p>0.843930023148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43953252314815">
                <text:p>0.843953252314815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43953784722222">
                <text:p>0.8439537847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43976990740741">
                <text:p>0.843976990740741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43977534722222">
                <text:p>0.8439775347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44000729166667">
                <text:p>0.844000729166667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44001273148148">
                <text:p>0.844001273148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4402443287037">
                <text:p>0.84402443287037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44024965277778">
                <text:p>0.8440249652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44048206018518">
                <text:p>0.844048206018518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4404875">
                <text:p>0.84404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44071967592593">
                <text:p>0.844071967592593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44072511574074">
                <text:p>0.844072511574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44095787037037">
                <text:p>0.844095787037037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44096331018518">
                <text:p>0.844096331018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44119560185185">
                <text:p>0.844119560185185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44119560185185">
                <text:p>0.844119560185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44143321759259">
                <text:p>0.844143321759259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44143321759259">
                <text:p>0.844143321759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44167048611111">
                <text:p>0.844167048611111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44167048611111">
                <text:p>0.8441670486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44190763888889">
                <text:p>0.844190763888889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44190763888889">
                <text:p>0.844190763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44214502314815">
                <text:p>0.844214502314815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44214502314815">
                <text:p>0.844214502314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44238298611111">
                <text:p>0.844238298611111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44238298611111">
                <text:p>0.8442382986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44262060185185">
                <text:p>0.844262060185185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844262060185185">
                <text:p>0.844262060185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844285810185185">
                <text:p>0.844285810185185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844285810185185">
                <text:p>0.844285810185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844309571759259">
                <text:p>0.844309571759259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844309571759259">
                <text:p>0.844309571759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844333344907407">
                <text:p>0.844333344907407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844333344907407">
                <text:p>0.844333344907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844356550925926">
                <text:p>0.844356550925926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844357071759259">
                <text:p>0.844357071759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844380277777778">
                <text:p>0.844380277777778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844380821759259">
                <text:p>0.844380821759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844403993055555">
                <text:p>0.844403993055555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844404537037037">
                <text:p>0.844404537037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844427743055556">
                <text:p>0.844427743055556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844428287037037">
                <text:p>0.844428287037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844451493055555">
                <text:p>0.844451493055555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844452025462963">
                <text:p>0.84445202546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844475289351852">
                <text:p>0.844475289351852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844475833333333">
                <text:p>0.8444758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844499027777778">
                <text:p>0.844499027777778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844499571759259">
                <text:p>0.844499571759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844522858796296">
                <text:p>0.844522858796296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844522858796296">
                <text:p>0.844522858796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84454662037037">
                <text:p>0.84454662037037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84454662037037">
                <text:p>0.84454662037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844570335648148">
                <text:p>0.844570335648148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844570335648148">
                <text:p>0.844570335648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844594085648148">
                <text:p>0.844594085648148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844594085648148">
                <text:p>0.844594085648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844617835648148">
                <text:p>0.844617835648148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844617835648148">
                <text:p>0.844617835648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84464162037037">
                <text:p>0.84464162037037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84464162037037">
                <text:p>0.84464162037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844665347222222">
                <text:p>0.844665347222222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844665347222222">
                <text:p>0.844665347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844689108796296">
                <text:p>0.844689108796296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844689108796296">
                <text:p>0.844689108796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844712789351852">
                <text:p>0.844712789351852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844712789351852">
                <text:p>0.844712789351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844736504629629">
                <text:p>0.844736504629629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844736504629629">
                <text:p>0.844736504629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844760266203704">
                <text:p>0.844760266203704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844760266203704">
                <text:p>0.844760266203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844784039351852">
                <text:p>0.844784039351852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844784039351852">
                <text:p>0.844784039351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844807685185185">
                <text:p>0.844807685185185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844807685185185">
                <text:p>0.844807685185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844831435185185">
                <text:p>0.844831435185185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844831435185185">
                <text:p>0.844831435185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844855173611111">
                <text:p>0.844855173611111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844855173611111">
                <text:p>0.8448551736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844878993055556">
                <text:p>0.844878993055556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844878993055556">
                <text:p>0.8448789930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844902268518518">
                <text:p>0.844902268518518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8449028125">
                <text:p>0.8449028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844926053240741">
                <text:p>0.844926053240741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844926597222222">
                <text:p>0.844926597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844949756944444">
                <text:p>0.844949756944444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844950300925926">
                <text:p>0.844950300925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844973472222222">
                <text:p>0.844973472222222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844974016203704">
                <text:p>0.844974016203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8449971875">
                <text:p>0.8449971875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844997719907407">
                <text:p>0.844997719907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845020925925926">
                <text:p>0.845020925925926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845021469907407">
                <text:p>0.845021469907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845044710648148">
                <text:p>0.845044710648148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84504525462963">
                <text:p>0.8450452546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845068483796296">
                <text:p>0.845068483796296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845069027777778">
                <text:p>0.845069027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845092222222222">
                <text:p>0.845092222222222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845092777777778">
                <text:p>0.845092777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845115983796296">
                <text:p>0.845115983796296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845115983796296">
                <text:p>0.845115983796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845139756944444">
                <text:p>0.845139756944444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845139756944444">
                <text:p>0.8451397569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845163518518518">
                <text:p>0.845163518518518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845163518518518">
                <text:p>0.845163518518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845187303240741">
                <text:p>0.845187303240741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845187303240741">
                <text:p>0.845187303240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845210543981482">
                <text:p>0.845210543981482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845211076388889">
                <text:p>0.8452110763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845234351851852">
                <text:p>0.845234351851852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845234895833333">
                <text:p>0.8452348958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845258148148148">
                <text:p>0.845258148148148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845258692129629">
                <text:p>0.845258692129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845282002314815">
                <text:p>0.845282002314815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845282534722222">
                <text:p>0.8452825347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845305787037037">
                <text:p>0.845305787037037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845306319444445">
                <text:p>0.845306319444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845329594907407">
                <text:p>0.845329594907407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845329594907407">
                <text:p>0.845329594907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845353425925926">
                <text:p>0.845353425925926</text:p>
              </table:table-cell>
              <table:table-cell office:value-type="float" office:value="1759">
                <text:p>175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845353425925926">
                <text:p>0.845353425925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845376666666667">
                <text:p>0.845376666666667</text:p>
              </table:table-cell>
              <table:table-cell office:value-type="float" office:value="1759">
                <text:p>175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845377210648148">
                <text:p>0.845377210648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845400439814815">
                <text:p>0.845400439814815</text:p>
              </table:table-cell>
              <table:table-cell office:value-type="float" office:value="1744">
                <text:p>174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845400972222222">
                <text:p>0.84540097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845424097222222">
                <text:p>0.845424097222222</text:p>
              </table:table-cell>
              <table:table-cell office:value-type="float" office:value="1744">
                <text:p>174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845424641203704">
                <text:p>0.845424641203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8454478125">
                <text:p>0.8454478125</text:p>
              </table:table-cell>
              <table:table-cell office:value-type="float" office:value="1744">
                <text:p>174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845448356481481">
                <text:p>0.845448356481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845471527777778">
                <text:p>0.845471527777778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845472060185185">
                <text:p>0.845472060185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845495300925926">
                <text:p>0.845495300925926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845495833333333">
                <text:p>0.8454958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8455190625">
                <text:p>0.8455190625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845519606481481">
                <text:p>0.845519606481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845542800925926">
                <text:p>0.845542800925926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845543356481482">
                <text:p>0.845543356481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845566585648148">
                <text:p>0.845566585648148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845566585648148">
                <text:p>0.845566585648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845590381944444">
                <text:p>0.845590381944444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845590381944444">
                <text:p>0.8455903819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845614178240741">
                <text:p>0.845614178240741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845614178240741">
                <text:p>0.845614178240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845637442129629">
                <text:p>0.845637442129629</text:p>
              </table:table-cell>
              <table:table-cell office:value-type="float" office:value="1657">
                <text:p>165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845637974537037">
                <text:p>0.845637974537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845661284722222">
                <text:p>0.845661284722222</text:p>
              </table:table-cell>
              <table:table-cell office:value-type="float" office:value="1657">
                <text:p>165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845661828703704">
                <text:p>0.845661828703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845685104166667">
                <text:p>0.845685104166667</text:p>
              </table:table-cell>
              <table:table-cell office:value-type="float" office:value="1657">
                <text:p>165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845685636574074">
                <text:p>0.845685636574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845708865740741">
                <text:p>0.845708865740741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845708865740741">
                <text:p>0.845708865740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845732604166667">
                <text:p>0.845732604166667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845732604166667">
                <text:p>0.8457326041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845756296296296">
                <text:p>0.845756296296296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845756828703704">
                <text:p>0.845756828703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845780046296296">
                <text:p>0.845780046296296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845780046296296">
                <text:p>0.845780046296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845803900462963">
                <text:p>0.845803900462963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845804444444445">
                <text:p>0.845804444444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845827638888889">
                <text:p>0.845827638888889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84582818287037">
                <text:p>0.84582818287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845851400462963">
                <text:p>0.845851400462963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845851400462963">
                <text:p>0.84585140046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845875138888889">
                <text:p>0.845875138888889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845875138888889">
                <text:p>0.84587513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845898900462963">
                <text:p>0.84589890046296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845898900462963">
                <text:p>0.84589890046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845922627314815">
                <text:p>0.845922627314815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845922627314815">
                <text:p>0.845922627314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845946423611111">
                <text:p>0.845946423611111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845946423611111">
                <text:p>0.8459464236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845970150462963">
                <text:p>0.845970150462963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845970150462963">
                <text:p>0.84597015046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845993877314815">
                <text:p>0.845993877314815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845993877314815">
                <text:p>0.845993877314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846017627314815">
                <text:p>0.846017627314815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846017627314815">
                <text:p>0.846017627314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846040833333333">
                <text:p>0.846040833333333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846041377314815">
                <text:p>0.846041377314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846064652777778">
                <text:p>0.846064652777778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846065196759259">
                <text:p>0.846065196759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84608849537037">
                <text:p>0.84608849537037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846089039351852">
                <text:p>0.846089039351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846112314814815">
                <text:p>0.846112314814815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846112314814815">
                <text:p>0.846112314814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846136087962963">
                <text:p>0.846136087962963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846136087962963">
                <text:p>0.84613608796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846159699074074">
                <text:p>0.846159699074074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846160208333333">
                <text:p>0.846160208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84618337962963">
                <text:p>0.84618337962963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846183923611111">
                <text:p>0.8461839236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846207141203704">
                <text:p>0.846207141203704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846207141203704">
                <text:p>0.846207141203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846230868055555">
                <text:p>0.846230868055555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846230868055555">
                <text:p>0.846230868055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846254675925926">
                <text:p>0.846254675925926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846254675925926">
                <text:p>0.846254675925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846278402777778">
                <text:p>0.846278402777778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846278402777778">
                <text:p>0.846278402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846302164351852">
                <text:p>0.846302164351852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846302164351852">
                <text:p>0.846302164351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8463259375">
                <text:p>0.846325937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8463259375">
                <text:p>0.8463259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846349201388889">
                <text:p>0.846349201388889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84634974537037">
                <text:p>0.84634974537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846372974537037">
                <text:p>0.846372974537037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846373518518519">
                <text:p>0.846373518518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846396793981481">
                <text:p>0.846396793981481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846397337962963">
                <text:p>0.84639733796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846420578703704">
                <text:p>0.846420578703704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846421111111111">
                <text:p>0.84642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846444340277778">
                <text:p>0.8464443402777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846444340277778">
                <text:p>0.8464443402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846468113425926">
                <text:p>0.846468113425926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846468113425926">
                <text:p>0.846468113425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84649193287037">
                <text:p>0.84649193287037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84649193287037">
                <text:p>0.84649193287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846515729166667">
                <text:p>0.846515729166667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846515729166667">
                <text:p>0.8465157291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846538958333333">
                <text:p>0.846538958333333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846539502314815">
                <text:p>0.846539502314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84656275462963">
                <text:p>0.84656275462963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846563298611111">
                <text:p>0.8465632986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846586539351852">
                <text:p>0.846586539351852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846587083333333">
                <text:p>0.84658708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846610347222222">
                <text:p>0.846610347222222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846610891203704">
                <text:p>0.846610891203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846634155092593">
                <text:p>0.846634155092593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846634155092593">
                <text:p>0.846634155092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846657916666667">
                <text:p>0.846657916666667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846657916666667">
                <text:p>0.84665791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846681631944444">
                <text:p>0.846681631944444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846681631944444">
                <text:p>0.8466816319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846705335648148">
                <text:p>0.846705335648148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846705335648148">
                <text:p>0.846705335648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846729108796296">
                <text:p>0.846729108796296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846729108796296">
                <text:p>0.846729108796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846752824074074">
                <text:p>0.846752824074074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846752824074074">
                <text:p>0.846752824074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846776608796296">
                <text:p>0.846776608796296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846776608796296">
                <text:p>0.846776608796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846799849537037">
                <text:p>0.846799849537037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846800393518519">
                <text:p>0.846800393518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846823564814815">
                <text:p>0.846823564814815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846824097222222">
                <text:p>0.846824097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846847268518519">
                <text:p>0.846847268518519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8468478125">
                <text:p>0.8468478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84687099537037">
                <text:p>0.84687099537037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846871539351852">
                <text:p>0.846871539351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846894780092593">
                <text:p>0.846894780092593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846895335648148">
                <text:p>0.846895335648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846918506944444">
                <text:p>0.846918506944444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846919050925926">
                <text:p>0.846919050925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846942268518519">
                <text:p>0.846942268518519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8469428125">
                <text:p>0.8469428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846965960648148">
                <text:p>0.846965960648148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84696650462963">
                <text:p>0.8469665046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8469896875">
                <text:p>0.8469896875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846990219907407">
                <text:p>0.846990219907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847013425925926">
                <text:p>0.847013425925926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847013958333333">
                <text:p>0.847013958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84703712962963">
                <text:p>0.84703712962963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847037673611111">
                <text:p>0.8470376736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847060891203704">
                <text:p>0.847060891203704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847061435185185">
                <text:p>0.847061435185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847084606481482">
                <text:p>0.847084606481482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847085138888889">
                <text:p>0.84708513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847108391203704">
                <text:p>0.847108391203704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847108935185185">
                <text:p>0.847108935185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847132175925926">
                <text:p>0.847132175925926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847132719907407">
                <text:p>0.847132719907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847155972222222">
                <text:p>0.847155972222222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847155972222222">
                <text:p>0.84715597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84717974537037">
                <text:p>0.84717974537037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84717974537037">
                <text:p>0.84717974537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847203043981481">
                <text:p>0.847203043981481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847203587962963">
                <text:p>0.84720358796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847226782407407">
                <text:p>0.847226782407407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847227314814815">
                <text:p>0.847227314814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847250648148148">
                <text:p>0.847250648148148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84725119212963">
                <text:p>0.8472511921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847274409722222">
                <text:p>0.847274409722222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847274409722222">
                <text:p>0.8472744097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847298148148148">
                <text:p>0.847298148148148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847298148148148">
                <text:p>0.847298148148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847321898148148">
                <text:p>0.847321898148148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847321898148148">
                <text:p>0.847321898148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847345613425926">
                <text:p>0.847345613425926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847345613425926">
                <text:p>0.847345613425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84736931712963">
                <text:p>0.84736931712963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84736931712963">
                <text:p>0.8473693171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84739306712963">
                <text:p>0.84739306712963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84739306712963">
                <text:p>0.8473930671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847416759259259">
                <text:p>0.847416759259259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847416759259259">
                <text:p>0.847416759259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847440497685185">
                <text:p>0.847440497685185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847440497685185">
                <text:p>0.847440497685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847464259259259">
                <text:p>0.847464259259259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847464259259259">
                <text:p>0.847464259259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847488043981481">
                <text:p>0.847488043981481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847488043981481">
                <text:p>0.847488043981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847511770833333">
                <text:p>0.847511770833333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847511770833333">
                <text:p>0.8475117708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847535486111111">
                <text:p>0.847535486111111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847535486111111">
                <text:p>0.847535486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847559247685185">
                <text:p>0.847559247685185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847559247685185">
                <text:p>0.847559247685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8475825">
                <text:p>0.8475825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847583043981481">
                <text:p>0.847583043981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847606273148148">
                <text:p>0.847606273148148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847606805555555">
                <text:p>0.847606805555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847629988425926">
                <text:p>0.847629988425926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847630532407407">
                <text:p>0.847630532407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847653703703704">
                <text:p>0.847653703703704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847654247685185">
                <text:p>0.847654247685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84767744212963">
                <text:p>0.84767744212963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847677986111111">
                <text:p>0.847677986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847701215277778">
                <text:p>0.847701215277778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847701759259259">
                <text:p>0.847701759259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847725046296296">
                <text:p>0.847725046296296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847725046296296">
                <text:p>0.847725046296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847748796296296">
                <text:p>0.847748796296296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847748796296296">
                <text:p>0.847748796296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847772511574074">
                <text:p>0.847772511574074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847772511574074">
                <text:p>0.847772511574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84779619212963">
                <text:p>0.84779619212963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847796747685185">
                <text:p>0.847796747685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84781994212963">
                <text:p>0.84781994212963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84781994212963">
                <text:p>0.8478199421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84784369212963">
                <text:p>0.84784369212963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84784369212963">
                <text:p>0.8478436921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847867430555556">
                <text:p>0.847867430555556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847867430555556">
                <text:p>0.847867430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847891226851852">
                <text:p>0.847891226851852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847891226851852">
                <text:p>0.847891226851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847914976851852">
                <text:p>0.847914976851852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847914976851852">
                <text:p>0.847914976851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847938761574074">
                <text:p>0.847938761574074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847938761574074">
                <text:p>0.847938761574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847962488425926">
                <text:p>0.847962488425926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847962488425926">
                <text:p>0.847962488425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84798625">
                <text:p>0.84798625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84798625">
                <text:p>0.84798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848009965277778">
                <text:p>0.848009965277778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848009965277778">
                <text:p>0.8480099652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84803318287037">
                <text:p>0.84803318287037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848033715277778">
                <text:p>0.8480337152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848056886574074">
                <text:p>0.848056886574074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848057418981481">
                <text:p>0.848057418981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84808068287037">
                <text:p>0.84808068287037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848081215277778">
                <text:p>0.8480812152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848104502314815">
                <text:p>0.848104502314815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848105034722222">
                <text:p>0.8481050347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848128287037037">
                <text:p>0.848128287037037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848128831018519">
                <text:p>0.848128831018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848152083333333">
                <text:p>0.848152083333333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848152083333333">
                <text:p>0.84815208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848175833333333">
                <text:p>0.848175833333333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848175833333333">
                <text:p>0.8481758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848199560185185">
                <text:p>0.848199560185185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848199560185185">
                <text:p>0.848199560185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848223321759259">
                <text:p>0.848223321759259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848223321759259">
                <text:p>0.848223321759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848247025462963">
                <text:p>0.848247025462963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848247025462963">
                <text:p>0.84824702546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848270810185185">
                <text:p>0.848270810185185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848270810185185">
                <text:p>0.848270810185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848294583333333">
                <text:p>0.848294583333333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848294583333333">
                <text:p>0.84829458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848318298611111">
                <text:p>0.848318298611111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848318298611111">
                <text:p>0.8483182986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848342002314815">
                <text:p>0.848342002314815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848342002314815">
                <text:p>0.848342002314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848365752314815">
                <text:p>0.848365752314815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848365752314815">
                <text:p>0.848365752314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848388958333333">
                <text:p>0.848388958333333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848389502314815">
                <text:p>0.848389502314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848412719907407">
                <text:p>0.848412719907407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848413263888889">
                <text:p>0.848413263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848436469907407">
                <text:p>0.848436469907407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848437013888889">
                <text:p>0.848437013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848460208333333">
                <text:p>0.848460208333333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848460752314815">
                <text:p>0.848460752314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848483935185185">
                <text:p>0.848483935185185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848484479166667">
                <text:p>0.8484844791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848507673611111">
                <text:p>0.848507673611111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848508229166667">
                <text:p>0.8485082291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848531516203704">
                <text:p>0.848531516203704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848532060185185">
                <text:p>0.848532060185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848555324074074">
                <text:p>0.848555324074074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848555324074074">
                <text:p>0.848555324074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8485790625">
                <text:p>0.8485790625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8485790625">
                <text:p>0.8485790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848602789351852">
                <text:p>0.848602789351852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848602789351852">
                <text:p>0.848602789351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848626539351852">
                <text:p>0.848626539351852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848626539351852">
                <text:p>0.848626539351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848650300925926">
                <text:p>0.848650300925926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848650300925926">
                <text:p>0.848650300925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84867400462963">
                <text:p>0.84867400462963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84867400462963">
                <text:p>0.8486740046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84869724537037">
                <text:p>0.84869724537037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848697789351852">
                <text:p>0.848697789351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848721018518519">
                <text:p>0.848721018518519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848721550925926">
                <text:p>0.848721550925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848744814814815">
                <text:p>0.848744814814815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848745347222222">
                <text:p>0.848745347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848768587962963">
                <text:p>0.848768587962963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84876912037037">
                <text:p>0.84876912037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848792337962963">
                <text:p>0.848792337962963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84879287037037">
                <text:p>0.84879287037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848816087962963">
                <text:p>0.848816087962963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84881662037037">
                <text:p>0.84881662037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848839884259259">
                <text:p>0.848839884259259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848839884259259">
                <text:p>0.848839884259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848863611111111">
                <text:p>0.848863611111111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848863611111111">
                <text:p>0.8488636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848887303240741">
                <text:p>0.848887303240741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848887303240741">
                <text:p>0.848887303240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848911030092593">
                <text:p>0.848911030092593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848911030092593">
                <text:p>0.848911030092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84893474537037">
                <text:p>0.84893474537037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848935289351852">
                <text:p>0.848935289351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84895849537037">
                <text:p>0.84895849537037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848959039351852">
                <text:p>0.848959039351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8489821875">
                <text:p>0.8489821875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848982719907407">
                <text:p>0.848982719907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849005902777778">
                <text:p>0.849005902777778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849006435185185">
                <text:p>0.849006435185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849029652777778">
                <text:p>0.849029652777778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849030196759259">
                <text:p>0.849030196759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849053460648148">
                <text:p>0.849053460648148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849053993055555">
                <text:p>0.849053993055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849077256944444">
                <text:p>0.849077256944444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849077256944444">
                <text:p>0.8490772569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849101064814815">
                <text:p>0.849101064814815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849101064814815">
                <text:p>0.849101064814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849124826388889">
                <text:p>0.849124826388889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849124826388889">
                <text:p>0.8491248263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849148090277778">
                <text:p>0.849148090277778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849148622685185">
                <text:p>0.849148622685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849171875">
                <text:p>0.849171875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849172418981481">
                <text:p>0.849172418981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849195694444444">
                <text:p>0.849195694444444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84919625">
                <text:p>0.84919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849219548611111">
                <text:p>0.849219548611111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849219548611111">
                <text:p>0.8492195486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849243263888889">
                <text:p>0.849243263888889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849243263888889">
                <text:p>0.849243263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849267037037037">
                <text:p>0.849267037037037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849267037037037">
                <text:p>0.849267037037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849290868055556">
                <text:p>0.849290868055556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849290868055556">
                <text:p>0.8492908680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849314108796296">
                <text:p>0.849314108796296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849314652777778">
                <text:p>0.849314652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849337916666667">
                <text:p>0.849337916666667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849338460648148">
                <text:p>0.849338460648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849361678240741">
                <text:p>0.849361678240741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849362233796296">
                <text:p>0.849362233796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849385428240741">
                <text:p>0.849385428240741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849385972222222">
                <text:p>0.84938597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849409155092593">
                <text:p>0.849409155092593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8494096875">
                <text:p>0.8494096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849432928240741">
                <text:p>0.849432928240741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849433460648148">
                <text:p>0.849433460648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849456666666667">
                <text:p>0.849456666666667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849457199074074">
                <text:p>0.849457199074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849480381944444">
                <text:p>0.849480381944444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849480925925926">
                <text:p>0.849480925925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8495040625">
                <text:p>0.8495040625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849504606481482">
                <text:p>0.849504606481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849527847222222">
                <text:p>0.84952784722222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849528391203704">
                <text:p>0.849528391203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849551585648148">
                <text:p>0.849551585648148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849551585648148">
                <text:p>0.849551585648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849575266203704">
                <text:p>0.849575266203704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849575798611111">
                <text:p>0.8495757986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8495990625">
                <text:p>0.8495990625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8495990625">
                <text:p>0.8495990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849622777777778">
                <text:p>0.849622777777778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849622777777778">
                <text:p>0.849622777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849646550925926">
                <text:p>0.849646550925926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849646550925926">
                <text:p>0.849646550925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849670335648148">
                <text:p>0.849670335648148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849670335648148">
                <text:p>0.849670335648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849693645833333">
                <text:p>0.849693645833333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849694189814815">
                <text:p>0.849694189814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84971744212963">
                <text:p>0.84971744212963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849717986111111">
                <text:p>0.849717986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849741215277778">
                <text:p>0.849741215277778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849741759259259">
                <text:p>0.849741759259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849764965277778">
                <text:p>0.849764965277778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849765509259259">
                <text:p>0.849765509259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849788680555556">
                <text:p>0.849788680555556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849789224537037">
                <text:p>0.849789224537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849812430555555">
                <text:p>0.849812430555555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849812974537037">
                <text:p>0.849812974537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84983625">
                <text:p>0.84983625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84983625">
                <text:p>0.8498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849860034722222">
                <text:p>0.849860034722222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849860034722222">
                <text:p>0.8498600347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849883784722222">
                <text:p>0.849883784722222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849883784722222">
                <text:p>0.8498837847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849907534722222">
                <text:p>0.849907534722222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849907534722222">
                <text:p>0.8499075347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849931238425926">
                <text:p>0.84993123842592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849931238425926">
                <text:p>0.849931238425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849955046296296">
                <text:p>0.84995504629629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849955046296296">
                <text:p>0.849955046296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849978773148148">
                <text:p>0.849978773148148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849978773148148">
                <text:p>0.849978773148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850001967592593">
                <text:p>0.850001967592593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850002511574074">
                <text:p>0.850002511574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850025717592592">
                <text:p>0.850025717592592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85002625">
                <text:p>0.85002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850049456018519">
                <text:p>0.850049456018519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850049988425926">
                <text:p>0.850049988425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850073194444444">
                <text:p>0.850073194444444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850073726851852">
                <text:p>0.850073726851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850096921296296">
                <text:p>0.850096921296296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850097465277778">
                <text:p>0.8500974652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850120659722222">
                <text:p>0.850120659722222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850121203703704">
                <text:p>0.850121203703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85014443287037">
                <text:p>0.85014443287037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850144976851852">
                <text:p>0.850144976851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850168263888889">
                <text:p>0.850168263888889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85016880787037">
                <text:p>0.85016880787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850192013888889">
                <text:p>0.850192013888889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850192013888889">
                <text:p>0.850192013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850215729166667">
                <text:p>0.850215729166667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850215729166667">
                <text:p>0.8502157291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850239490740741">
                <text:p>0.850239490740741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850239490740741">
                <text:p>0.850239490740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850263263888889">
                <text:p>0.850263263888889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850263263888889">
                <text:p>0.850263263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850286967592592">
                <text:p>0.850286967592592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850286967592592">
                <text:p>0.850286967592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850310740740741">
                <text:p>0.850310740740741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850310740740741">
                <text:p>0.850310740740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850334456018519">
                <text:p>0.850334456018519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850334456018519">
                <text:p>0.850334456018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850358252314815">
                <text:p>0.850358252314815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850358252314815">
                <text:p>0.850358252314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850381979166667">
                <text:p>0.850381979166667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850381979166667">
                <text:p>0.8503819791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850405219907407">
                <text:p>0.850405219907407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850405763888889">
                <text:p>0.850405763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850428946759259">
                <text:p>0.850428946759259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850429490740741">
                <text:p>0.850429490740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850452719907407">
                <text:p>0.850452719907407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850453252314815">
                <text:p>0.850453252314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850476481481481">
                <text:p>0.850476481481481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850477013888889">
                <text:p>0.850477013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850500254629629">
                <text:p>0.850500254629629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850500787037037">
                <text:p>0.850500787037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850523981481481">
                <text:p>0.850523981481481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850524525462963">
                <text:p>0.85052452546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850547685185185">
                <text:p>0.850547685185185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850548240740741">
                <text:p>0.850548240740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850571481481481">
                <text:p>0.850571481481481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850572025462963">
                <text:p>0.85057202546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850595277777778">
                <text:p>0.850595277777778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850595821759259">
                <text:p>0.850595821759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85061912037037">
                <text:p>0.85061912037037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85061912037037">
                <text:p>0.85061912037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850642974537037">
                <text:p>0.850642974537037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850642974537037">
                <text:p>0.850642974537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85066630787037">
                <text:p>0.85066630787037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850666851851852">
                <text:p>0.850666851851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85069005787037">
                <text:p>0.85069005787037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850690601851852">
                <text:p>0.850690601851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850713888888889">
                <text:p>0.850713888888889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850714421296296">
                <text:p>0.850714421296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850737650462963">
                <text:p>0.850737650462963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85073818287037">
                <text:p>0.85073818287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850761412037037">
                <text:p>0.850761412037037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850761944444444">
                <text:p>0.8507619444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850785173611111">
                <text:p>0.850785173611111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850785173611111">
                <text:p>0.8507851736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850808958333333">
                <text:p>0.850808958333333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850808958333333">
                <text:p>0.850808958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850832696759259">
                <text:p>0.850832696759259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850832696759259">
                <text:p>0.850832696759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850856435185185">
                <text:p>0.850856435185185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850856435185185">
                <text:p>0.850856435185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850880185185185">
                <text:p>0.850880185185185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850880185185185">
                <text:p>0.850880185185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850903912037037">
                <text:p>0.850903912037037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850903912037037">
                <text:p>0.850903912037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850927650462963">
                <text:p>0.850927650462963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850927650462963">
                <text:p>0.85092765046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850950902777778">
                <text:p>0.850950902777778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850951446759259">
                <text:p>0.850951446759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850974710648148">
                <text:p>0.850974710648148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850975243055555">
                <text:p>0.850975243055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850998530092593">
                <text:p>0.850998530092593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8509990625">
                <text:p>0.8509990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851022337962963">
                <text:p>0.851022337962963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85102287037037">
                <text:p>0.85102287037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851046111111111">
                <text:p>0.851046111111111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851046111111111">
                <text:p>0.851046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851069849537037">
                <text:p>0.851069849537037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851069849537037">
                <text:p>0.851069849537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851093576388889">
                <text:p>0.851093576388889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851093576388889">
                <text:p>0.8510935763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851117303240741">
                <text:p>0.851117303240741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851117303240741">
                <text:p>0.851117303240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851141041666667">
                <text:p>0.851141041666667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851141041666667">
                <text:p>0.851141041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851164756944444">
                <text:p>0.851164756944444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851164756944444">
                <text:p>0.8511647569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851188506944444">
                <text:p>0.851188506944444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851188506944444">
                <text:p>0.8511885069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851212233796296">
                <text:p>0.851212233796296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851212233796296">
                <text:p>0.851212233796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851236006944444">
                <text:p>0.851236006944444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851236006944444">
                <text:p>0.8512360069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851259768518518">
                <text:p>0.851259768518518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851259768518518">
                <text:p>0.851259768518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851283020833333">
                <text:p>0.851283020833333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851283576388889">
                <text:p>0.8512835763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851306770833333">
                <text:p>0.851306770833333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851307326388889">
                <text:p>0.8513073263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851330555555556">
                <text:p>0.851330555555556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851331099537037">
                <text:p>0.851331099537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851354386574074">
                <text:p>0.851354386574074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851354930555556">
                <text:p>0.851354930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851378136574074">
                <text:p>0.851378136574074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851378680555555">
                <text:p>0.851378680555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851401886574074">
                <text:p>0.851401886574074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851401886574074">
                <text:p>0.851401886574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851425706018519">
                <text:p>0.851425706018519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851425706018519">
                <text:p>0.851425706018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851449456018518">
                <text:p>0.851449456018518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851449456018518">
                <text:p>0.851449456018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851473206018519">
                <text:p>0.851473206018519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851473206018519">
                <text:p>0.851473206018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851496886574074">
                <text:p>0.851496886574074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851496886574074">
                <text:p>0.851496886574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851520115740741">
                <text:p>0.851520115740741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851520659722222">
                <text:p>0.8515206597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851543935185185">
                <text:p>0.851543935185185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851544479166667">
                <text:p>0.8515444791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851567662037037">
                <text:p>0.851567662037037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851568194444444">
                <text:p>0.8515681944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851591365740741">
                <text:p>0.851591365740741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851591909722222">
                <text:p>0.8515919097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851615127314815">
                <text:p>0.851615127314815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851615648148148">
                <text:p>0.851615648148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851638958333333">
                <text:p>0.851638958333333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851639479166667">
                <text:p>0.8516394791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851662777777778">
                <text:p>0.851662777777778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851662777777778">
                <text:p>0.851662777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85168650462963">
                <text:p>0.85168650462963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85168650462963">
                <text:p>0.8516865046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851710335648148">
                <text:p>0.851710335648148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851710335648148">
                <text:p>0.851710335648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851733599537037">
                <text:p>0.851733599537037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851734155092593">
                <text:p>0.851734155092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851757384259259">
                <text:p>0.851757384259259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851757916666667">
                <text:p>0.85175791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851781087962963">
                <text:p>0.851781087962963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851781631944444">
                <text:p>0.8517816319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851804814814815">
                <text:p>0.851804814814815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851805358796296">
                <text:p>0.851805358796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851828634259259">
                <text:p>0.851828634259259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851829166666667">
                <text:p>0.8518291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851852430555556">
                <text:p>0.851852430555556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851852430555556">
                <text:p>0.851852430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851876180555556">
                <text:p>0.851876180555556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851876180555556">
                <text:p>0.851876180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851899895833333">
                <text:p>0.851899895833333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851899895833333">
                <text:p>0.8518998958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851923657407407">
                <text:p>0.851923657407407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851923657407407">
                <text:p>0.851923657407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851947384259259">
                <text:p>0.851947384259259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851947384259259">
                <text:p>0.851947384259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851971157407407">
                <text:p>0.851971157407407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851971157407407">
                <text:p>0.851971157407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851994363425926">
                <text:p>0.851994363425926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851994907407407">
                <text:p>0.851994907407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852018113425926">
                <text:p>0.852018113425926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852018657407407">
                <text:p>0.852018657407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852041886574074">
                <text:p>0.852041886574074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852042453703704">
                <text:p>0.852042453703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852065659722222">
                <text:p>0.852065659722222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852066215277778">
                <text:p>0.8520662152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852089479166667">
                <text:p>0.852089479166667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852089479166667">
                <text:p>0.8520894791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852113287037037">
                <text:p>0.852113287037037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852113287037037">
                <text:p>0.852113287037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85213662037037">
                <text:p>0.85213662037037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852137164351852">
                <text:p>0.852137164351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852160416666667">
                <text:p>0.852160416666667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852160972222222">
                <text:p>0.85216097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852184201388889">
                <text:p>0.852184201388889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852184733796296">
                <text:p>0.852184733796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852207858796296">
                <text:p>0.852207858796296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852208402777778">
                <text:p>0.852208402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852231574074074">
                <text:p>0.852231574074074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852232118055555">
                <text:p>0.852232118055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852255347222222">
                <text:p>0.852255347222222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85225587962963">
                <text:p>0.8522558796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852279178240741">
                <text:p>0.852279178240741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852279178240741">
                <text:p>0.852279178240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852302997685185">
                <text:p>0.852302997685185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852302997685185">
                <text:p>0.852302997685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852326284722222">
                <text:p>0.852326284722222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852326828703704">
                <text:p>0.852326828703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85235005787037">
                <text:p>0.85235005787037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852350601851852">
                <text:p>0.852350601851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85237375">
                <text:p>0.85237375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852374293981482">
                <text:p>0.852374293981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852397488425926">
                <text:p>0.852397488425926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852398009259259">
                <text:p>0.852398009259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85242125">
                <text:p>0.85242125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852421793981481">
                <text:p>0.852421793981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852444965277778">
                <text:p>0.852444965277778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852445509259259">
                <text:p>0.852445509259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852468703703704">
                <text:p>0.852468703703704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852469236111111">
                <text:p>0.852469236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852492361111111">
                <text:p>0.852492361111111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852492893518519">
                <text:p>0.852492893518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852516087962963">
                <text:p>0.852516087962963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852516631944445">
                <text:p>0.852516631944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852539803240741">
                <text:p>0.852539803240741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852540335648148">
                <text:p>0.852540335648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852563553240741">
                <text:p>0.852563553240741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852564097222222">
                <text:p>0.852564097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852587291666667">
                <text:p>0.852587291666667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852587847222222">
                <text:p>0.852587847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852611018518519">
                <text:p>0.852611018518519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8526115625">
                <text:p>0.8526115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85263474537037">
                <text:p>0.85263474537037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852635289351852">
                <text:p>0.852635289351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852658449074074">
                <text:p>0.852658449074074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852658981481481">
                <text:p>0.852658981481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8526821875">
                <text:p>0.8526821875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852682719907407">
                <text:p>0.852682719907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852705960648148">
                <text:p>0.852705960648148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852706493055556">
                <text:p>0.8527064930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852729652777778">
                <text:p>0.852729652777778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852730196759259">
                <text:p>0.852730196759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852753368055556">
                <text:p>0.852753368055556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852753912037037">
                <text:p>0.852753912037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852777152777778">
                <text:p>0.852777152777778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852777685185185">
                <text:p>0.852777685185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852800833333333">
                <text:p>0.852800833333333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852801377314815">
                <text:p>0.852801377314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852824560185185">
                <text:p>0.852824560185185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852825104166667">
                <text:p>0.8528251041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852848275462963">
                <text:p>0.852848275462963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852848819444445">
                <text:p>0.852848819444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852872013888889">
                <text:p>0.852872013888889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85287255787037">
                <text:p>0.85287255787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852895775462963">
                <text:p>0.852895775462963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852896319444444">
                <text:p>0.8528963194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852919513888889">
                <text:p>0.852919513888889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85292005787037">
                <text:p>0.85292005787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852943263888889">
                <text:p>0.852943263888889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852943263888889">
                <text:p>0.852943263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852967083333333">
                <text:p>0.852967083333333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852967083333333">
                <text:p>0.85296708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852990844907407">
                <text:p>0.852990844907407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852990844907407">
                <text:p>0.852990844907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853014618055556">
                <text:p>0.853014618055556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853014618055556">
                <text:p>0.8530146180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853037858796296">
                <text:p>0.853037858796296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853038391203704">
                <text:p>0.853038391203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853061678240741">
                <text:p>0.853061678240741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853062905092592">
                <text:p>0.853062905092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853085497685185">
                <text:p>0.853085497685185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853086064814815">
                <text:p>0.853086064814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853109293981481">
                <text:p>0.853109293981481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853109293981481">
                <text:p>0.853109293981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853133078703704">
                <text:p>0.853133078703704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853133078703704">
                <text:p>0.853133078703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853156909722222">
                <text:p>0.853156909722222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853156909722222">
                <text:p>0.8531569097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853180185185185">
                <text:p>0.853180185185185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853180717592593">
                <text:p>0.853180717592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853204016203704">
                <text:p>0.853204016203704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853204560185185">
                <text:p>0.853204560185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853227835648148">
                <text:p>0.853227835648148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853228356481481">
                <text:p>0.853228356481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853251655092592">
                <text:p>0.853251655092592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853251655092592">
                <text:p>0.853251655092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853275439814815">
                <text:p>0.853275439814815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853275439814815">
                <text:p>0.853275439814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853299143518519">
                <text:p>0.853299143518519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853299143518519">
                <text:p>0.853299143518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855411828703704">
                <text:p>0.855411828703704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855411828703704">
                <text:p>0.855411828703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855435347222222">
                <text:p>0.85543534722222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85543587962963">
                <text:p>0.8554358796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855458981481482">
                <text:p>0.85545898148148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855459525462963">
                <text:p>0.85545952546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855482847222222">
                <text:p>0.85548284722222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855482847222222">
                <text:p>0.855482847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855506678240741">
                <text:p>0.855506678240741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855506678240741">
                <text:p>0.855506678240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855530405092593">
                <text:p>0.855530405092593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855530405092593">
                <text:p>0.855530405092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855553715277778">
                <text:p>0.855553715277778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855554259259259">
                <text:p>0.855554259259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855577615740741">
                <text:p>0.855577615740741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855578159722222">
                <text:p>0.8555781597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855601458333333">
                <text:p>0.855601458333333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855601458333333">
                <text:p>0.85560145833333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</office:styles>
</office:document-styles>
</file>